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7" style:family="table-column">
      <style:table-column-properties fo:break-before="auto" style:column-width="24.2mm"/>
    </style:style>
    <style:style style:name="co8" style:family="table-column">
      <style:table-column-properties fo:break-before="auto" style:column-width="82.18mm"/>
    </style:style>
    <style:style style:name="co9" style:family="table-column">
      <style:table-column-properties fo:break-before="auto" style:column-width="83.08mm"/>
    </style:style>
    <style:style style:name="co10" style:family="table-column">
      <style:table-column-properties fo:break-before="auto" style:column-width="78.25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5.88mm"/>
    </style:style>
    <style:style style:name="co12" style:family="table-column">
      <style:table-column-properties fo:break-before="auto" style:column-width="86.1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138.15mm"/>
    </style:style>
    <style:style style:name="co15" style:family="table-column">
      <style:table-column-properties fo:break-before="auto" style:column-width="128.76mm"/>
    </style:style>
    <style:style style:name="co16" style:family="table-column">
      <style:table-column-properties fo:break-before="auto" style:column-width="74.91mm"/>
    </style:style>
    <style:style style:name="co26" style:family="table-column">
      <style:table-column-properties fo:break-before="auto" style:column-width="95.83mm"/>
    </style:style>
    <style:style style:name="co27" style:family="table-column">
      <style:table-column-properties fo:break-before="auto" style:column-width="151.15mm"/>
    </style:style>
    <style:style style:name="co28" style:family="table-column">
      <style:table-column-properties fo:break-before="auto" style:column-width="106.56mm"/>
    </style:style>
    <style:style style:name="co29" style:family="table-column">
      <style:table-column-properties fo:break-before="auto" style:column-width="28.43mm"/>
    </style:style>
    <style:style style:name="co21" style:family="table-column">
      <style:table-column-properties fo:break-before="auto" style:column-width="96.4mm"/>
    </style:style>
    <style:style style:name="co22" style:family="table-column">
      <style:table-column-properties fo:break-before="auto" style:column-width="32.24mm"/>
    </style:style>
    <style:style style:name="co23" style:family="table-column">
      <style:table-column-properties fo:break-before="auto" style:column-width="82.23mm"/>
    </style:style>
    <style:style style:name="co24" style:family="table-column">
      <style:table-column-properties fo:break-before="auto" style:column-width="5.43mm"/>
    </style:style>
    <style:style style:name="co25" style:family="table-column">
      <style:table-column-properties fo:break-before="auto" style:column-width="51.19mm"/>
    </style:style>
    <style:style style:name="co30" style:family="table-column">
      <style:table-column-properties fo:break-before="auto" style:column-width="91.25mm"/>
    </style:style>
    <style:style style:name="co31" style:family="table-column">
      <style:table-column-properties fo:break-before="auto" style:column-width="80.05mm"/>
    </style:style>
    <style:style style:name="co32" style:family="table-column">
      <style:table-column-properties fo:break-before="auto" style:column-width="44.96mm"/>
    </style:style>
    <style:style style:name="co33" style:family="table-column">
      <style:table-column-properties fo:break-before="auto" style:column-width="42.8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46mm" fo:break-before="auto" style:use-optimal-row-height="false"/>
    </style:style>
    <style:style style:name="ro5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style:font-name="Liberation Sans" fo:font-size="10pt" style:font-name-asian="WenQuanYi Zen Hei" style:font-size-asian="10pt" style:font-name-complex="Lohit Hindi" style:font-size-complex="10pt"/>
    </style:style>
    <style:style style:name="ce18" style:family="table-cell" style:parent-style-name="Default">
      <style:text-properties style:font-name="Arial" style:font-name-asian="WenQuanYi Zen Hei" style:font-name-complex="Lohit Hindi"/>
    </style:style>
    <style:style style:name="ce20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1" style:family="table-cell" style:parent-style-name="Default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Liberation Sans" fo:font-size="10pt" style:font-name-asian="Noto Sans CJK SC Regular" style:font-size-asian="10pt" style:language-asian="hi" style:country-asian="IN" style:font-name-complex="FreeSans" style:font-size-complex="10pt" style:language-complex="en" style:country-complex="US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41" style:family="table-cell" style:parent-style-name="Default">
      <style:text-properties style:font-name="Liberation Sans" fo:font-size="10pt" style:font-size-asian="10pt" style:font-name-complex="DejaVu Sans" style:font-size-complex="10pt" style:language-complex="en" style:country-complex="US"/>
    </style:style>
    <style:style style:name="ce19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42" style:family="table-cell" style:parent-style-name="Default">
      <style:text-properties style:font-name="Arial" fo:font-size="10pt" style:font-size-asian="10pt" style:font-size-complex="10pt"/>
    </style:style>
    <style:style style:name="ce45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66" style:family="table-cell" style:parent-style-name="Default">
      <style:text-properties style:font-name="Liberation Sans" style:font-name-asian="WenQuanYi Zen Hei" style:language-asian="hi" style:country-asian="IN" style:font-name-complex="Lohit Hindi" style:language-complex="en" style:country-complex="US"/>
    </style:style>
    <style:style style:name="ce68" style:family="table-cell" style:parent-style-name="Default">
      <style:table-cell-properties fo:background-color="transparent"/>
      <style:text-properties style:font-name="Arial" style:font-name-asian="WenQuanYi Zen Hei" style:font-name-complex="Lohit Hindi"/>
    </style:style>
    <style:style style:name="ce69" style:family="table-cell" style:parent-style-name="Default">
      <style:table-cell-properties fo:background-color="transparent"/>
      <style:text-properties style:font-name="Arial" fo:font-size="10pt" style:font-name-asian="WenQuanYi Zen Hei" style:font-size-asian="10pt" style:font-name-complex="Lohit Hindi" style:font-size-complex="10pt"/>
    </style:style>
    <style:style style:name="ce7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71" style:family="table-cell" style:parent-style-name="Default">
      <style:table-cell-properties fo:background-color="#ffff00"/>
    </style:style>
    <style:style style:name="ce72" style:family="table-cell" style:parent-style-name="Default">
      <style:table-cell-properties fo:background-color="#ffff00"/>
      <style:text-properties style:font-name="Arial" style:font-name-asian="WenQuanYi Zen Hei" style:font-name-complex="Lohit Hindi"/>
    </style:style>
    <style:style style:name="ce73" style:family="table-cell" style:parent-style-name="Default">
      <style:table-cell-properties fo:background-color="#66ff00"/>
      <style:text-properties style:font-name="Arial" style:font-name-asian="WenQuanYi Zen Hei" style:font-name-complex="Lohit Hindi"/>
    </style:style>
    <style:style style:name="ce74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77" style:family="table-cell" style:parent-style-name="Default">
      <style:table-cell-properties fo:border-bottom="none" fo:border-left="0.06pt solid #000000" fo:border-right="none" fo:border-top="none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WenQuanYi Zen Hei" style:font-name-complex="Lohit Hindi"/>
    </style:style>
    <style:style style:name="ce79" style:family="table-cell" style:parent-style-name="Default">
      <style:text-properties style:font-name="Liberation Sans" style:font-name-asian="Noto Sans CJK SC Regular" style:font-name-complex="FreeSans"/>
    </style:style>
    <style:style style:name="ce80" style:family="table-cell" style:parent-style-name="Default">
      <style:text-properties style:font-name="Liberation Sans" fo:font-size="10pt" style:font-name-asian="Noto Sans CJK SC Regular" style:font-size-asian="10pt" style:font-name-complex="DejaVu Sans" style:font-size-complex="10pt" style:language-complex="en" style:country-complex="US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name-asian="WenQuanYi Zen Hei" style:font-size-asian="10pt" style:font-name-complex="Lohit Hindi" style:font-size-complex="10pt"/>
    </style:style>
    <style:style style:name="ce43" style:family="table-cell" style:parent-style-name="Default">
      <style:text-properties style:font-name="Liberation Sans" fo:font-size="10pt" style:font-name-asian="WenQuanYi Zen Hei" style:font-size-asian="10pt" style:font-name-complex="Lohit Hindi" style:font-size-complex="10pt"/>
    </style:style>
    <style:style style:name="ce44" style:family="table-cell" style:parent-style-name="Default">
      <style:text-properties style:font-name="Arial" style:font-name-asian="WenQuanYi Zen Hei" style:font-name-complex="Lohit Hindi"/>
    </style:style>
    <style:style style:name="ce46" style:family="table-cell" style:parent-style-name="Default">
      <style:text-properties style:font-name="Arial" fo:font-size="10pt" style:font-name-asian="WenQuanYi Zen Hei" style:font-size-asian="10pt" style:font-name-complex="Lohit Hindi" style:font-size-complex="10pt"/>
    </style:style>
    <style:style style:name="ce47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48" style:family="table-cell" style:parent-style-name="Default">
      <style:text-properties style:font-name="Liberation Sans" fo:font-size="10pt" style:font-size-asian="10pt" style:font-size-complex="10pt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hi" style:country-asian="IN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style:font-name="Liberation Sans" fo:font-size="10pt" style:font-name-asian="Noto Sans CJK SC Regular" style:font-size-asian="10pt" style:language-asian="hi" style:country-asian="IN" style:font-name-complex="FreeSans" style:font-size-complex="10pt" style:language-complex="en" style:country-complex="US"/>
    </style:style>
    <style:style style:name="ce52" style:family="table-cell" style:parent-style-name="Default">
      <style:text-properties style:font-name="Liberation Sans" fo:font-size="10pt" style:font-name-asian="Noto Sans CJK SC Regular" style:font-size-asian="10pt" style:font-name-complex="FreeSans" style:font-size-complex="10pt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0pt" style:font-size-asian="10pt" style:font-size-complex="10pt"/>
    </style:style>
    <style:style style:name="ce55" style:family="table-cell" style:parent-style-name="Default">
      <style:text-properties style:font-name="Liberation Sans" fo:font-size="10pt" style:font-size-asian="10pt" style:font-name-complex="DejaVu Sans" style:font-size-complex="10pt" style:language-complex="en" style:country-complex="US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ce57" style:family="table-cell" style:parent-style-name="Default">
      <style:text-properties style:font-name="Liberation Sans" style:font-name-asian="WenQuanYi Zen Hei" style:language-asian="hi" style:country-asian="IN" style:font-name-complex="Lohit Hindi" style:language-complex="en" style:country-complex="US"/>
    </style:style>
    <style:style style:name="ce58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59" style:family="table-cell" style:parent-style-name="Default">
      <style:table-cell-properties fo:background-color="transparent"/>
      <style:text-properties style:font-name="Arial" style:font-name-asian="WenQuanYi Zen Hei" style:font-name-complex="Lohit Hindi"/>
    </style:style>
    <style:style style:name="ce61" style:family="table-cell" style:parent-style-name="Default">
      <style:table-cell-properties fo:background-color="transparent"/>
      <style:text-properties style:font-name="Arial" fo:font-size="10pt" style:font-name-asian="WenQuanYi Zen Hei" style:font-size-asian="10pt" style:font-name-complex="Lohit Hindi" style:font-size-complex="10pt"/>
    </style:style>
    <style:style style:name="ce6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63" style:family="table-cell" style:parent-style-name="Default">
      <style:table-cell-properties fo:background-color="#ffff00"/>
    </style:style>
    <style:style style:name="ce64" style:family="table-cell" style:parent-style-name="Default">
      <style:table-cell-properties fo:background-color="#ffff00"/>
      <style:text-properties style:font-name="Arial" style:font-name-asian="WenQuanYi Zen Hei" style:font-name-complex="Lohit Hindi"/>
    </style:style>
    <style:style style:name="ce65" style:family="table-cell" style:parent-style-name="Default">
      <style:table-cell-properties fo:background-color="#66ff00"/>
      <style:text-properties style:font-name="Arial" style:font-name-asian="WenQuanYi Zen Hei" style:font-name-complex="Lohit Hindi"/>
    </style:style>
    <style:style style:name="ce67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81" style:family="table-cell" style:parent-style-name="Default">
      <style:table-cell-properties fo:border-bottom="none" fo:border-left="0.06pt solid #000000" fo:border-right="none" fo:border-top="none"/>
    </style:style>
    <style:style style:name="ce82" style:family="table-cell" style:parent-style-name="Default">
      <style:table-cell-properties fo:border-bottom="none" fo:border-left="0.06pt solid #000000" fo:border-right="none" fo:border-top="none"/>
      <style:text-properties style:font-name="Arial" style:font-name-asian="WenQuanYi Zen Hei" style:font-name-complex="Lohit Hindi"/>
    </style:style>
    <style:style style:name="ce83" style:family="table-cell" style:parent-style-name="Default">
      <style:text-properties fo:font-size="10pt" style:font-size-asian="10pt" style:font-size-complex="10pt"/>
    </style:style>
    <style:style style:name="ce84" style:family="table-cell" style:parent-style-name="Default">
      <style:text-properties style:font-name="Liberation Sans" style:font-name-asian="Noto Sans CJK SC Regular" style:font-name-complex="FreeSans"/>
    </style:style>
    <style:style style:name="ce85" style:family="table-cell" style:parent-style-name="Default">
      <style:text-properties style:font-name="Liberation Sans" fo:font-size="10pt" style:font-name-asian="Noto Sans CJK SC Regular" style:font-size-asian="10pt" style:font-name-complex="DejaVu Sans" style:font-size-complex="10pt" style:language-complex="en" style:country-complex="US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0pt" style:font-name-asian="WenQuanYi Zen Hei" style:font-size-asian="10pt" style:font-name-complex="Lohit Hindi" style:font-size-complex="10pt"/>
    </style:style>
    <style:style style:name="T2" style:family="text">
      <style:text-properties style:text-position="super 58%"/>
    </style:style>
    <style:style style:name="T1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hi" style:country-asian="IN" style:language-complex="en" style:country-complex="US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style:language-complex="en" style:country-complex="US" style:language-asian="hi" style:country-asian="I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="Liberation Sans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zh" style:country-asian="CN" style:language-complex="hi" style:country-complex="IN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Zen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S@fr" table:style-name="ta1">
        <table:table-column table:style-name="co1" table:default-cell-style-name="ce48"/>
        <table:table-column table:style-name="co2" table:default-cell-style-name="ce48"/>
        <table:table-column table:style-name="co30" table:default-cell-style-name="ce48"/>
        <table:table-column table:style-name="co31" table:default-cell-style-name="ce48"/>
        <table:table-column table:style-name="co32" table:default-cell-style-name="ce48"/>
        <table:table-column table:style-name="co33" table:default-cell-style-name="ce48"/>
        <table:table-column table:style-name="co2" table:number-columns-repeated="1016" table:default-cell-style-name="ce48"/>
        <table:table-row table:style-name="ro1">
          <table:table-cell table:style-name="ce43" office:value-type="string" calcext:value-type="string">
            <text:p>anat:os-cran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râne osseu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os-neurocran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neurocrân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os-base-cran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base du crân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os-voute-cran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voûte crânienn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assif-faci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massif facial (splanchnocrâne, viscérocrâne)" .</text:p>
          </table:table-cell>
          <table:table-cell table:number-columns-repeated="2"/>
          <table:table-cell table:style-name="ce52"/>
          <table:table-cell table:number-columns-repeated="1016"/>
        </table:table-row>
        <table:table-row table:style-name="ro1">
          <table:table-cell table:style-name="ce43" office:value-type="string" calcext:value-type="string">
            <text:p>anat:massif-facial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massif facial antérieur" .</text:p>
          </table:table-cell>
          <table:table-cell table:number-columns-repeated="2"/>
          <table:table-cell table:style-name="ce52"/>
          <table:table-cell table:number-columns-repeated="1016"/>
        </table:table-row>
        <table:table-row table:style-name="ro1">
          <table:table-cell table:style-name="ce43" office:value-type="string" calcext:value-type="string">
            <text:p>anat:massif-facial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massif facial moyen" .</text:p>
          </table:table-cell>
          <table:table-cell table:number-columns-repeated="2"/>
          <table:table-cell table:style-name="ce52"/>
          <table:table-cell table:number-columns-repeated="1016"/>
        </table:table-row>
        <table:table-row table:style-name="ro1">
          <table:table-cell table:style-name="ce43" office:value-type="string" calcext:value-type="string">
            <text:p>anat:massif-facial-pos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massif facial postérieur" .</text:p>
          </table:table-cell>
          <table:table-cell table:number-columns-repeated="2"/>
          <table:table-cell table:style-name="ce52"/>
          <table:table-cell table:number-columns-repeated="1016"/>
        </table:table-row>
        <table:table-row table:style-name="ro1">
          <table:table-cell table:style-name="ce46" office:value-type="string" calcext:value-type="string">
            <text:p>anat:os-crane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râne antérieur" .</text:p>
          </table:table-cell>
          <table:table-cell table:number-columns-repeated="2"/>
          <table:table-cell table:style-name="ce52"/>
          <table:table-cell table:number-columns-repeated="1016"/>
        </table:table-row>
        <table:table-row table:style-name="ro1">
          <table:table-cell table:style-name="ce46" office:value-type="string" calcext:value-type="string">
            <text:p>anat:os-crane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râne moyen" .</text:p>
          </table:table-cell>
          <table:table-cell table:number-columns-repeated="2"/>
          <table:table-cell table:style-name="ce52"/>
          <table:table-cell table:number-columns-repeated="1016"/>
        </table:table-row>
        <table:table-row table:style-name="ro1">
          <table:table-cell table:style-name="ce46" office:value-type="string" calcext:value-type="string">
            <text:p>anat:os-crane-pos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râne postérieur" .</text:p>
          </table:table-cell>
          <table:table-cell table:number-columns-repeated="2"/>
          <table:table-cell table:style-name="ce52"/>
          <table:table-cell table:number-columns-repeated="1016"/>
        </table:table-row>
        <table:table-row table:style-name="ro1">
          <table:table-cell table:style-name="ce43" office:value-type="string" calcext:value-type="string">
            <text:p>anat:front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frontal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sphenoi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Sphénoïde (os sphénoïdal)" 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3" office:value-type="string" calcext:value-type="string">
            <text:p>anat:occipu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cciput (os occipital)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ariet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parié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ariet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parié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tempo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tempor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tempo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tempor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ethmoi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ethmoïd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vome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vomer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axi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maxilair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axi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maxilai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alat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palatin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alat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palatin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os-lacrim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lacrimal (anc. unguis) droit" .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3" office:value-type="string" calcext:value-type="string">
            <text:p>anat:L-os-lacrim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lacrimal (anc. u</text:span>nguis)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rnet-nasal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cornet nasal inférieur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rnet-nasal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cornet nasal inférieur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os-nas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nasal droit" .</text:p>
          </table:table-cell>
          <table:table-cell office:value-type="string" calcext:value-type="string">
            <text:p>"Os propre du nez droit"@fr .</text:p>
          </table:table-cell>
          <table:table-cell table:number-columns-repeated="1018"/>
        </table:table-row>
        <table:table-row table:style-name="ro1">
          <table:table-cell table:style-name="ce43" office:value-type="string" calcext:value-type="string">
            <text:p>anat:L-os-nas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nasal gauche" .</text:p>
          </table:table-cell>
          <table:table-cell office:value-type="string" calcext:value-type="string">
            <text:p>"Os propre du nez gauche"@fr .</text:p>
          </table:table-cell>
          <table:table-cell table:number-columns-repeated="1018"/>
        </table:table-row>
        <table:table-row table:style-name="ro1">
          <table:table-cell table:style-name="ce43" office:value-type="string" calcext:value-type="string">
            <text:p>anat:R-ma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malaire (anc. zygomatique)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a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malaire (anc. zygomatique)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andibu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andibule (os mandibulaire)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osselets-oreil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selets de l’oreill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osselets-oreil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selets de l’oreill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arteau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alleus (anc. marteau)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arteau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alleus (anc. marteau)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enclum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us (anc. enclume)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enclum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us (anc. enclume)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etrie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Stapes (anc. étrier)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etrie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Stapes (anc. étrier)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enisques-temporo-mandibulair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s temporo-mandibulair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enisque-temporo-mand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 temporo-mandibulair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enisque-temporo-mand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 temporo-mandibulai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os-hyoi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Hyoïde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grande-colonne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vertébrale étendue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crane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rane vertébral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colonne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vertébrale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cv-cervica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cervicale" .</text:p>
          </table:table-cell>
          <table:table-cell office:value-type="string" calcext:value-type="string">
            <text:p>"Colonne vertébrale cervical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thoraciq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thoracique" .</text:p>
          </table:table-cell>
          <table:table-cell office:value-type="string" calcext:value-type="string">
            <text:p>"Colonne vertébrale thoraciqu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lomb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lombaire" .</text:p>
          </table:table-cell>
          <table:table-cell office:value-type="string" calcext:value-type="string">
            <text:p>"Colonne vertébrale lombair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pelvienn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vertébrale pelvienne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crane-vertebral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rânienne antérieure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crane-vertebral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rânienne moyenne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crane-vertebral-pos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rânienne postérieure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cv-cervical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cervicale supérieure" .</text:p>
          </table:table-cell>
          <table:table-cell office:value-type="string" calcext:value-type="string">
            <text:p>"Colonne vertébrale cervicale supérieur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cervicale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cervicale moyenne" .</text:p>
          </table:table-cell>
          <table:table-cell office:value-type="string" calcext:value-type="string">
            <text:p>"Colonne vertébrale cervicale moyenn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cervical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cervicale inférieure" .</text:p>
          </table:table-cell>
          <table:table-cell office:value-type="string" calcext:value-type="string">
            <text:p>"Colonne vertébrale cervicale inférieur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thoraciq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thoracique supérieure" .</text:p>
          </table:table-cell>
          <table:table-cell office:value-type="string" calcext:value-type="string">
            <text:p>"Colonne vertébrale thoracique supérieur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thoraciq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thoracique moyenne" .</text:p>
          </table:table-cell>
          <table:table-cell office:value-type="string" calcext:value-type="string">
            <text:p>"Colonne vertébrale thoracique moyenn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thoraciq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thoracique inférieure" .</text:p>
          </table:table-cell>
          <table:table-cell office:value-type="string" calcext:value-type="string">
            <text:p>"Colonne vertébrale thoracique inférieur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lombair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lombaire supérieure" .</text:p>
          </table:table-cell>
          <table:table-cell office:value-type="string" calcext:value-type="string">
            <text:p>"Colonne vertébrale lombaire supérieur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lombair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lombaire inférieure" .</text:p>
          </table:table-cell>
          <table:table-cell office:value-type="string" calcext:value-type="string">
            <text:p>"Colonne vertébrale lombaire inférieure"@fr .</text:p>
          </table:table-cell>
          <table:table-cell table:number-columns-repeated="1018"/>
        </table:table-row>
        <table:table-row table:style-name="ro1">
          <table:table-cell table:style-name="ce47" office:value-type="string" calcext:value-type="string">
            <text:p>anat:cv-pelvienn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vertébrale pelvienne supérieure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cv-pelvienn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vertébrale pelvienne inférieure" .</text:p>
          </table:table-cell>
          <table:table-cell table:number-columns-repeated="1019"/>
        </table:table-row>
        <table:table-row table:style-name="ro1">
          <table:table-cell table:style-name="ce47" office:value-type="string" calcext:value-type="string">
            <text:p>anat:vertebr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6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C7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6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7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8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9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10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1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T1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L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Vertèbre L5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disques-intervertebra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s intervertébra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2-C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C2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3-C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C3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4-C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C4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5-C6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C5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6-C7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C6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C7-T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C7-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1-T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1-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2-T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2-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3-T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3-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4-T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4-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5-T6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5-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6-T7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6-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7-T8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7-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8-T9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8-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9-T10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9-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10-T1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10-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11-T1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11-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T12-L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T12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1-L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L1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2-L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L2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3-L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L3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4-L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L4-L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L5-S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L5-S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v-S5-Co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vertébral S5-Co"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s-vertebral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arnières Vertébrales"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C0-C1-C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arnière C0-C1-C2"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cervico-thoraciqu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arnière cervico-thoracique"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thoraco-lomb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arnière thoraco-lombaire"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lombo-sacre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arnière lombo-sacrée" <text:s/>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charniere-sacro-coccygienn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arnière sacro-coccygienne" <text:s/>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cage-thoraciqu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ge thoraciqu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cage-thoraciqu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ge thoraciqu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cage-thoraciqu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ge thoraciqu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cage-thoraciqu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ge thoracique supérieur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cage-thoracique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ge thoracique moyenn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cage-thoraciqu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ge thoracique inférieur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stern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Sternum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cot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ôt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èr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6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6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7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7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8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8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9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9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10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0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1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1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ote-1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2e côt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èr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6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6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7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7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8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8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9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9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10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0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1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1e cô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ote-1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2e côt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cartilages-costa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rtilages costaux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e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e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6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6e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7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7e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8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8e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9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9e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rti-costal-10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0e cartilage costa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 cartilage cos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cartilage cos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cartilage cos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e cartilage cos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e cartilage cos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6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6e cartilage cos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7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7e cartilage cos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8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8e cartilage cos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9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9e cartilage costa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carti-costal-10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0e cartilage costal gauche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<text:span text:style-name="T2">er</text:span> arc costal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arc-costal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<text:span text:style-name="T2">e</text:span>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<text:span text:style-name="T2">e</text:span>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<text:span text:style-name="T2">e</text:span>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6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6<text:span text:style-name="T2">e</text:span>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7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7<text:span text:style-name="T2">e</text:span>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8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8<text:span text:style-name="T2">e</text:span>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9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9<text:span text:style-name="T2">e</text:span>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10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0<text:span text:style-name="T2">e</text:span>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1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1<text:span text:style-name="T2">e</text:span> arc costal" .</text:p>
          </table:table-cell>
          <table:table-cell table:number-columns-repeated="1019"/>
        </table:table-row>
        <table:table-row table:style-name="ro7">
          <table:table-cell table:style-name="ce44" office:value-type="string" calcext:value-type="string">
            <text:p>anat:arc-costal-1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2<text:span text:style-name="T2">e</text:span> arc costal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pelvis-osse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elvis oss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sacr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Sacrum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S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e vertèbre sacré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S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vertèbre sacré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S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vertèbre sacré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S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e vertèbre sacré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v-S5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e vertèbre sacré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coccy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ccy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sque-interpubie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isque interpubien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iliaqu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coxal (iliaque) droit" .</text:p>
          </table:table-cell>
          <table:table-cell office:value-type="string" calcext:value-type="string">
            <text:p>"Os iliaque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femu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émur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atell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atella (anc. rotule) droite" .</text:p>
          </table:table-cell>
          <table:table-cell office:value-type="string" calcext:value-type="string">
            <text:p>"Rotule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tibi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ibia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fibul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ibula (anc. péroné) droite" .</text:p>
          </table:table-cell>
          <table:table-cell office:value-type="string" calcext:value-type="string">
            <text:p>"Péroné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talu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alus (anc. astragale) droit" .</text:p>
          </table:table-cell>
          <table:table-cell office:value-type="string" calcext:value-type="string">
            <text:p>"Astragale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calc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lcanéus (anc. calcanéum) droit" .</text:p>
          </table:table-cell>
          <table:table-cell office:value-type="string" calcext:value-type="string">
            <text:p>"Calcanéum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nav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naviculaire (anc. scaphoïde tarsien) droit" .</text:p>
          </table:table-cell>
          <table:table-cell office:value-type="string" calcext:value-type="string">
            <text:p>"Scaphoïde tarsien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cubo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cuboïd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cune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 os cunéiform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cune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os cunéiform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cune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os cunéiform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T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 os métatars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T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os métatars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T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os métatars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T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e os métatars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T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e os métatars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halux-sesamoide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 latéral de l’hallux droit" .</text:p>
          </table:table-cell>
          <table:table-cell office:value-type="string" calcext:value-type="string">
            <text:p>"Os sésamoïde latéral du pied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halux-sesamoide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 médial de l’hallux droit" .</text:p>
          </table:table-cell>
          <table:table-cell office:value-type="string" calcext:value-type="string">
            <text:p>"Os sésamoïde médial du pied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pied-phal-proxi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e l’hallux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dist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e l’hallux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proxi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2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moy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2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dist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2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proxi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3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moy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3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dist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3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proxi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4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moy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4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dist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4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proxi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5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moy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5e ort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ied-phal-dist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5e ortei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os-tar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tars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tarse-pos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tarse postérieur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tarse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tarse antérieur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eta-tar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métatarses droit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ied-os-sesamoid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s de l’hallux droit" .</text:p>
          </table:table-cell>
          <table:table-cell office:value-type="string" calcext:value-type="string">
            <text:p>"Os sésamoïdes du pied droit"@fr .</text:p>
          </table:table-cell>
          <table:table-cell table:number-columns-repeated="1018"/>
        </table:table-row>
        <table:table-row table:style-name="ro1">
          <table:table-cell table:style-name="ce43" office:value-type="string" calcext:value-type="string">
            <text:p>anat:R-pied-phalang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es orteils droit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ied-phalanges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e l’hallux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ied-phalanges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2e ortei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ied-phalanges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3e ortei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ied-phalanges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4e ortei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ied-phalanges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5e orteil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os-arche-i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’arche interne du pied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os-arche-ex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’arche externe du pied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labrum-acetab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Labrum acétabulair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tibia-menisqu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s tibiaux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tibia-menisque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 médial du tibia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tibia-menisque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 latéral du tibia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iliaqu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coxal (iliaque) gauche" .</text:p>
          </table:table-cell>
          <table:table-cell office:value-type="string" calcext:value-type="string">
            <text:p>"Os iliaqu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femu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émur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atell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atella (anc. rotule) gauche" .</text:p>
          </table:table-cell>
          <table:table-cell office:value-type="string" calcext:value-type="string">
            <text:p>"Rotul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tibi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ibia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fibul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ibula (anc. péroné) gauche" .</text:p>
          </table:table-cell>
          <table:table-cell office:value-type="string" calcext:value-type="string">
            <text:p>"Péroné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talu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alus (anc. astragale) gauche" .</text:p>
          </table:table-cell>
          <table:table-cell office:value-type="string" calcext:value-type="string">
            <text:p>"Astragal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calc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lcanéus (anc. <text:s/>calcanéum) gauche" .</text:p>
          </table:table-cell>
          <table:table-cell office:value-type="string" calcext:value-type="string">
            <text:p>"Calcanéum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nav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naviculaire (anc. scaphoïde tarsien) gauche" .</text:p>
          </table:table-cell>
          <table:table-cell office:value-type="string" calcext:value-type="string">
            <text:p>"Scaphoïde tarsien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cubo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cuboïd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une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 os cunéifor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une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os cunéifor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une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os cunéifor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 os métatars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os métatars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os métatars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e os métatars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T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e os métatars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halux-sesamoide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 latéral de l’hallux gauche" .</text:p>
          </table:table-cell>
          <table:table-cell table:style-name="ce49" office:value-type="string" calcext:value-type="string">
            <text:p>"Os sésamoïde latéral du pied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halux-sesamoide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 médial de l’hallux gauche" .</text:p>
          </table:table-cell>
          <table:table-cell table:style-name="ce49" office:value-type="string" calcext:value-type="string">
            <text:p>"Os sésamoïde médial du pied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pied-phal-proxi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e l’hallux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e l’hallux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proxi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2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moy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2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2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proxi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3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moy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3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3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proxi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4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moy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4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4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proxi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5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moy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5e ort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ied-phal-dist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5e ortei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os-tar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tars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tarse-pos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tarse postérieur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tarse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tarse antérieur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eta-tar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métatarses gauch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ied-os-sesamoid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s de l’hallux gauche" .</text:p>
          </table:table-cell>
          <table:table-cell table:style-name="ce49" office:value-type="string" calcext:value-type="string">
            <text:p>"Os sésamoïdes du pied gauche"@fr .</text:p>
          </table:table-cell>
          <table:table-cell table:number-columns-repeated="1018"/>
        </table:table-row>
        <table:table-row table:style-name="ro1">
          <table:table-cell table:style-name="ce43" office:value-type="string" calcext:value-type="string">
            <text:p>anat:L-pied-phalang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es orteils gauch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ied-phalanges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e l’hallux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ied-phalanges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2e ortei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ied-phalanges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3e ortei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ied-phalanges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4e ortei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ied-phalanges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5e orteil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os-arche-i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’arche interne du pied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os-arche-ex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’arche externe du pied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labrum-acetab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Labrum acétabulair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tibia-menisqu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s tibiaux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tibia-menisque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 médial du tibi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tibia-menisque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 latéral du tibi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clavicu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lavicule droi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scapul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Scapula (anc. omoplate) droite" .</text:p>
          </table:table-cell>
          <table:table-cell office:value-type="string" calcext:value-type="string">
            <text:p>"Omoplate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humeru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Humérus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radiu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Radius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uln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Ulna (anc. cubitus) droite" .</text:p>
          </table:table-cell>
          <table:table-cell office:value-type="string" calcext:value-type="string">
            <text:p>"Cubitus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scaphoi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caphoïde (anc. os naviculaire carpien) droit" .</text:p>
          </table:table-cell>
          <table:table-cell office:value-type="string" calcext:value-type="string">
            <text:p>"Os naviculaire carpien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lunat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lunatum (anc. os semi-lunaire) droit" .</text:p>
          </table:table-cell>
          <table:table-cell office:value-type="string" calcext:value-type="string">
            <text:p>"Os semi-lunaire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triquetr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triquetrum (anc. os pyramidal) droit" .</text:p>
          </table:table-cell>
          <table:table-cell office:value-type="string" calcext:value-type="string">
            <text:p>"Os pyramidal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pisiform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pisiform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hamat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hamatum (anc. os crochu) droit" .</text:p>
          </table:table-cell>
          <table:table-cell office:value-type="string" calcext:value-type="string">
            <text:p>"Os crochu droit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capitat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capitatum (anc. grand os de la main) droit" .</text:p>
          </table:table-cell>
          <table:table-cell office:value-type="string" calcext:value-type="string">
            <text:p>"Grand os de la main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trapezoi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trapézoïd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trapez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trapèz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C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 os métacarp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C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os métacarp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C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os métacarp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C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e os métacarp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etaC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e os métacarp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pouce-sesamoide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 latéral du pouce droit" .</text:p>
          </table:table-cell>
          <table:table-cell office:value-type="string" calcext:value-type="string">
            <text:p>"Os sésamoïde latéral de la main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pouce-sesamoide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 médial du pouce droit" .</text:p>
          </table:table-cell>
          <table:table-cell office:value-type="string" calcext:value-type="string">
            <text:p>"Os sésamoïde médial de la main droit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R-main-phal-proxi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pouc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dist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pouc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proxi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2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moy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2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dist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2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proxi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3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moy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3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dist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3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proxi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4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moy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4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dist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4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proxi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5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moy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5e doigt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phal-dist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5e doigt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os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carp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os-carpe-comparti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compartiment médial du carp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os-carpe-comparti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compartiment latéral du carp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1e-rangee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1ere rangée du carp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2e-rangee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2e rangée du carp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eta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métacarpes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ain-os-sesamoid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s du pouce droit" .</text:p>
          </table:table-cell>
          <table:table-cell office:value-type="string" calcext:value-type="string">
            <text:p>"Os sésamoïdes de la main droite"@fr .</text:p>
          </table:table-cell>
          <table:table-cell table:number-columns-repeated="1018"/>
        </table:table-row>
        <table:table-row table:style-name="ro1">
          <table:table-cell table:style-name="ce43" office:value-type="string" calcext:value-type="string">
            <text:p>anat:R-main-phalang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es doigts droit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ain-phalanges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pouc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ain-phalanges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2e doigt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ain-phalanges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3e doigt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ain-phalanges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4e doigt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ain-phalanges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5e doigt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colonne-du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du pouce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labrum-glenoid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Labrum glénoida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enisque-ulno-carpie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 ulno-carpien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lavicu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lavicul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scapul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Scapula (anc. omoplate) gauche" .</text:p>
          </table:table-cell>
          <table:table-cell table:style-name="ce51" office:value-type="string" calcext:value-type="string">
            <text:p>"Omoplat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humeru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Humérus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radiu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Radius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uln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Ulna (anc. cubitus) gauche" .</text:p>
          </table:table-cell>
          <table:table-cell table:style-name="ce51" office:value-type="string" calcext:value-type="string">
            <text:p>"Cubitus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scaphoi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caphoïde (anc. os naviculaire carpien) gauche" .</text:p>
          </table:table-cell>
          <table:table-cell office:value-type="string" calcext:value-type="string">
            <text:p>"Os naviculaire carpien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lunat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lunatum (anc. os semi-lunaire) gauche" .</text:p>
          </table:table-cell>
          <table:table-cell office:value-type="string" calcext:value-type="string">
            <text:p>"Os semi-lunaire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triquetr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triquetrum (anc. os pyramidal) gauche" .</text:p>
          </table:table-cell>
          <table:table-cell office:value-type="string" calcext:value-type="string">
            <text:p>"Os pyramidal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pisiform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pisifor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hamat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hamatum (anc. os crochu) gauche" .</text:p>
          </table:table-cell>
          <table:table-cell office:value-type="string" calcext:value-type="string">
            <text:p>"Os crochu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capitat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capitatum (anc. grand os de la main) gauche" .</text:p>
          </table:table-cell>
          <table:table-cell office:value-type="string" calcext:value-type="string">
            <text:p>"Grand os de la main gauche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trapezoi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trapézoïd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trapez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trapèz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 os métacarp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os métacarp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3e os métacarp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4e os métacarp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etaC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5e os métacarp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pouce-sesamoide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 latéral du pouce gauche" . </text:p>
          </table:table-cell>
          <table:table-cell table:style-name="ce49" office:value-type="string" calcext:value-type="string">
            <text:p>"Os sésamoïde latéral de la main gauche"@fr 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pouce-sesamoide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 médial du pouce gauche" . </text:p>
          </table:table-cell>
          <table:table-cell table:style-name="ce49" office:value-type="string" calcext:value-type="string">
            <text:p>"Os sésamoïde médial de la main gauche"@fr .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L-main-phal-proxi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pouc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pouce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proxi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2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moy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2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2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proxi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3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moy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3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3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proxi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4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moy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4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4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proxi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proximale du 5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moy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moyenne du 5e doigt gauche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phal-dist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 distale du 5e doigt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os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carpe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1e-rangee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compartiment médial du carpe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2e-rangee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u compartiment latéral du carpe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os-carpe-comparti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1ere rangée du carpe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os-carpe-comparti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2e rangée du carpe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eta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métacarpes gauches" .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ain-os-sesamoid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sésamoïdes du pouce gauche" . </text:p>
          </table:table-cell>
          <table:table-cell table:style-name="ce49" office:value-type="string" calcext:value-type="string">
            <text:p>"Os sésamoïdes de la main gauche"@fr . </text:p>
          </table:table-cell>
          <table:table-cell table:number-columns-repeated="1018"/>
        </table:table-row>
        <table:table-row table:style-name="ro1">
          <table:table-cell table:style-name="ce43" office:value-type="string" calcext:value-type="string">
            <text:p>anat:L-main-phalang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es doigts gauches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ain-phalanges-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pouce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ain-phalanges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2e doigt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ain-phalanges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3e doigt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ain-phalanges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4e doigt gauche" . 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ain-phalanges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halanges du 5e doigt gauche" . 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colonne-du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olonne du pouce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labrum-glenoid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Labrum glénoidal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enisque-ulno-carpie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énisque ulno-carpien gauche" 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49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dent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incisiv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isiv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canin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nin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pre-molair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rémolair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olair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olair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dents-sages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s de sagess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dents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s supérieur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dents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s supérieures droit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dents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s supérieures gauch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dents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s inférieur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incisive-sup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isive centrale sup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incisive-sup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isive latérale sup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incisive-sup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isive centrale sup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incisive-sup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isive latérale sup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incisive-inf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isive centrale inf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incisive-inf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isive latérale inf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incisive-inf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isive centrale inf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incisive-inf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Incisive latérale inf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canin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nine supérieure droi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anin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nine supérieur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canin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nine inférieure droi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anin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anine inf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re-molaire-sup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e prémolaire sup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re-molaire-sup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prémolaire sup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re-molaire-sup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e prémolaire sup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re-molaire-sup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prémolaire sup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re-molaire-inf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e prémolaire inf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re-molaire-inf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prémolaire inf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re-molaire-inf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e prémolaire inf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pre-molaire-inf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prémolaire inf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olaire-sup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e molaire sup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olaire-sup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molaire sup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olaire-sup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e molaire sup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olaire-sup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molaire sup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olaire-inf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e molaire inf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olaire-inf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molaire inférieure droi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olaire-inf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1ere molaire inf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L-molaire-inf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2e molaire inférieur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dent-sagess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 de sagesse supérieure droi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dent-sagess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 de sagesse supérieur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dent-sagess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 de sagesse inférieure droi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dent-sagess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nt de sagesse inférieure gauche" .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3">
          <table:table-cell table:style-name="ce44" office:value-type="string" calcext:value-type="string">
            <text:p>anat:Sys-osse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6">"</text:span><text:span text:style-name="T7">Système osseux</text:span>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unite-centra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de l’unité centrale</text:span>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tronc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tronc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tete-cou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tête et du cou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tet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têt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cou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cou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cou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cou supérieur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cou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cou moyen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cou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cou inférieur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thora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thorax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thorax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thorax supérieur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thorax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thorax moyen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thorax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thorax inférieur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abdome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’abdomen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abdomen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e l’abdomen supérieur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abdomen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e l’abdomen inférieur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pelvis</text:p>
          </table:table-cell>
          <table:table-cell office:value-type="string" calcext:value-type="string">
            <text:p>rdfs:label</text:p>
          </table:table-cell>
          <table:table-cell table:style-name="ce23" office:value-type="string" calcext:value-type="string">
            <text:p>"Os de la région du pelvis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#anat:OS-pelvis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pelvis supérieur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#anat:OS-pelvis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pelvis inférieur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do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du dos</text:span>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charnieres-vertebral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es charnières vertébrales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ceintur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des ceintures</text:span>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ceinture-pel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ceinture pelvienn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ceinture-sca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ceinture scapulair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membr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membre inférieur droit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hanch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hanche droit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cuis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cuisse droit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genou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genou droit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jamb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jambe droit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chevil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cheville droit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pi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pied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membre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membre inférieur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hanch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hanche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cuis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cuisse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genou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genou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jamb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jambe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chevil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cheville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pi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pied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R-membr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membre supérieur droit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epau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’épaule droit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bra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bras droit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cou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coude droit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avt-bra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’avant-bras droit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poigne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poignet droit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R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main droit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OS-L-membre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Os de la région du membre supérieur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epau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’épaule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bra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bras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cou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coude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avt-bra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’avant-bras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poigne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u poignet gauche" .</text:p>
          </table:table-cell>
          <table:table-cell table:number-columns-repeated="1019"/>
        </table:table-row>
        <table:table-row table:style-name="ro3">
          <table:table-cell table:style-name="Default" office:value-type="string" calcext:value-type="string">
            <text:p>anat:OS-L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<text:span text:style-name="T5">"Os de la région </text:span>de la main gauche" .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table:style-name="ce49"/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sternum-manubrium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anubrium sternal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femur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u fémur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femur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u fémur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tibia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u tibia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tibia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u tibia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fibula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e la fibula (anc. péroné) droit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fibula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e la fibula (anc. péroné) droit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femur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u fémur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femur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u fémur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tibia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u tibia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tibia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u tibia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fibula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e la fibula (anc. péroné)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fibula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e la fibula (anc. péroné)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humerus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e l'humérus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humerus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e l'humérus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ulna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e l'ulna (anc. cubitus) droit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ulna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e l'ulna (anc. cubitus) droit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radius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u radius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R-radius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u radius droit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humerus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e l'humérus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humerus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e l'humérus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ulna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e l'ulna (anc. cubitus)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ulna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e l'ulna (anc. cubitus)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radius-epiP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supérieure du radius gauche" .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t:L-radius-epiP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Épiphyse inférieure du radius gauche" .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table:style-name="Default"/>
          <table:table-cell table:number-columns-repeated="1021"/>
        </table:table-row>
        <table:table-row table:style-name="ro1" table:number-rows-repeated="104805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OS@en" table:style-name="ta1">
        <table:table-column table:style-name="co1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43" office:value-type="string" calcext:value-type="string">
            <text:p>anat:os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kull"@en .</text:p>
          </table:table-cell>
          <table:table-cell table:number-columns-repeated="3"/>
          <table:table-cell table:style-name="ce53"/>
        </table:table-row>
        <table:table-row table:style-name="ro1">
          <table:table-cell table:style-name="ce44" office:value-type="string" calcext:value-type="string">
            <text:p>anat:os-neuro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neurocranium"@en .</text:p>
          </table:table-cell>
          <table:table-cell table:number-columns-repeated="3"/>
          <table:table-cell table:style-name="ce53"/>
        </table:table-row>
        <table:table-row table:style-name="ro1">
          <table:table-cell table:style-name="ce43" office:value-type="string" calcext:value-type="string">
            <text:p>anat:os-bas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base of skull"@en .</text:p>
          </table:table-cell>
          <table:table-cell table:number-columns-repeated="3"/>
          <table:table-cell table:style-name="ce53"/>
        </table:table-row>
        <table:table-row table:style-name="ro1">
          <table:table-cell table:style-name="ce43" office:value-type="string" calcext:value-type="string">
            <text:p>anat:os-vout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cranial vault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os-face-cra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structuring the fac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massif-fac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splanchnocranium"@en .</text:p>
          </table:table-cell>
          <table:table-cell table:style-name="ce48" office:value-type="string" calcext:value-type="string">
            <text:p>"Bones of the facial skeleton"@en .</text:p>
          </table:table-cell>
          <table:table-cell table:style-name="ce48" office:value-type="string" calcext:value-type="string">
            <text:p>"Bones of the visceral skeleton"@en .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anat: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ront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sph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phenoid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occipu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ccipit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riet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riet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empor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empor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ethm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thmoid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vom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omer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axi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maxi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alat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latine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alat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latine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os-lacrim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acrim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os-lacrim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acrim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rnet-nasal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ferior nasal concha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rnet-nasal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ferior nasal concha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os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nas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os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nasal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zygomatic bone"@en .</text:p>
          </table:table-cell>
          <table:table-cell table:style-name="ce48" office:value-type="string" calcext:value-type="string">
            <text:p>"Right malar bone"@en .</text:p>
          </table:table-cell>
          <table:table-cell table:style-name="ce48" office:value-type="string" calcext:value-type="string">
            <text:p>"Right cheekbone"@en .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anat:L-m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zygomatic bone"@en .</text:p>
          </table:table-cell>
          <table:table-cell table:style-name="ce48" office:value-type="string" calcext:value-type="string">
            <text:p>"Left malar bone"@en .</text:p>
          </table:table-cell>
          <table:table-cell table:style-name="ce48" office:value-type="string" calcext:value-type="string">
            <text:p>"Left cheekbone"@en .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anat:mandib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andible bo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osselets-oreil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sicles of the right e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osselets-oreil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Ossicles of the left e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artea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lle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martea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lle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enclu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c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enclu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c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etr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tape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etr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tape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enisque-temporo-man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emporomandibular menisc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menisque-temporo-mand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emporomandibular menisc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os-hy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Hyoid bone"@en .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anat:grande-colo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anat:cra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rtebral cranium"@en .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anat:colone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rtebral column"@en .</text:p>
          </table:table-cell>
          <table:table-cell table:style-name="ce48" office:value-type="string" calcext:value-type="string">
            <text:p>"Spine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cervic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rvical column"@en .</text:p>
          </table:table-cell>
          <table:table-cell table:style-name="ce48" office:value-type="string" calcext:value-type="string">
            <text:p>"Cervical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thorac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horacic column"@en .</text:p>
          </table:table-cell>
          <table:table-cell table:style-name="ce48" office:value-type="string" calcext:value-type="string">
            <text:p>"Thoracic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lom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umbar column"@en .</text:p>
          </table:table-cell>
          <table:table-cell table:style-name="ce48" office:value-type="string" calcext:value-type="string">
            <text:p>"Lumbar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pelv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lvic vertebral column"@en .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anat:crane-vertebr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nterior vertebral cranium"@en .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anat:crane-vertebral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vertebral cranium"@en .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anat:crane-vertebr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sterior vertebral cranium"@en .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anat:cv-cervical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cervical column"@en .</text:p>
          </table:table-cell>
          <table:table-cell table:style-name="ce48" office:value-type="string" calcext:value-type="string">
            <text:p>"Superior cervical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cervical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cervical column"@en .</text:p>
          </table:table-cell>
          <table:table-cell table:style-name="ce48" office:value-type="string" calcext:value-type="string">
            <text:p>"Middle cervical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cervical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cervical column"@en .</text:p>
          </table:table-cell>
          <table:table-cell table:style-name="ce48" office:value-type="string" calcext:value-type="string">
            <text:p>"Inferior cervical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thoraciq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thoracic column"@en .</text:p>
          </table:table-cell>
          <table:table-cell table:style-name="ce48" office:value-type="string" calcext:value-type="string">
            <text:p>"Superior thoracic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thoraciq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thoracic column"@en .</text:p>
          </table:table-cell>
          <table:table-cell table:style-name="ce48" office:value-type="string" calcext:value-type="string">
            <text:p>"Middle thoracic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thoraciq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thoracic column"@en .</text:p>
          </table:table-cell>
          <table:table-cell table:style-name="ce48" office:value-type="string" calcext:value-type="string">
            <text:p>"Inferior thoracic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lombai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lumbar column"@en .</text:p>
          </table:table-cell>
          <table:table-cell table:style-name="ce48" office:value-type="string" calcext:value-type="string">
            <text:p>"Superior lumbar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lombai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lumbar column"@en .</text:p>
          </table:table-cell>
          <table:table-cell table:style-name="ce48" office:value-type="string" calcext:value-type="string">
            <text:p>"Inferior lumbar vertebral column"@en .</text:p>
          </table:table-cell>
          <table:table-cell table:number-columns-repeated="3"/>
        </table:table-row>
        <table:table-row table:style-name="ro1">
          <table:table-cell table:style-name="ce47" office:value-type="string" calcext:value-type="string">
            <text:p>anat:cv-pelvienn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pelvic vertebral column"@en .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>
            <text:p>anat:cv-pelvienn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pelvic vertebral column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6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C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7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6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7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8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9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0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T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1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2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3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4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L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5 verte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2-C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2-C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3-C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3-C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4-C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4-C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5-C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5-C6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6-C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6-C7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C7-T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7-T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-T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-T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2-T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2-T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3-T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3-T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4-T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4-T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5-T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5-T6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6-T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6-T7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7-T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7-T8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8-T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8-T9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9-T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9-T10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0-T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0-T1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1-T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1-T1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T12-L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12-L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1-L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1-L2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2-L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2-L3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3-L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3-L4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4-L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4-L5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L5-S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5-S1 intervertebral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div-S5-C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5-Co intervertebral disc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ge-thorac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uperior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uperior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ge-thoraciqu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uperior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iddle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iddle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ge-thoraciqu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iddle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ferior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inferior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ge-thoraciqu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inferior rib c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stern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ternum"@en .</text:p>
          </table:table-cell>
          <table:table-cell table:style-name="ce48" office:value-type="string" calcext:value-type="string">
            <text:p>"Breastbone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6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7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8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9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0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1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2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6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7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8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9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0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1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2th rib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6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7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8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9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rti-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0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6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7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8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9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carti-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0th costal cartilag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pelvis-oss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lvi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sac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ac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st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nd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rd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th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v-S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th sacral vertabra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coccy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ccyx"@en .</text:p>
          </table:table-cell>
          <table:table-cell office:value-type="string" calcext:value-type="string">
            <text:p>"Tail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disque-interpub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pubic disc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ip bone"@en .</text:p>
          </table:table-cell>
          <table:table-cell office:value-type="string" calcext:value-type="string">
            <text:p>"Right pelvic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femur"@en .</text:p>
          </table:table-cell>
          <table:table-cell office:value-type="string" calcext:value-type="string">
            <text:p>"Right thigh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atel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atella"@en .</text:p>
          </table:table-cell>
          <table:table-cell table:style-name="ce48" office:value-type="string" calcext:value-type="string">
            <text:p>"Right kneecap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tibi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ibia"@en .</text:p>
          </table:table-cell>
          <table:table-cell office:value-type="string" calcext:value-type="string">
            <text:p>"Right shin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fib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fibula"@en .</text:p>
          </table:table-cell>
          <table:table-cell table:style-name="ce48" office:value-type="string" calcext:value-type="string">
            <text:p>"Right calf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tal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alus bone"@en .</text:p>
          </table:table-cell>
          <table:table-cell office:value-type="string" calcext:value-type="string">
            <text:p>"Right ankle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calc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lcaneus bone"@en .</text:p>
          </table:table-cell>
          <table:table-cell office:value-type="string" calcext:value-type="string">
            <text:p>"Right hee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nav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navicular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ub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edi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iddle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une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ater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meta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metatarsal bone"@en .</text:p>
          </table:table-cell>
          <table:table-cell office:value-type="string" calcext:value-type="string">
            <text:p>"Right 1st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metatarsal bone"@en .</text:p>
          </table:table-cell>
          <table:table-cell office:value-type="string" calcext:value-type="string">
            <text:p>"Right 2n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metatarsal bone"@en .</text:p>
          </table:table-cell>
          <table:table-cell office:value-type="string" calcext:value-type="string">
            <text:p>"Right 3r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metatarsal bone"@en .</text:p>
          </table:table-cell>
          <table:table-cell office:value-type="string" calcext:value-type="string">
            <text:p>"Right 4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metatarsal bone"@en .</text:p>
          </table:table-cell>
          <table:table-cell office:value-type="string" calcext:value-type="string">
            <text:p>"Right 5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halux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right hallux"@en .</text:p>
          </table:table-cell>
          <table:table-cell table:style-name="ce48" office:value-type="string" calcext:value-type="string">
            <text:p>"Lateral sesamoid bone of the right 1st toe"@en .</text:p>
          </table:table-cell>
          <table:table-cell table:style-name="ce48" office:value-type="string" calcext:value-type="string">
            <text:p>"Lateral sesamoid bone of the righ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R-halux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right hallux"@en .</text:p>
          </table:table-cell>
          <table:table-cell table:style-name="ce48" office:value-type="string" calcext:value-type="string">
            <text:p>"Medial sesamoid bone of the right 1st toe"@en .</text:p>
          </table:table-cell>
          <table:table-cell table:style-name="ce48" office:value-type="string" calcext:value-type="string">
            <text:p>"Medial sesamoid bone of the righ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R-pied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hallux"@en .</text:p>
          </table:table-cell>
          <table:table-cell table:style-name="ce48" office:value-type="string" calcext:value-type="string">
            <text:p>"Proximal phalanx of the righ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ed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hallux"@en .</text:p>
          </table:table-cell>
          <table:table-cell table:style-name="ce48" office:value-type="string" calcext:value-type="string">
            <text:p>"Distal phalanx of the righ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ed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pied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5th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os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arsus"@en .</text:p>
          </table:table-cell>
          <table:table-cell table:style-name="ce48" office:value-type="string" calcext:value-type="string">
            <text:p>"Right tars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tars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osterior tarsus"@en .</text:p>
          </table:table-cell>
          <table:table-cell table:style-name="ce48" office:value-type="string" calcext:value-type="string">
            <text:p>"Right posterior tars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tars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nterior tarsus"@en .</text:p>
          </table:table-cell>
          <table:table-cell table:style-name="ce48" office:value-type="string" calcext:value-type="string">
            <text:p>"Right anterior tars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meta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etatarsus"@en .</text:p>
          </table:table-cell>
          <table:table-cell table:style-name="ce48" office:value-type="string" calcext:value-type="string">
            <text:p>"Right metatars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pied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right hallux"@en .</text:p>
          </table:table-cell>
          <table:table-cell table:style-name="ce48" office:value-type="string" calcext:value-type="string">
            <text:p>"Sesamoid bones of the right 1st toe"@en .</text:p>
          </table:table-cell>
          <table:table-cell table:style-name="ce48" office:value-type="string" calcext:value-type="string">
            <text:p>"Sesamoid bones of the right foot"@en .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anat:R-pied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foot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ied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hallux"@en .</text:p>
          </table:table-cell>
          <table:table-cell table:style-name="ce48" office:value-type="string" calcext:value-type="string">
            <text:p>"Phalanges of the right 1st toe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pied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2nd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ied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3rd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ied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4th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ied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5th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os-arche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medial arch of the right foot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os-arche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lateral arch of the right foot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labrum-aceta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cetabular lab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ibia-menis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meniscus of the righ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ibia-menis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meniscus of the righ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ip bone"@en .</text:p>
          </table:table-cell>
          <table:table-cell office:value-type="string" calcext:value-type="string">
            <text:p>"Left pelvic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femur"@en .</text:p>
          </table:table-cell>
          <table:table-cell office:value-type="string" calcext:value-type="string">
            <text:p>"Left thigh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atel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atella"@en .</text:p>
          </table:table-cell>
          <table:table-cell table:style-name="ce48" office:value-type="string" calcext:value-type="string">
            <text:p>"Left kneecap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tibi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ibia"@en .</text:p>
          </table:table-cell>
          <table:table-cell office:value-type="string" calcext:value-type="string">
            <text:p>"Left shin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fib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fibula"@en .</text:p>
          </table:table-cell>
          <table:table-cell table:style-name="ce48" office:value-type="string" calcext:value-type="string">
            <text:p>"Left calf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tal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alus bone"@en .</text:p>
          </table:table-cell>
          <table:table-cell office:value-type="string" calcext:value-type="string">
            <text:p>"Left ankle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calc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lcaneus bone"@en .</text:p>
          </table:table-cell>
          <table:table-cell office:value-type="string" calcext:value-type="string">
            <text:p>"Left hee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nav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navicular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ub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edi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iddle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une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ateral cune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meta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metatarsal bone"@en .</text:p>
          </table:table-cell>
          <table:table-cell office:value-type="string" calcext:value-type="string">
            <text:p>"Left 1st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metatarsal bone"@en .</text:p>
          </table:table-cell>
          <table:table-cell office:value-type="string" calcext:value-type="string">
            <text:p>"Left 2n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metatarsal bone"@en .</text:p>
          </table:table-cell>
          <table:table-cell office:value-type="string" calcext:value-type="string">
            <text:p>"Left 3rd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metatarsal bone"@en .</text:p>
          </table:table-cell>
          <table:table-cell office:value-type="string" calcext:value-type="string">
            <text:p>"Left 4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metatarsal bone"@en .</text:p>
          </table:table-cell>
          <table:table-cell office:value-type="string" calcext:value-type="string">
            <text:p>"Left 5th metatars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halux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left hallux"@en .</text:p>
          </table:table-cell>
          <table:table-cell table:style-name="ce48" office:value-type="string" calcext:value-type="string">
            <text:p>"Lateral sesamoid bone of the left 1st toe"@en .</text:p>
          </table:table-cell>
          <table:table-cell table:style-name="ce48" office:value-type="string" calcext:value-type="string">
            <text:p>"Lateral sesamoid bone of the lef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L-halux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left hallux"@en .</text:p>
          </table:table-cell>
          <table:table-cell table:style-name="ce48" office:value-type="string" calcext:value-type="string">
            <text:p>"Medial sesamoid bone of the left 1st toe"@en .</text:p>
          </table:table-cell>
          <table:table-cell table:style-name="ce48" office:value-type="string" calcext:value-type="string">
            <text:p>"Medial sesamoid bone of the left foot"@en 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at:L-pied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hallux"@en .</text:p>
          </table:table-cell>
          <table:table-cell table:style-name="ce48" office:value-type="string" calcext:value-type="string">
            <text:p>"Proximal phalanx of the lef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ed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hallux"@en .</text:p>
          </table:table-cell>
          <table:table-cell table:style-name="ce48" office:value-type="string" calcext:value-type="string">
            <text:p>"Distal phalanx of the left 1st to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ed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2n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3rd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4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5th to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pied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5th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os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arsus"@en .</text:p>
          </table:table-cell>
          <table:table-cell table:style-name="ce48" office:value-type="string" calcext:value-type="string">
            <text:p>"Left tars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tars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osterior tarsus"@en .</text:p>
          </table:table-cell>
          <table:table-cell table:style-name="ce48" office:value-type="string" calcext:value-type="string">
            <text:p>"Left posterior tars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tars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nterior tarsus"@en .</text:p>
          </table:table-cell>
          <table:table-cell table:style-name="ce48" office:value-type="string" calcext:value-type="string">
            <text:p>"Left anterior tars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meta-tar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etatarsus"@en .</text:p>
          </table:table-cell>
          <table:table-cell table:style-name="ce48" office:value-type="string" calcext:value-type="string">
            <text:p>"Left metatars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pied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left hallux"@en .</text:p>
          </table:table-cell>
          <table:table-cell table:style-name="ce48" office:value-type="string" calcext:value-type="string">
            <text:p>"Sesamoid bones of the left 1st toe"@en .</text:p>
          </table:table-cell>
          <table:table-cell table:style-name="ce48" office:value-type="string" calcext:value-type="string">
            <text:p>"Sesamoid bones of the left foot"@en .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anat:L-pied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foot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ied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hallux"@en .</text:p>
          </table:table-cell>
          <table:table-cell table:style-name="ce48" office:value-type="string" calcext:value-type="string">
            <text:p>"Phalanges of the left 1st toe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pied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2nd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ied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3rd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ied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4th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ied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5th to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os-arche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medial arch of the left foot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os-arche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ones of the lateral arch of the left foot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labrum-aceta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cetabular labrum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ibia-menis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meniscus of the lef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ibia-menis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meniscus of the left tibi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lav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lavicle"@en .</text:p>
          </table:table-cell>
          <table:table-cell table:style-name="ce48" office:value-type="string" calcext:value-type="string">
            <text:p>"Right collar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capula"@en .</text:p>
          </table:table-cell>
          <table:table-cell table:style-name="ce48" office:value-type="string" calcext:value-type="string">
            <text:p>"Right shoulder blad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hum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umer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rad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radius"@en .</text:p>
          </table:table-cell>
          <table:table-cell table:style-name="ce48" office:value-type="string" calcext:value-type="string">
            <text:p>"Right radi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uln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ln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scaph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scaph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lun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un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iquet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iquetrum"@en .</text:p>
          </table:table-cell>
          <table:table-cell table:style-name="ce48" office:value-type="string" calcext:value-type="string">
            <text:p>"Right triquetr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is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pis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ham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am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pit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pit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apez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pez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peziu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metaC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1st metacarpal bone"@en .</text:p>
          </table:table-cell>
          <table:table-cell office:value-type="string" calcext:value-type="string">
            <text:p>"Right 1st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2nd metacarpal bone"@en .</text:p>
          </table:table-cell>
          <table:table-cell office:value-type="string" calcext:value-type="string">
            <text:p>"Right 2n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3rd metacarpal bone"@en .</text:p>
          </table:table-cell>
          <table:table-cell office:value-type="string" calcext:value-type="string">
            <text:p>"Right 3r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4th metacarpal bone"@en .</text:p>
          </table:table-cell>
          <table:table-cell office:value-type="string" calcext:value-type="string">
            <text:p>"Right 4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etaC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5th metacarpal bone"@en .</text:p>
          </table:table-cell>
          <table:table-cell office:value-type="string" calcext:value-type="string">
            <text:p>"Right 5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pouce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right thumb"@en .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anat:R-pouce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right thumb"@en .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anat:R-main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thumb"@en .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anat:R-main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thumb"@en .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anat:R-main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index"@en .</text:p>
          </table:table-cell>
          <table:table-cell table:style-name="ce48" office:value-type="string" calcext:value-type="string">
            <text:p>"Proximal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index"@en .</text:p>
          </table:table-cell>
          <table:table-cell table:style-name="ce48" office:value-type="string" calcext:value-type="string">
            <text:p>"Intermediate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index"@en .</text:p>
          </table:table-cell>
          <table:table-cell table:style-name="ce48" office:value-type="string" calcext:value-type="string">
            <text:p>"Distal phalanx of the righ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middle finger"@en .</text:p>
          </table:table-cell>
          <table:table-cell table:style-name="ce48" office:value-type="string" calcext:value-type="string">
            <text:p>"Proximal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middle finger"@en .</text:p>
          </table:table-cell>
          <table:table-cell table:style-name="ce48" office:value-type="string" calcext:value-type="string">
            <text:p>"Intermediate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middle finger"@en .</text:p>
          </table:table-cell>
          <table:table-cell table:style-name="ce48" office:value-type="string" calcext:value-type="string">
            <text:p>"Distal phalanx of the righ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ring finger"@en .</text:p>
          </table:table-cell>
          <table:table-cell table:style-name="ce48" office:value-type="string" calcext:value-type="string">
            <text:p>"Proximal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ring finger"@en .</text:p>
          </table:table-cell>
          <table:table-cell table:style-name="ce48" office:value-type="string" calcext:value-type="string">
            <text:p>"Intermediate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ring finger"@en .</text:p>
          </table:table-cell>
          <table:table-cell table:style-name="ce48" office:value-type="string" calcext:value-type="string">
            <text:p>"Distal phalanx of the righ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right little finger"@en .</text:p>
          </table:table-cell>
          <table:table-cell table:style-name="ce48" office:value-type="string" calcext:value-type="string">
            <text:p>"Proximal phalanx of the righ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right little finger"@en .</text:p>
          </table:table-cell>
          <table:table-cell table:style-name="ce48" office:value-type="string" calcext:value-type="string">
            <text:p>"Intermediate phalanx of the righ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right little finger"@en .</text:p>
          </table:table-cell>
          <table:table-cell table:style-name="ce48" office:value-type="string" calcext:value-type="string">
            <text:p>"Distal phalanx of the right 5th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os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rpus"@en .</text:p>
          </table:table-cell>
          <table:table-cell table:style-name="ce48" office:value-type="string" calcext:value-type="string">
            <text:p>"Right carp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os-carpe-comparti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compartment of the right carp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os-carpe-comparti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compartment of the right carp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1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row of the right carp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2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row of the right carp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eta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carpus"@en .</text:p>
          </table:table-cell>
          <table:table-cell table:style-name="ce48" office:value-type="string" calcext:value-type="string">
            <text:p>"Right carpal bone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R-main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right thumb"@en .</text:p>
          </table:table-cell>
          <table:table-cell table:style-name="ce48"/>
          <table:table-cell table:number-columns-repeated="3"/>
        </table:table-row>
        <table:table-row table:style-name="ro1">
          <table:table-cell table:style-name="ce43" office:value-type="string" calcext:value-type="string">
            <text:p>anat:R-main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hand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ain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thumb"@en .</text:p>
          </table:table-cell>
          <table:table-cell table:style-name="ce48" office:value-type="string" calcext:value-type="string">
            <text:p>"Phalanges of the right 1st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main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index"@en .</text:p>
          </table:table-cell>
          <table:table-cell table:style-name="ce48" office:value-type="string" calcext:value-type="string">
            <text:p>"Phalanges of the right 2nd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main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middle finger"@en .</text:p>
          </table:table-cell>
          <table:table-cell table:style-name="ce48" office:value-type="string" calcext:value-type="string">
            <text:p>"Phalanges of the right 3rd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main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ring finger"@en .</text:p>
          </table:table-cell>
          <table:table-cell table:style-name="ce48" office:value-type="string" calcext:value-type="string">
            <text:p>"Phalanges of the right 4th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main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right little finger"@en .</text:p>
          </table:table-cell>
          <table:table-cell table:style-name="ce48" office:value-type="string" calcext:value-type="string">
            <text:p>"Phalanges of the right 5th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R-menisque-ulno-carp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lnocarpal menisc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lav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lavicle"@en .</text:p>
          </table:table-cell>
          <table:table-cell table:style-name="ce48" office:value-type="string" calcext:value-type="string">
            <text:p>"Left collar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capula"@en .</text:p>
          </table:table-cell>
          <table:table-cell table:style-name="ce48" office:value-type="string" calcext:value-type="string">
            <text:p>"Left shoulder blad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hum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umerus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rad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radius"@en .</text:p>
          </table:table-cell>
          <table:table-cell table:style-name="ce48" office:value-type="string" calcext:value-type="string">
            <text:p>"Left radi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uln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lna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scaph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scaph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lun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un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iquetr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iquetrum"@en .</text:p>
          </table:table-cell>
          <table:table-cell table:style-name="ce48" office:value-type="string" calcext:value-type="string">
            <text:p>"Left triquetral bone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is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pisifor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ham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am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pitatu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pitate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apez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pezoid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pezium bo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metaC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1st metacarpal bone"@en .</text:p>
          </table:table-cell>
          <table:table-cell office:value-type="string" calcext:value-type="string">
            <text:p>"Left 1st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2nd metacarpal bone"@en .</text:p>
          </table:table-cell>
          <table:table-cell office:value-type="string" calcext:value-type="string">
            <text:p>"Left 2n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3rd metacarpal bone"@en .</text:p>
          </table:table-cell>
          <table:table-cell office:value-type="string" calcext:value-type="string">
            <text:p>"Left 3rd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4th metacarpal bone"@en .</text:p>
          </table:table-cell>
          <table:table-cell office:value-type="string" calcext:value-type="string">
            <text:p>"Left 4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etaC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5th metacarpal bone"@en .</text:p>
          </table:table-cell>
          <table:table-cell office:value-type="string" calcext:value-type="string">
            <text:p>"Left 5th metacarpu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pouce-sesamoid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sesamoid bone of the left thumb"@en .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anat:L-pouce-sesamoid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sesamoid bone of the left thumb"@en .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anat:L-main-phal-proxi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thumb"@en .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anat:L-main-phal-dist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thumb"@en .</text:p>
          </table:table-cell>
          <table:table-cell table:style-name="ce48"/>
          <table:table-cell table:number-columns-repeated="3"/>
        </table:table-row>
        <table:table-row table:style-name="ro1">
          <table:table-cell office:value-type="string" calcext:value-type="string">
            <text:p>anat:L-main-phal-proxi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index"@en .</text:p>
          </table:table-cell>
          <table:table-cell table:style-name="ce48" office:value-type="string" calcext:value-type="string">
            <text:p>"Proximal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index"@en .</text:p>
          </table:table-cell>
          <table:table-cell table:style-name="ce48" office:value-type="string" calcext:value-type="string">
            <text:p>"Intermediate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index"@en .</text:p>
          </table:table-cell>
          <table:table-cell table:style-name="ce48" office:value-type="string" calcext:value-type="string">
            <text:p>"Distal phalanx of the left 2n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middle finger"@en .</text:p>
          </table:table-cell>
          <table:table-cell table:style-name="ce48" office:value-type="string" calcext:value-type="string">
            <text:p>"Proximal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middle finger"@en .</text:p>
          </table:table-cell>
          <table:table-cell table:style-name="ce48" office:value-type="string" calcext:value-type="string">
            <text:p>"Intermediate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middle finger"@en .</text:p>
          </table:table-cell>
          <table:table-cell table:style-name="ce48" office:value-type="string" calcext:value-type="string">
            <text:p>"Distal phalanx of the left 3rd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ring finger"@en .</text:p>
          </table:table-cell>
          <table:table-cell table:style-name="ce48" office:value-type="string" calcext:value-type="string">
            <text:p>"Proximal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ring finger"@en .</text:p>
          </table:table-cell>
          <table:table-cell table:style-name="ce48" office:value-type="string" calcext:value-type="string">
            <text:p>"Intermediate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ring finger"@en .</text:p>
          </table:table-cell>
          <table:table-cell table:style-name="ce48" office:value-type="string" calcext:value-type="string">
            <text:p>"Distal phalanx of the left 4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proxi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phalanx of the left little finger"@en .</text:p>
          </table:table-cell>
          <table:table-cell table:style-name="ce48" office:value-type="string" calcext:value-type="string">
            <text:p>"Proximal phalanx of the lef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moy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ermediate phalanx of the left little finger"@en .</text:p>
          </table:table-cell>
          <table:table-cell table:style-name="ce48" office:value-type="string" calcext:value-type="string">
            <text:p>"Intermediate phalanx of the left 5th finger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phal-dist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phalanx of the left little finger"@en .</text:p>
          </table:table-cell>
          <table:table-cell table:style-name="ce48" office:value-type="string" calcext:value-type="string">
            <text:p>"Distal phalanx of the left 5th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os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rpus"@en .</text:p>
          </table:table-cell>
          <table:table-cell table:style-name="ce48" office:value-type="string" calcext:value-type="string">
            <text:p>"Left carpal bones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1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dial compartment of the left carp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2e-range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teral compartment of the left carp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os-carpe-comparti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oximal row of the left carp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os-carpe-comparti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istal row of the left carpu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meta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carpus"@en .</text:p>
          </table:table-cell>
          <table:table-cell table:style-name="ce48" office:value-type="string" calcext:value-type="string">
            <text:p>"Left carpal bones"@en 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t:L-main-os-sesam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samoid bones of the left thumb"@en .</text:p>
          </table:table-cell>
          <table:table-cell table:style-name="ce48"/>
          <table:table-cell table:number-columns-repeated="3"/>
        </table:table-row>
        <table:table-row table:style-name="ro1">
          <table:table-cell table:style-name="ce43" office:value-type="string" calcext:value-type="string">
            <text:p>anat:L-main-phalang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hand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main-phalanges-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thumb"@en .</text:p>
          </table:table-cell>
          <table:table-cell table:style-name="ce48" office:value-type="string" calcext:value-type="string">
            <text:p>"Phalanges of the left 1st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main-phalanges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index"@en .</text:p>
          </table:table-cell>
          <table:table-cell table:style-name="ce48" office:value-type="string" calcext:value-type="string">
            <text:p>"Phalanges of the left 2nd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main-phalanges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middle finger"@en .</text:p>
          </table:table-cell>
          <table:table-cell table:style-name="ce48" office:value-type="string" calcext:value-type="string">
            <text:p>"Phalanges of the left 3rd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main-phalanges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ring finger"@en .</text:p>
          </table:table-cell>
          <table:table-cell table:style-name="ce48" office:value-type="string" calcext:value-type="string">
            <text:p>"Phalanges of the left 4th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main-phalanges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halanges of the left little finger"@en .</text:p>
          </table:table-cell>
          <table:table-cell table:style-name="ce48" office:value-type="string" calcext:value-type="string">
            <text:p>"Phalanges of the left 5th finger"@en .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anat:L-menisque-ulno-carp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lnocarpal meniscus"@en .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43" office:value-type="string" calcext:value-type="string">
            <text:p>anat:den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incisiv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cisor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canin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nine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pre-mo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olar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mo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olar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dents-sage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Wisdom 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upper 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dent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upper 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incisiv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incisor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canine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pre-molair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premolar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molair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molar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Upper wisdom 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lower 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dent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lower 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incisiv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incisor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canine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pre-molair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premolar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molair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molars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ower wisdom teeth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incisives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central inciso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incisives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lateral inciso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incisives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central inciso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incisives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lateral inciso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incisives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central inciso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incisives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lateral inciso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incisives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central inciso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incisives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lateral inciso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nines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canine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canines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canine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re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1st pre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re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2nd pre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re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1st pre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re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2nd pre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re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1st pre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pre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2nd pre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re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1st pre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pre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2nd pre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1st 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2nd 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molaire-sup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1st 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molaire-sup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2nd 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1st 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2nd 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molaire-inf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1st 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L-molaire-inf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2nd molar"@en .</text:p>
          </table:table-cell>
          <table:table-cell table:number-columns-repeated="4"/>
        </table:table-row>
        <table:table-row table:style-name="ro1">
          <table:table-cell table:style-name="ce43" office:value-type="string" calcext:value-type="string">
            <text:p>anat:R-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xillary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dents-sagess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xillary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R-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mandibular wisdom tooth"@en 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at:L-dents-sagess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mandibular wisdom tooth"@en .</text:p>
          </table:table-cell>
          <table:table-cell table:number-columns-repeated="4"/>
        </table:table-row>
      </table:table>
      <table:table table:name="OS@jp" table:style-name="ta1">
        <table:table-column table:style-name="co1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row table:style-name="ro4">
          <table:table-cell table:style-name="ce43" office:value-type="string" calcext:value-type="string">
            <text:p>anat:os-cran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頭蓋骨"@jp .</text:p>
          </table:table-cell>
          <table:table-cell table:number-columns-repeated="3"/>
          <table:table-cell table:style-name="ce53"/>
        </table:table-row>
        <table:table-row table:style-name="ro4">
          <table:table-cell table:style-name="ce44" office:value-type="string" calcext:value-type="string">
            <text:p>anat:os-neurocran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os-base-cran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os-voute-cran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os-face-cran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massif-faci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front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前頭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sphenoid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蝶形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occipu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後頭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ariet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頭頂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ariet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頭頂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tempor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側頭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tempor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側頭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ethmoid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篩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vomer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鋤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axilair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上顎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axilair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上顎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alatin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口蓋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alatin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口蓋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os-lacrim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涙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os-lacrim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涙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rnet-nasal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下鼻甲介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rnet-nasal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下鼻甲介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os-nas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鼻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os-nasal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鼻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alair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頬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alair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頬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mandibul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顎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osselets-oreill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耳小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osselets-oreill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耳小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arteau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槌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arteau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槌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enclum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砧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enclum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砧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etrier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鐙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etrier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鐙骨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enisque-temporo-mand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enisque-temporo-mand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os-hyoid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舌骨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grande-colone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rane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olone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脊椎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cervical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thoraciq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lombair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pelvienn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rane-vertebral-an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rane-vertebral-moy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rane-vertebral-pos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cervicale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cervicale-moy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cervicale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thoraciq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thoraciq-moy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thoraciq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lombaire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lombaire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pelvienne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7" office:value-type="string" calcext:value-type="string">
            <text:p>anat:cv-pelvienne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C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環椎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C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軸椎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C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C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C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C6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C7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6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7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8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9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10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1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T1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L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L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L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L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L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C2-C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C3-C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C4-C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C5-C6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C6-C7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C7-T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1-T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2-T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3-T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4-T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5-T6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6-T7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7-T8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8-T9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9-T10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10-T1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11-T1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T12-L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L1-L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L2-L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L3-L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L4-L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L5-S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v-S5-Co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cage-thoraciqu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肋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ge-thoraciqu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右の肋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ge-thoraciqu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左の肋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cage-thoracique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ge-thoracique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ge-thoracique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cage-thoracique-moy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ge-thoracique-moy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ge-thoracique-moy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cage-thoracique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ge-thoracique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ge-thoracique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stern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6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7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8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9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10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1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ote-1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6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7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8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9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10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1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ote-1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6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7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8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9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rti-costal-10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6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7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8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9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carti-costal-10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pelvis-osseux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sacr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S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S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S3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S4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v-S5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coccyx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disque-interpubien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iliaqu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femur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atell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tibi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fibul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talu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calc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nav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cubo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cune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cune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cune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T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T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T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T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T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halux-sesamoide-la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halux-sesamoide-med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proxi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dist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proxi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moy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dist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proxi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moy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dist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proxi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moy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dist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proxi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moy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ed-phal-dist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os-tars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tarse-pos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tarse-an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eta-tars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ied-os-sesamoid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ied-phalang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ied-phalanges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ied-phalanges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ied-phalanges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ied-phalanges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ied-phalanges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os-arche-in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os-arche-ex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labrum-acetabulair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tibia-menisque-med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tibia-menisque-la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iliaqu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femur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atell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tibi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fibul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talu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calc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nav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cubo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cune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cune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cune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T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T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T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T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T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halux-sesamoide-la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halux-sesamoide-med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proxi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dist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proxi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moy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dist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proxi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moy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dist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proxi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moy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dist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proxi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moy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ed-phal-dist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os-tars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tarse-pos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tarse-an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eta-tars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ied-os-sesamoid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ied-phalang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ied-phalanges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ied-phalanges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ied-phalanges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ied-phalanges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ied-phalanges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os-arche-in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os-arche-ex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labrum-acetabulair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tibia-menisque-med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tibia-menisque-la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clavicul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scapul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humeru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radiu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uln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scaphoid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lunat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triquetr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isiform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hamat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capitat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trapezoid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trapez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C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C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C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C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etaC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ouce-sesamoide-la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pouce-sesamoide-med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proxi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dist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proxi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moy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dist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proxi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moy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dist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proxi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moy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dist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proxi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moy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phal-dist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os-carp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os-carpe-comparti-med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os-carpe-comparti-la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1e-rangee-carp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2e-rangee-carp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eta-carp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main-os-sesamoid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ain-phalang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ain-phalanges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ain-phalanges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ain-phalanges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ain-phalanges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ain-phalanges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clavicul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scapul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humeru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radiu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ulna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scaphoid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lunat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triquetr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isiform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hamat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capitatum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trapezoid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trapez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C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C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C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C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etaC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ouce-sesamoide-la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pouce-sesamoide-med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proxi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dist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proxi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moy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dist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proxi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moy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dist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proxi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moy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dist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proxi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moy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phal-dist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os-carp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1e-rangee-carp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2e-rangee-carp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os-carpe-comparti-med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os-carpe-comparti-lat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eta-carp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main-os-sesamoid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ain-phalang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ain-phalanges-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ain-phalanges-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ain-phalanges-III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ain-phalanges-I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ain-phalanges-V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enisque-ulno-carpien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enisque-ulno-carpien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/>
          <table:table-cell table:number-columns-repeated="6"/>
        </table:table-row>
        <table:table-row table:style-name="ro4">
          <table:table-cell table:style-name="ce43" office:value-type="string" calcext:value-type="string">
            <text:p>anat:dent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incisiv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canin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pre-molair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molaires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dents-sagesse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dents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dents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dents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incisives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canines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pre-molaires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molaires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dents-sagesse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dents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dents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dents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incisives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canines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pre-molaires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molaires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dents-sagesse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incisives-sup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incisives-sup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incisives-sup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incisives-sup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incisives-inf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incisives-inf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incisives-inf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incisives-inf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canines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canines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canines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canines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re-molaire-sup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re-molaire-sup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re-molaire-sup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re-molaire-sup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re-molaire-inf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pre-molaire-inf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re-molaire-inf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pre-molaire-inf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olaire-sup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olaire-sup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olaire-sup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olaire-sup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olaire-inf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molaire-inf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olaire-inf-1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L-molaire-inf-2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3" office:value-type="string" calcext:value-type="string">
            <text:p>anat:R-dents-sagesse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dents-sagesse-sup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R-dents-sagesse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>
          <table:table-cell table:style-name="ce48" office:value-type="string" calcext:value-type="string">
            <text:p>anat:L-dents-sagesse-inf</text:p>
          </table:table-cell>
          <table:table-cell table:style-name="ce48" office:value-type="string" calcext:value-type="string">
            <text:p>rdfs:label</text:p>
          </table:table-cell>
          <table:table-cell table:style-name="ce48" office:value-type="string" calcext:value-type="string">
            <text:p>""@jp .</text:p>
          </table:table-cell>
          <table:table-cell table:number-columns-repeated="4"/>
        </table:table-row>
        <table:table-row table:style-name="ro4" table:number-rows-repeated="104815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MSCL@fr" table:style-name="ta1"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2" table:number-columns-repeated="1019" table:default-cell-style-name="ce48"/>
        <table:table-row table:style-name="ro1">
          <table:table-cell table:style-name="ce43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profond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superficiell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profond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o-psoa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aqu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so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d-psoas-td-femoral</text:p>
          </table:table-cell>
          <table:table-cell office:value-type="string" calcext:value-type="string">
            <text:p>rdfs:label</text:p>
          </table:table-cell>
          <table:table-cell table:style-name="ce55" office:value-type="string" calcext:value-type="string">
            <text:p>"Tendon fémoral du muscle grand pso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soa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iriform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bturateur interne et jumeaux droits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intern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supérie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inférie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extern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fémo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 droite : couche superficiell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fessiers droits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fessie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oyen fessie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fessie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gd-fessie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grand fessier droit"@fr .</text:p>
          </table:table-cell>
          <table:table-cell office:value-type="string" calcext:value-type="string">
            <text:p>"Muscle grand fessier droit : faisceau superficiel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gd-fessie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grand fessier droit"@fr .</text:p>
          </table:table-cell>
          <table:table-cell office:value-type="string" calcext:value-type="string">
            <text:p>"Muscle grand fessier droit : faisceau profond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nseur du fascia lata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cuisse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quadriceps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-td-reflech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fléchi du muscle droit fémor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droit-femoral-td-direc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irect du muscle droit fémoral droit"@fr .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anat:R-mscl-droit-femoral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droit fémo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vast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médi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vaste-med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médi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vaste-in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intermédi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vaste-inter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intermédi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vast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aste laté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vaste-lat-td-pate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atellaire du muscle vaste laté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artoriu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ticulaire du genou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édiaux de la cuisse droit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ctiné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dducteur du fém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dducteur du fém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gd-add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adducteur du fém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gd-add-femur-faisceau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grand adducteur du fémur droit"@fr .</text:p>
          </table:table-cell>
          <table:table-cell office:value-type="string" calcext:value-type="string">
            <text:p>"Muscle grand adducteur du fémur droit : faisceau ant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gd-add-femur-faisceau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grand adducteur du fémur droit"@fr .</text:p>
          </table:table-cell>
          <table:table-cell office:value-type="string" calcext:value-type="string">
            <text:p>"Muscle grand adducteur du fémur droit : faisceau post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cil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cuisse droit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fémo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biceps-femor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fémoral droit"@fr .</text:p>
          </table:table-cell>
          <table:table-cell office:value-type="string" calcext:value-type="string">
            <text:p>"Muscle biceps fémoral droit : chef long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biceps-femor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fémoral droit"@fr .</text:p>
          </table:table-cell>
          <table:table-cell office:value-type="string" calcext:value-type="string">
            <text:p>"Muscle biceps fémoral droit : chef cour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biceps-femoral-td-inf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fibulaire du muscle biceps fémo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biceps-femoral-td-inf-expensi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pansions du tendon fibulaire du muscle bicep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tendineu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membraneu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emi-membraneux-td-direc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irect du muscle semi-membraneu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emi-membraneux-td-reflech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fléchi du muscle semi-membraneu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emi-membraneux-td-recure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récurent du muscle semi-membraneu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tte d’oie droit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jambe droit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antérie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lg-ext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2">e</text:span> orteil du muscle long exten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lg-ext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2">e</text:span> orteil du muscle long exten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lg-ext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2">e</text:span> orteil du muscle long exten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lg-ext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2">e</text:span> orteil du muscle long exten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hallu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atéraux de la jambe droit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ibul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fibulaire-chef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supérieur du muscle long fibulaire droit"@fr .</text:p>
          </table:table-cell>
          <table:table-cell office:value-type="string" calcext:value-type="string">
            <text:p>"Muscle long fibulaire droit : chef sup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lg-fibulaire-chef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antérieur du muscle long fibulaire droit"@fr .</text:p>
          </table:table-cell>
          <table:table-cell office:value-type="string" calcext:value-type="string">
            <text:p>"Muscle long fibulaire droit : chef ant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lg-fibulaire-chef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postérieur du muscle long fibulaire droit"@fr .</text:p>
          </table:table-cell>
          <table:table-cell office:value-type="string" calcext:value-type="string">
            <text:p>"Muscle long fibulaire droit : chef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ibulair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oisième fibul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jambe droit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su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gastrocnem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astrocnémien méd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gastrocnem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astrocnémien laté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ole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olé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triceps-sural-td-achile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alcanéen droit"@fr .</text:p>
          </table:table-cell>
          <table:table-cell office:value-type="string" calcext:value-type="string">
            <text:p>"Tendon achiléen droi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lant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oplité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postérieur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ibial-post-td-pp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principal du muscle tibial postérieur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ibial-post-td-expensio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pansions du tendon du muscle tibial postérie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es orteil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fleR-orteils-td-commu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ommun du muscle long fléchis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lg-fle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2">e</text:span> orteil du muscle long fléchis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lg-fle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2">e</text:span> orteil du muscle long fléchis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lg-fle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2">e</text:span> orteil du muscle long fléchis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lg-fle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2">e</text:span> orteil du muscle long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hallux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superficiel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hallu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hallu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fleR-hallux-td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médial du muscle court fléchisseur du hallu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fleR-hallux-td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latéral du muscle court fléchiss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hallu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hallux-chef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adducteur du hallus droit"@fr .</text:p>
          </table:table-cell>
          <table:table-cell office:value-type="string" calcext:value-type="string">
            <text:p>"Muscle adducteur du hallus droit : chef oblique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addR-hallux-chef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transverse du muscle adducteur du hallus droit"@fr .</text:p>
          </table:table-cell>
          <table:table-cell office:value-type="string" calcext:value-type="string">
            <text:p>"Muscle adducteur du hallus droit : chef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superficiel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2">e</text:span> ortei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profond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<text:span text:style-name="T2">e</text:span> orteil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5<text:span text:style-name="T2">e</text:span> ortei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superficiel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crt-fle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2">e</text:span> orteil du muscle court fléchisseur des orteils droit"@fr 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at:R-mscl-crt-fle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2">e</text:span> orteil du muscle court fléchisseur des orteils droit"@fr 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at:R-mscl-crt-fle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2">e</text:span> orteil du muscle court fléchisseur des orteils droit"@fr 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at:R-mscl-crt-fleR-orteils-td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2">e</text:span> orteil du muscle court fléchisseur des orteil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moyen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lant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arre-plantaire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carré plantaire droit"@fr .</text:p>
          </table:table-cell>
          <table:table-cell office:value-type="string" calcext:value-type="string">
            <text:p>"Muscle carré plantaire droit : chef médial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carre-plantaire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carré plantaire droit"@fr .</text:p>
          </table:table-cell>
          <table:table-cell office:value-type="string" calcext:value-type="string">
            <text:p>"Muscle carré plantaire droit 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profond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u pied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lombrical du pied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lantaires droits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3<text:span text:style-name="T2">e</text:span> orteil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4<text:span text:style-name="T2">e</text:span> orteil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5<text:span text:style-name="T2">e</text:span> ortei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orsaux du pied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es orteil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crt-extR-orteils-td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2">e</text:span> orteil du muscle court extenseur des orteils droit"@fr 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at:R-mscl-crt-extR-orteils-td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2">e</text:span> orteil du muscle court extenseur des orteils droit"@fr 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anat:R-mscl-crt-extR-orteils-td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2">e</text:span> orteil du muscle court extenseur des orteil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hallu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u pied droits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u pied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u pied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dorsal du pied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ceinture pelvienne gauche : couche profond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ilio-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iliaqu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rand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soas-td-femo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fémoral du muscle grand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etit psoa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iriform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obturateur interne et jumeaux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obturateur in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jumeau sup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jumeau inférieu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obturateur externe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arré fémo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ceinture pelvienne gauche : couche superficiell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fessiers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etit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moyen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rand fessier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fessier-fx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superficiel du muscle grand fessier gauche"@fr .</text:p>
          </table:table-cell>
          <table:table-cell table:style-name="ce49" office:value-type="string" calcext:value-type="string">
            <text:p>"Muscle grand fessier gauche : faisceau superficie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fessier-fx-pf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profond du muscle grand fessier gauche"@fr .</text:p>
          </table:table-cell>
          <table:table-cell table:style-name="ce49" office:value-type="string" calcext:value-type="string">
            <text:p>"Muscle grand fessier gauche 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tenseur du fascia lata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antérieurs de la cuiss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quadriceps fémo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droit-femo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droit fémo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reflech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réfléchi du muscle droit fémo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direc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irect du muscle droit fémo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droit-femoral-td-patel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patellaire du muscle droit fémo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vaste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vaste médi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vaste-med-td-patel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patellaire du muscle vaste médi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vaste-inte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vaste intermédiair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vaste-inter-td-patel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patellaire du muscle vaste intermédiair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vaste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vaste laté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vaste-lat-td-patel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patellaire du muscle vaste laté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sartoriu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articulaire du genou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médiaux de la cuiss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ectiné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add-femu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adducteur du fémur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add-femu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adducteur du fémur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gd-add-femu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rand adducteur du fémur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gd-add-femur-faisceau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antérieur du muscle grand adducteur du fémur gauche"@fr .</text:p>
          </table:table-cell>
          <table:table-cell table:style-name="ce49" office:value-type="string" calcext:value-type="string">
            <text:p>"Muscle grand adducteur du fémur gauche : faisceau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add-femur-faisceau-pos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postérieur du muscle grand adducteur du fémur gauche"@fr .</text:p>
          </table:table-cell>
          <table:table-cell table:style-name="ce49" office:value-type="string" calcext:value-type="string">
            <text:p>"Muscle grand adducteur du fémur gauche : faisceau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racil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ostérieurs de la cuiss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biceps fémo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biceps-femoral-chef-lg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long du muscle biceps fémoral gauche"@fr .</text:p>
          </table:table-cell>
          <table:table-cell table:style-name="ce49" office:value-type="string" calcext:value-type="string">
            <text:p>"Muscle biceps fémoral gauche 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biceps-femoral-chef-cr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court du muscle biceps fémoral gauche"@fr .</text:p>
          </table:table-cell>
          <table:table-cell table:style-name="ce49" office:value-type="string" calcext:value-type="string">
            <text:p>"Muscle biceps fémoral gauche : chef cour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biceps-femoral-td-inf-fib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fibulaire du muscle biceps fémo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biceps-femoral-td-inf-expensio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Expansions du tendon fibulaire du muscle bicep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semi-tendineux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semi-membraneux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direc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irect du muscle semi-membraneux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reflech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réfléchi du muscle semi-membraneux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semi-membraneux-td-recure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récurent du muscle semi-membraneux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patte d’oi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antérieurs de la jamb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tibial antérieur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exten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2e orteil du muscle long exten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3e orteil du muscle long exten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4e orteil du muscle long exten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extR-orteils-td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5e orteil du muscle long exten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extenseur du hallux gauche"@fr .</text:p>
          </table:table-cell>
          <table:table-cell table:style-name="ce49"/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latéraux de la jamb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fibulair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fibulaire-chef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supérieur du muscle long fibulaire gauche"@fr .</text:p>
          </table:table-cell>
          <table:table-cell table:style-name="ce49" office:value-type="string" calcext:value-type="string">
            <text:p>"Muscle long fibulaire gauche : chef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ibulaire-chef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antérieur du muscle long fibulaire gauche"@fr .</text:p>
          </table:table-cell>
          <table:table-cell table:style-name="ce49" office:value-type="string" calcext:value-type="string">
            <text:p>"Muscle long fibulaire gauche : chef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ibulaire-chef-pos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postérieur du muscle long fibulaire gauche"@fr .</text:p>
          </table:table-cell>
          <table:table-cell table:style-name="ce49" office:value-type="string" calcext:value-type="string">
            <text:p>"Muscle long fibulaire gauche : chef pos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fibulair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troisième fibulair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ostérieurs de la jamb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triceps su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gastrocnemien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astrocnémien médi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gastrocnemien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astrocnémien latéra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sole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soléair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triceps-sural-td-achilee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calcanéen gauche"@fr .</text:p>
          </table:table-cell>
          <table:table-cell table:style-name="ce49" office:value-type="string" calcext:value-type="string">
            <text:p>"Tendon achiléen gauche 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lantair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oplité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tibial postérieur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tibial-post-td-pp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principal du muscle tibial postérieur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tibial-post-td-expension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Expansions du tendon du muscle tibial postérieur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commu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commun du muscle long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2e orteil du muscle long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3e orteil du muscle long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4e orteil du muscle long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fleR-orteils-td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5e orteil du muscle long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fléchisseur du hallux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médiaux gauches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médiaux gauches : plan superficiel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abducteur du hallu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fléchisseur du hallu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fleR-hallux-td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médial du muscle court fléchisseur du hallu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fleR-hallux-td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latéral du muscle court fléchisseur du hallu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médiaux gauches : plan profond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adducteur du hallu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addR-hallux-chef-obliqu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oblique du muscle adducteur du hallus gauche"@fr .</text:p>
          </table:table-cell>
          <table:table-cell table:style-name="ce49" office:value-type="string" calcext:value-type="string">
            <text:p>"Muscle adducteur du hallus gauche : chef oblique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addR-hallux-chef-trs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transverse du muscle adducteur du hallus gauche"@fr .</text:p>
          </table:table-cell>
          <table:table-cell table:style-name="ce49" office:value-type="string" calcext:value-type="string">
            <text:p>"Muscle adducteur du hallus gauche : chef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latéraux gauches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latéraux gauches : plan superficiel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abducteur du 5e ortei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latéraux gauches : plan profond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abducteur du 5e orteil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opposant du 5e orteil gauche"@fr .</text:p>
          </table:table-cell>
          <table:table-cell table:style-name="ce49"/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intermédiaires gauches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intermédiaires gauches : plan superficiel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2e orteil du muscle court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3e orteil du muscle court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4e orteil du muscle court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rt-fleR-orteils-td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5e orteil du muscle court fléchisseur des orteils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intermédiaires gauches : plan moyen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arré plantaire gauche"@fr .</text:p>
          </table:table-cell>
          <table:table-cell table:style-name="ce49"/>
          <table:table-cell table:number-columns-repeated="1020"/>
        </table:table-row>
        <table:table-row table:style-name="ro1">
          <table:table-cell office:value-type="string" calcext:value-type="string">
            <text:p>anat:L-mscl-carre-plantaire-chef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médial du muscle carré plantaire gauche"@fr .</text:p>
          </table:table-cell>
          <table:table-cell table:style-name="ce49" office:value-type="string" calcext:value-type="string">
            <text:p>"Muscle carré plantaire gauche 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arre-plantaire-chef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latéral du muscle carré plantaire gauche"@fr .</text:p>
          </table:table-cell>
          <table:table-cell table:style-name="ce49" office:value-type="string" calcext:value-type="string">
            <text:p>"Muscle carré plantaire gauche 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lantaires intermédiaires gauches 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lombric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remier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ux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rois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Quatriième muscle lombric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interosseux plantaires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interosseux plantaire du 3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interosseux plantaire du 4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interosseux plantaire du 5e ortei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orsaux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2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3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orteils-td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4e orteil du muscle court extenseur des orteils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extenseur du hallux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interosseux dorsaux du pied gauches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remier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ux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roisième muscle interosseux dorsal du pied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Quatriième muscle interosseux dorsal du pied gauch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subdivision 1)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subdivision 2)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superficiell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droite : couche profonde (subdivision 1)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scapula droit"@fr .</text:p>
          </table:table-cell>
          <table:table-cell office:value-type="string" calcext:value-type="string">
            <text:p>"Muscle angulaire de la scapula droi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clavie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ecto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profonde (subdivision 1)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rhomboides droits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homboid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homboid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ntelé antérie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dentele-an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dentelé antérieur droit"@fr .</text:p>
          </table:table-cell>
          <table:table-cell office:value-type="string" calcext:value-type="string">
            <text:p>"Muscle dentelé antérieur droit : faisceau sup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dentele-ant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ntelé aérieur droit"@fr .</text:p>
          </table:table-cell>
          <table:table-cell office:value-type="string" calcext:value-type="string">
            <text:p>"Muscle dentelé antérieur droit : faisceau moyen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dentele-an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dentelé aérieur droit"@fr .</text:p>
          </table:table-cell>
          <table:table-cell office:value-type="string" calcext:value-type="string">
            <text:p>"Muscle dentelé antérieur droit : faisceau inf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 droite : couche superficiell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pèz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trapeze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trapèze droit"@fr .</text:p>
          </table:table-cell>
          <table:table-cell office:value-type="string" calcext:value-type="string">
            <text:p>"Muscle trapèze droit : faisceau sup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trapez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trapèze droit"@fr .</text:p>
          </table:table-cell>
          <table:table-cell office:value-type="string" calcext:value-type="string">
            <text:p>"Muscle trapèze droit : faisceau moyen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trapeze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trapèze droit"@fr .</text:p>
          </table:table-cell>
          <table:table-cell office:value-type="string" calcext:value-type="string">
            <text:p>"Muscle trapèze droit : faisceau inf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ors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ector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gd-pectoral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grand pectoral droit"@fr .</text:p>
          </table:table-cell>
          <table:table-cell office:value-type="string" calcext:value-type="string">
            <text:p>"Muscle grand pectoral droit : faisceau sup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gd-pectoral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grand pectoral droit"@fr .</text:p>
          </table:table-cell>
          <table:table-cell office:value-type="string" calcext:value-type="string">
            <text:p>"Muscle grand pectoral droit : faisceau moyen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gd-pectoral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grand pectoral droit"@fr .</text:p>
          </table:table-cell>
          <table:table-cell office:value-type="string" calcext:value-type="string">
            <text:p>"Muscle grand pectoral droit : faisceau inf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ropres de l’épaule droit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raépineu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fraépineu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ond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ond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scapul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ltoïd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deltoid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deltoïde droit"@fr .</text:p>
          </table:table-cell>
          <table:table-cell office:value-type="string" calcext:value-type="string">
            <text:p>"Muscle deltoïde droit : faisceau ant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deltoid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ltoïde droit"@fr .</text:p>
          </table:table-cell>
          <table:table-cell office:value-type="string" calcext:value-type="string">
            <text:p>"Muscle deltoïde droit : faisceau moyen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deltoid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deltoïde droit"@fr .</text:p>
          </table:table-cell>
          <table:table-cell office:value-type="string" calcext:value-type="string">
            <text:p>"Muscle deltoïde droit : faisceau post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u bra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brachi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biceps-brachi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brachial droit"@fr .</text:p>
          </table:table-cell>
          <table:table-cell office:value-type="string" calcext:value-type="string">
            <text:p>"Muscle biceps brachial droit : chef cour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b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brachial droit"@fr .</text:p>
          </table:table-cell>
          <table:table-cell office:value-type="string" calcext:value-type="string">
            <text:p>"Muscle biceps brachial droit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raco-brach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u bra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brachial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r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triceps brachial droit"@fr .</text:p>
          </table:table-cell>
          <table:table-cell office:value-type="string" calcext:value-type="string">
            <text:p>"Muscle triceps brachial droit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triceps-brachial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triceps brachial droit"@fr .</text:p>
          </table:table-cell>
          <table:table-cell office:value-type="string" calcext:value-type="string">
            <text:p>"Muscle triceps brachial droit 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triceps-brachial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triceps brachial droit"@fr .</text:p>
          </table:table-cell>
          <table:table-cell office:value-type="string" calcext:value-type="string">
            <text:p>"Muscle triceps brachial droit 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’avant-bra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o-radial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rond pronate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rond-pronateur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rond pronateur droit"@fr .</text:p>
          </table:table-cell>
          <table:table-cell office:value-type="string" calcext:value-type="string">
            <text:p>"Muscle rond pronateur droit : chef huméral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rond-pronateur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rond pronateur droit"@fr .</text:p>
          </table:table-cell>
          <table:table-cell office:value-type="string" calcext:value-type="string">
            <text:p>"Muscle rond pronateur droit : chef ulnaire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radial du carp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palmair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ulnaire du carp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fleR-ulnaire-carpe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fléchisseur ulnaire du carpe droit"@fr .</text:p>
          </table:table-cell>
          <table:table-cell office:value-type="string" calcext:value-type="string">
            <text:p>"Muscle fléchisseur ulnaire du carpe droit : chef huméral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fleR-ulnaire-carpe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fléchisseur ulnaire du carpe droit"@fr .</text:p>
          </table:table-cell>
          <table:table-cell office:value-type="string" calcext:value-type="string">
            <text:p>"Muscle fléchisseur ulnaire du carpe droit : chef ulnaire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profond des doigt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fleR-pfd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2">e</text:span> doigt du muscle fléchisseur profond des doigts droit"@fr .</text:p>
          </table:table-cell>
          <table:table-cell office:value-type="string" calcext:value-type="string">
            <text:p>"Muscle fléchisseur profond des doigts droit : tendon du 2<text:span text:style-name="T2">e</text:span> doigt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fleR-pfd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2">e</text:span> doigt du muscle fléchisseur profond des doigts droit"@fr .</text:p>
          </table:table-cell>
          <table:table-cell office:value-type="string" calcext:value-type="string">
            <text:p>"Muscle fléchisseur profond des doigts droit : tendon du 3<text:span text:style-name="T2">e</text:span> doigt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fleR-pfd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2">e</text:span> doigt du muscle fléchisseur profond des doigts droit"@fr .</text:p>
          </table:table-cell>
          <table:table-cell office:value-type="string" calcext:value-type="string">
            <text:p>"Muscle fléchisseur profond des doigts droit : tendon du 4<text:span text:style-name="T2">e</text:span> doigt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fleR-pfd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2">e</text:span> doigt du muscle fléchisseur profond des doigts droit"@fr .</text:p>
          </table:table-cell>
          <table:table-cell office:value-type="string" calcext:value-type="string">
            <text:p>"Muscle fléchisseur profond des doigts droit : tendon du 5<text:span text:style-name="T2">e</text:span>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spuerficiel des doigts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fleR-supL-doigts-chef-humero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o-ulnaire du muscle fléchisseur superficiel des doigts droit"@fr .</text:p>
          </table:table-cell>
          <table:table-cell office:value-type="string" calcext:value-type="string">
            <text:p>"Muscle fléchisseur superficiel des doigts droit : chef huméro-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fleR-supL-doigts-chef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radial du muscle fléchisseur superficiel des doigts droit"@fr .</text:p>
          </table:table-cell>
          <table:table-cell office:value-type="string" calcext:value-type="string">
            <text:p>"Muscle fléchisseur superficiel des doigts droit : chef radial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fleR-supL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2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2<text:span text:style-name="T2">e</text:span> doigt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fleR-supL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2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3<text:span text:style-name="T2">e</text:span> doigt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fleR-supL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2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4<text:span text:style-name="T2">e</text:span> doigt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fleR-supL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2">e</text:span> doigt du muscle fléchisseur superficiel des doigts droit"@fr .</text:p>
          </table:table-cell>
          <table:table-cell office:value-type="string" calcext:value-type="string">
            <text:p>"Muscle fléchisseur superficiel des doigts droit : tendon du 5<text:span text:style-name="T2">e</text:span> doig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pouc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pinateur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suppinateu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suppinateur droit"@fr .</text:p>
          </table:table-cell>
          <table:table-cell office:value-type="string" calcext:value-type="string">
            <text:p>"Muscle suppinateur droit : faisceau superficiel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suppinateu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suppinateur droit"@fr .</text:p>
          </table:table-cell>
          <table:table-cell office:value-type="string" calcext:value-type="string">
            <text:p>"Muscle suppinateur droit : faisceau profond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ronateur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’avant-bras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radial du carp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radial du carp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s doigts droit"@fr .</text:p>
          </table:table-cell>
          <table:table-cell table:number-columns-repeated="1021"/>
        </table:table-row>
        <table:table-row table:style-name="ro5">
          <table:table-cell table:style-name="ce43" office:value-type="string" calcext:value-type="string">
            <text:p>anat:R-mscl-extR-doigts-t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2<text:span text:style-name="T2">e</text:span> doigt du muscle extenseur des doigts droit"@fr .</text:p>
          </table:table-cell>
          <table:table-cell office:value-type="string" calcext:value-type="string">
            <text:p>"Muscle extenseur des doigts droit : tendon du 2e doigt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extR-doigts-t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3<text:span text:style-name="T2">e</text:span> doigt du muscle extenseur des doigts droit"@fr .</text:p>
          </table:table-cell>
          <table:table-cell office:value-type="string" calcext:value-type="string">
            <text:p>"Muscle extenseur des doigts droit : tendon du 3<text:span text:style-name="T2">e</text:span> doigt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extR-doigts-t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4<text:span text:style-name="T2">e</text:span> doigt du muscle extenseur des doigts droit"@fr .</text:p>
          </table:table-cell>
          <table:table-cell office:value-type="string" calcext:value-type="string">
            <text:p>"Muscle extenseur des doigts droit : tendon du 4<text:span text:style-name="T2">e</text:span> doigt"@fr .</text:p>
          </table:table-cell>
          <table:table-cell table:number-columns-repeated="1020"/>
        </table:table-row>
        <table:table-row table:style-name="ro5">
          <table:table-cell table:style-name="ce43" office:value-type="string" calcext:value-type="string">
            <text:p>anat:R-mscl-extR-doigts-t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du 5<text:span text:style-name="T2">e</text:span> doigt du muscle extenseur des doigts droit"@fr .</text:p>
          </table:table-cell>
          <table:table-cell office:value-type="string" calcext:value-type="string">
            <text:p>"Muscle extenseur des doigts droit : tendon du 5<text:span text:style-name="T2">e</text:span> doig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u petit doigt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ulnaire du carp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nconé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abd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bducteur du pouc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pouce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extr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 l’index droit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 droit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superficiel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etit doigt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 droite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superficiel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bduct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moyen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crt-fleR-pouce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court fléchisseur du pouce droit"@fr .</text:p>
          </table:table-cell>
          <table:table-cell office:value-type="string" calcext:value-type="string">
            <text:p>"Muscle court fléchisseur du pouce droit : faisceau superficie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crt-fleR-pouce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court fléchisseur du pouce droit"@fr .</text:p>
          </table:table-cell>
          <table:table-cell office:value-type="string" calcext:value-type="string">
            <text:p>"Muscle court fléchisseur du pouce droit 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profond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pouce droit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addR-pouce-fx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du muscle adducteur du pouce droit"@fr .</text:p>
          </table:table-cell>
          <table:table-cell office:value-type="string" calcext:value-type="string">
            <text:p>"Muscle adducteur du pouce droit : faisceau obliqu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R-mscl-addR-pouce-fx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transverse du muscle adducteur du pouce droit"@fr .</text:p>
          </table:table-cell>
          <table:table-cell office:value-type="string" calcext:value-type="string">
            <text:p>"Muscle adducteur du pouce droit : faisceau transverse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oy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superficiel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lombric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loge-moy-main-plan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profond"@fr .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dorsal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almaires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ième muscle interosseux palmair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droit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ceinture scapulaire gauche : couche profonde (subdivision 1)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élévateur de la scapula gauche"@fr .</text:p>
          </table:table-cell>
          <table:table-cell table:style-name="ce51" office:value-type="string" calcext:value-type="string">
            <text:p>"Muscle angulaire de la scapula gauch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subclavie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etit pector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ceinture scapulaire gauche : couche profonde (subdivision 1)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rhomboides gauches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etit rhomboi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rand rhomboi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dentelé antéri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ntele-ant-fx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supérieur du muscle dentelé antérieur gauche"@fr .</text:p>
          </table:table-cell>
          <table:table-cell office:value-type="string" calcext:value-type="string">
            <text:p>"Muscle dentelé antérieur gauche : faisceau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ntele-ant-fx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moyen du muscle dentelé aérieur gauche"@fr .</text:p>
          </table:table-cell>
          <table:table-cell office:value-type="string" calcext:value-type="string">
            <text:p>"Muscle dentelé antérieur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ntele-ant-fx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inférieur du muscle dentelé aérieur gauche"@fr .</text:p>
          </table:table-cell>
          <table:table-cell office:value-type="string" calcext:value-type="string">
            <text:p>"Muscle dentelé antérieur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ceinture scapulaire gauche : couche superficiell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trapèz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apeze-fx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supérieur du muscle trapèze gauche"@fr .</text:p>
          </table:table-cell>
          <table:table-cell office:value-type="string" calcext:value-type="string">
            <text:p>"Muscle trapèze gauche : faisceau sup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apeze-fx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moyen du muscle trapèze gauche"@fr .</text:p>
          </table:table-cell>
          <table:table-cell office:value-type="string" calcext:value-type="string">
            <text:p>"Muscle trapèze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apeze-fx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inférieur du muscle trapèze gauche"@fr .</text:p>
          </table:table-cell>
          <table:table-cell office:value-type="string" calcext:value-type="string">
            <text:p>"Muscle trapèze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rand dors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rand pector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-fx-sup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supérieur du muscle grand pectoral gauche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pectoral-fx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moyen du muscle grand pectoral gauche"@fr .</text:p>
          </table:table-cell>
          <table:table-cell office:value-type="string" calcext:value-type="string">
            <text:p>"Muscle grand pectoral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gd-pectoral-fx-inf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inférieur du muscle grand pectoral gauche"@fr .</text:p>
          </table:table-cell>
          <table:table-cell office:value-type="string" calcext:value-type="string">
            <text:p>"Muscle grand pectoral gauche : faisceau inf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ropres de l’épaul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supraépineu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infraépineu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petit rond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grand rond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subscapulair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deltoïd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deltoide-fx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antérieur du muscle deltoïde gauche"@fr .</text:p>
          </table:table-cell>
          <table:table-cell table:style-name="ce49" office:value-type="string" calcext:value-type="string">
            <text:p>"Muscle deltoïde gauche : faisceau antérieur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ltoide-fx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moyen du muscle deltoïde gauche"@fr .</text:p>
          </table:table-cell>
          <table:table-cell table:style-name="ce49" office:value-type="string" calcext:value-type="string">
            <text:p>"Muscle deltoïde gauche : faisceau moyen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deltoide-fx-pos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postérieur du muscle deltoïde gauche"@fr .</text:p>
          </table:table-cell>
          <table:table-cell table:style-name="ce49" office:value-type="string" calcext:value-type="string">
            <text:p>"Muscle deltoïde gauche : faisceau postérieur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antérieurs du 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biceps 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iceps-brachial-chef-cr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court du muscle biceps brachial gauche"@fr .</text:p>
          </table:table-cell>
          <table:table-cell table:style-name="ce49" office:value-type="string" calcext:value-type="string">
            <text:p>"Muscle biceps brachial gauche : chef cour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biceps-brachial-chef-lg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long du muscle biceps brachial gauche"@fr .</text:p>
          </table:table-cell>
          <table:table-cell table:style-name="ce49" office:value-type="string" calcext:value-type="string">
            <text:p>"Muscle biceps brachial gauche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raco-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brachial gauche"@fr . 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ostérieurs du 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triceps brach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riceps-brachial-chef-lg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long du muscle triceps brachial gauche"@fr .</text:p>
          </table:table-cell>
          <table:table-cell table:style-name="ce49" office:value-type="string" calcext:value-type="string">
            <text:p>"Muscle triceps brachial gauche : chef long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iceps-brachial-chef-me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médial du muscle triceps brachial gauche"@fr .</text:p>
          </table:table-cell>
          <table:table-cell table:style-name="ce49" office:value-type="string" calcext:value-type="string">
            <text:p>"Muscle triceps brachial gauche : chef médi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triceps-brachial-chef-la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latéral du muscle triceps brachial gauche"@fr .</text:p>
          </table:table-cell>
          <table:table-cell table:style-name="ce49" office:value-type="string" calcext:value-type="string">
            <text:p>"Muscle triceps brachial gauche : chef lat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antérieurs de l’avant-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brachio-radial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rond pro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rond-pronateur-chef-hume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huméral du muscle rond pronateur gauche"@fr .</text:p>
          </table:table-cell>
          <table:table-cell table:style-name="ce49" office:value-type="string" calcext:value-type="string">
            <text:p>"Muscle rond pronateur gauche : chef huméral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rond-pronateur-chef-uln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ulnaire du muscle rond pronateur gauche"@fr .</text:p>
          </table:table-cell>
          <table:table-cell table:style-name="ce49" office:value-type="string" calcext:value-type="string">
            <text:p>"Muscle rond pronateur gauche : chef 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fléchis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palmair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fléchisseur ulnaire du carpe gauche"@fr . 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L-mscl-fleR-ulnaire-carpe-chef-humer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huméral du muscle fléchisseur ulnaire du carpe gauche"@fr .</text:p>
          </table:table-cell>
          <table:table-cell table:style-name="ce49" office:value-type="string" calcext:value-type="string">
            <text:p>"Muscle fléchisseur ulnaire du carpe gauche : chef huméral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fleR-ulnaire-carpe-chef-uln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ulnaire du muscle fléchisseur ulnaire du carpe gauche"@fr .</text:p>
          </table:table-cell>
          <table:table-cell table:style-name="ce49" office:value-type="string" calcext:value-type="string">
            <text:p>"Muscle fléchisseur ulnaire du carpe gauche : chef 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fléchisseur profond des doigts gauche"@fr . 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L-mscl-fleR-pfd-doigts-td-du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2e doigt du muscle fléchisseur profond des doigts gauche"@fr .</text:p>
          </table:table-cell>
          <table:table-cell table:style-name="ce49" office:value-type="string" calcext:value-type="string">
            <text:p>"Muscle fléchisseur profond des doigts gauche : tendon du 2e doig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fleR-pfd-doigts-td-du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3e doigt du muscle fléchisseur profond des doigts gauche"@fr .</text:p>
          </table:table-cell>
          <table:table-cell table:style-name="ce49" office:value-type="string" calcext:value-type="string">
            <text:p>"Muscle fléchisseur profond des doigts gauche : tendon du 3e doig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fleR-pfd-doigts-td-du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4e doigt du muscle fléchisseur profond des doigts gauche"@fr .</text:p>
          </table:table-cell>
          <table:table-cell table:style-name="ce49" office:value-type="string" calcext:value-type="string">
            <text:p>"Muscle fléchisseur profond des doigts gauche : tendon du 4e doig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fleR-pfd-doigts-td-du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5e doigt du muscle fléchisseur profond des doigts gauche"@fr .</text:p>
          </table:table-cell>
          <table:table-cell table:style-name="ce49" office:value-type="string" calcext:value-type="string">
            <text:p>"Muscle fléchisseur profond des doigts gauche : tendon du 5e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fléchisseur spuerficiel des doigt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fleR-supL-doigts-chef-humero-uln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huméro-ulnaire du muscle fléchisseur superficiel des doigts gauche"@fr .</text:p>
          </table:table-cell>
          <table:table-cell table:style-name="ce49" office:value-type="string" calcext:value-type="string">
            <text:p>"Muscle fléchisseur superficiel des doigts gauche : chef huméro-ulnair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fleR-supL-doigts-chef-radia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Chef radial du muscle fléchisseur superficiel des doigts gauche"@fr .</text:p>
          </table:table-cell>
          <table:table-cell table:style-name="ce49" office:value-type="string" calcext:value-type="string">
            <text:p>"Muscle fléchisseur superficiel des doigts gauche : chef radial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fleR-supL-doigts-td-du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2e doigt du muscle fléchisseur superficiel des doigts gauche"@fr .</text:p>
          </table:table-cell>
          <table:table-cell table:style-name="ce49" office:value-type="string" calcext:value-type="string">
            <text:p>"Muscle fléchisseur superficiel des doigts gauche : tendon du 2e doig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fleR-supL-doigts-td-du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3e doigt du muscle fléchisseur superficiel des doigts gauche"@fr .</text:p>
          </table:table-cell>
          <table:table-cell table:style-name="ce49" office:value-type="string" calcext:value-type="string">
            <text:p>"Muscle fléchisseur superficiel des doigts gauche : tendon du 3e doig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fleR-supL-doigts-td-du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4e doigt du muscle fléchisseur superficiel des doigts gauche"@fr .</text:p>
          </table:table-cell>
          <table:table-cell table:style-name="ce49" office:value-type="string" calcext:value-type="string">
            <text:p>"Muscle fléchisseur superficiel des doigts gauche : tendon du 4e doig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fleR-supL-doigts-td-du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5e doigt du muscle fléchisseur superficiel des doigts gauche"@fr .</text:p>
          </table:table-cell>
          <table:table-cell table:style-name="ce49" office:value-type="string" calcext:value-type="string">
            <text:p>"Muscle fléchisseur superficiel des doigts gauche : tendon du 5e doigt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fléchis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suppi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suppinateur-fx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superficiel du muscle suppinateur gauche"@fr .</text:p>
          </table:table-cell>
          <table:table-cell table:style-name="ce49" office:value-type="string" calcext:value-type="string">
            <text:p>"Muscle suppinateur gauche : faisceau superficiel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suppinateur-fx-pf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profond du muscle suppinateur gauche"@fr .</text:p>
          </table:table-cell>
          <table:table-cell table:style-name="ce49" office:value-type="string" calcext:value-type="string">
            <text:p>"Muscle suppinateur gauche : faisceau profond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arré pronateur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postérieurs de l’avant-bras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exten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extenseur radial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extenseur des doigts gauche"@fr . </text:p>
          </table:table-cell>
          <table:table-cell table:number-columns-repeated="1021"/>
        </table:table-row>
        <table:table-row table:style-name="ro1">
          <table:table-cell table:style-name="ce43" office:value-type="string" calcext:value-type="string">
            <text:p>anat:L-mscl-extR-doigts-td-du-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2e doigt du muscle extenseur des doigts gauche"@fr .</text:p>
          </table:table-cell>
          <table:table-cell table:style-name="ce49" office:value-type="string" calcext:value-type="string">
            <text:p>"Muscle extenseur des doigts gauche : tendon du 2e doigt"@fr .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extR-doigts-td-du-III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3e doigt du muscle extenseur des doigts gauche"@fr .</text:p>
          </table:table-cell>
          <table:table-cell table:style-name="ce49" office:value-type="string" calcext:value-type="string">
            <text:p>"Muscle extenseur des doigts gauche : tendon du 3e doigt"@fr 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extR-doigts-td-du-I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4e doigt du muscle extenseur des doigts gauche"@fr .</text:p>
          </table:table-cell>
          <table:table-cell table:style-name="ce49" office:value-type="string" calcext:value-type="string">
            <text:p>"Muscle extenseur des doigts gauche : tendon du 4e doigt"@fr 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anat:L-mscl-extR-doigts-td-du-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endon du 5e doigt du muscle extenseur des doigts gauche"@fr .</text:p>
          </table:table-cell>
          <table:table-cell table:style-name="ce49" office:value-type="string" calcext:value-type="string">
            <text:p>"Muscle extenseur des doigts gauche : tendon du 5e doigt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extens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extenseur ulnaire du carp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anconé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abd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ab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exten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extrR-index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extenseur de l’index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long exten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médial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médiale de la main gauche : plan superficiel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fléchiss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abducteur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médial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opposant du petit doigt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latéral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latérale de la main gauche : plan superficiel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ab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latérale de la main gauche : plan moyen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court fléchiss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crt-fleR-pouce-fx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superficiel du muscle court fléchisseur du pouce gauche"@fr .</text:p>
          </table:table-cell>
          <table:table-cell table:style-name="ce49" office:value-type="string" calcext:value-type="string">
            <text:p>"Muscle court fléchisseur du pouce gauche : faisceau superficiel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crt-fleR-pouce-fx-pf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profond du muscle court fléchisseur du pouce gauche"@fr .</text:p>
          </table:table-cell>
          <table:table-cell table:style-name="ce49" office:value-type="string" calcext:value-type="string">
            <text:p>"Muscle court fléchisseur du pouce gauche : faisceau profond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opposant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latéral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 adducteur du pouce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addR-pouce-fx-obliqu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oblique du muscle adducteur du pouce gauche"@fr .</text:p>
          </table:table-cell>
          <table:table-cell table:style-name="ce49" office:value-type="string" calcext:value-type="string">
            <text:p>"Muscle adducteur du pouce gauche : faisceau oblique"@f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scl-addR-pouce-fx-trsv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Faisceau transverse du muscle adducteur du pouce gauche"@fr .</text:p>
          </table:table-cell>
          <table:table-cell table:style-name="ce49" office:value-type="string" calcext:value-type="string">
            <text:p>"Muscle adducteur du pouce gauche : faisceau transverse"@fr 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moyenn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oy-main-plan-supL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moyenne de la main gauche : plan superficiel"@fr 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lombricaux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remier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ux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rois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Quatriième muscle lombric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loge-moy-main-plan-pfde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de la loge moyenne de la main gauche : plan profond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interosseux dorsaux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remier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ux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rois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Quatriième muscle interosseux dorsal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Muscles interosseux palmaires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Premier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Deux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Trois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table:style-name="ce49" office:value-type="string" calcext:value-type="string">
            <text:p>"Quatriième muscle interosseux palmaire de la main gauche"@fr .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gauche"@fr 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anat:muscles-supL-cou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uscles-supL-cou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platysma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scom</text:p>
          </table:table-cell>
          <table:table-cell table:style-name="ce43"/>
          <table:table-cell table:number-columns-repeated="1022"/>
        </table:table-row>
        <table:table-row table:style-name="ro1">
          <table:table-cell office:value-type="string" calcext:value-type="string">
            <text:p>anat:R-mscl-scom-chef-sternal</text:p>
          </table:table-cell>
          <table:table-cell table:style-name="ce43"/>
          <table:table-cell table:number-columns-repeated="1022"/>
        </table:table-row>
        <table:table-row table:style-name="ro1">
          <table:table-cell office:value-type="string" calcext:value-type="string">
            <text:p>anat:R-mscl-scom-chef-claviculR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muscles-interme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supra-hyoidiens</text:p>
          </table:table-cell>
          <table:table-cell table:style-name="ce43"/>
          <table:table-cell table:number-columns-repeated="1022"/>
        </table:table-row>
        <table:table-row table:style-name="ro1">
          <table:table-cell office:value-type="string" calcext:value-type="string">
            <text:p>anat:R-muscles-supra-hyoidiens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digastrique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digastrique-fx-post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digastrique-fx-ant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digastrique-td-central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poulie-fbse-mscl-digastrique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stilohyoidien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stilohyoidien-td-med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stilohyoidien-td-lat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mylohyoidien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aphe-median-mylohyoidien</text:p>
          </table:table-cell>
          <table:table-cell table:style-name="ce43"/>
          <table:table-cell table:number-columns-repeated="1022"/>
        </table:table-row>
        <table:table-row table:style-name="ro1">
          <table:table-cell office:value-type="string" calcext:value-type="string">
            <text:p>anat:R-mscl-geniohyoidien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septum-inter-geniohyoidien</text:p>
          </table:table-cell>
          <table:table-cell table:style-name="ce43"/>
          <table:table-cell table:number-columns-repeated="1022"/>
        </table:table-row>
        <table:table-row table:style-name="ro1">
          <table:table-cell office:value-type="string" calcext:value-type="string">
            <text:p>anat:muscles-infra-hyoidiens</text:p>
          </table:table-cell>
          <table:table-cell table:style-name="ce43"/>
          <table:table-cell table:number-columns-repeated="1022"/>
        </table:table-row>
        <table:table-row table:style-name="ro1">
          <table:table-cell office:value-type="string" calcext:value-type="string">
            <text:p>anat:R-muscles-infra-hyoidiens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sternohyoidien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omohyoidien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sternothyroidien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thyrohyoidien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muscles-pfd-cou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uscles-pfd-cou</text:p>
          </table:table-cell>
          <table:table-cell table:style-name="ce43"/>
          <table:table-cell table:number-columns-repeated="1022"/>
        </table:table-row>
        <table:table-row table:style-name="ro1">
          <table:table-cell table:style-name="ce43" office:value-type="string" calcext:value-type="string">
            <text:p>anat:R-mscl-lg-cou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lg-cou-fx-med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lg-cou-fx-obliq-cran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lg-cou-fx-obliq-caudal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lg-tet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uscles-scalene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scalene-ant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scalene-moy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scalene-post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pt-scale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upL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latysm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-chef-stern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om-chef-clavicul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upra-hyoid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fx-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fx-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digastrique-td-centr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poulie-fbse-mscl-digastriq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-td-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ilohyoidien-td-l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myl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geni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infra-hyoidie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ern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om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ternothyr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hyrohyoidi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pf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pfd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m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obliq-cran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cou-fx-obliq-caud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-te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scale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mo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scalene-po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t-scalen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anat:muscl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angu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muscles-extrinseques-langu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uscles-ex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geniogloss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hyogloss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chondrogloss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stilogloss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palatogloss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muscles-intrinseques-langu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uscles-intrinseques-langu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lgtudinal-sup-langu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lgtudinal-inf-langu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trsv-langu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verti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ex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geni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hy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chondrogloss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scl-stil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palatoglos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muscles-in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uscles-intrinseques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tudinal-sup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lgtudinal-inf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rsv-langu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verti-langu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anat:muscles-palai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uscles-palai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elevatR-voile-pal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R-mscl-trsv-voile-palai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uvulair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palatopharyngien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arc-palatopharyngien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uscles-palai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scl-elevatR-voile-pala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at:L-mscl-trsv-voile-palais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scl-uvulaire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scl-palatopharyngi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t: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uscles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uscles-constricteurs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constricteur-sup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constricteur-moy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constricteur-inf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stilopharyngien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R-mscl-salpingopharyngien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uscles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uscles-constricteurs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scl-constricteur-sup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scl-constricteur-moy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scl-constricteur-inf-pharynx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scl-stilopharyngien</text:p>
          </table:table-cell>
          <table:table-cell table:number-columns-repeated="1023"/>
        </table:table-row>
        <table:table-row table:style-name="ro1">
          <table:table-cell table:style-name="ce43" office:value-type="string" calcext:value-type="string">
            <text:p>anat:L-mscl-salpingopharyngien</text:p>
          </table:table-cell>
          <table:table-cell table:number-columns-repeated="1023"/>
        </table:table-row>
        <table:table-row table:style-name="ro1" table:number-rows-repeated="10479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SCL@fr (simplifie)" table:style-name="ta1">
        <table:table-column table:style-name="co26" table:default-cell-style-name="Default"/>
        <table:table-column table:style-name="co13" table:default-cell-style-name="ce48"/>
        <table:table-column table:style-name="co27" table:default-cell-style-name="ce48"/>
        <table:table-column table:style-name="co28" table:default-cell-style-name="Default"/>
        <table:table-column table:style-name="co29" table:default-cell-style-name="Default"/>
        <table:table-column table:style-name="co2" table:number-columns-repeated="1017" table:default-cell-style-name="Default"/>
        <table:table-row table:style-name="ro1">
          <table:table-cell table:style-name="ce44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profond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muscles-iliopsoas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ilio-psoa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muscles-gd-psoas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grands psoa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o-psoas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aque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soas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o-psoas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liaqu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soas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muscles-pt-psoas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petits psoas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soas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soas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muscles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iriformes (anc. pyramidaux du bassin)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iriforme (anc. pyramidal du bassin)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iriforme (anc. pyramidal du bassin)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muscles-obturateur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obturateur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muscles-obturateur-in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obturateurs interne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interne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interne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muscles-obturateur-ex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obturateurs externe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externe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turateur externe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muscles-jumeau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jumeaux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muscles-jumeau-sup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jumeaux supérieur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supérieur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supérieur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muscles-jumeau-inf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jumeaux inférieur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inférieur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jumeau inférieur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muscles-carre-femor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carrés fémoraux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fémoral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fémoral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pelvienne : couche superficiell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fessier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muscles-pt-fessier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petits fessier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fessier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fessier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muscles-moy-fessier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moyens fessier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oyen fessier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oyen fessier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muscles-gd-fessier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grands fessiers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fessier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gd-fessier-fx-sup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superficiel du muscle grand fessier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gd-fessier-fx-pf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profond du muscle grand fessier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fessier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L-mscl-gd-fessier-fx-sup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superficiel du muscle grand fessier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L-mscl-gd-fessier-fx-pf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profond du muscle grand fessier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muscles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enseurs des fascias lata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nseur du fascia lata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nseur du fascia lata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cuisse droit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quadriceps fémoral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56" office:value-type="string" calcext:value-type="string">
            <text:p>anat:R-mscl-droit-femor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droit fémoral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vaste-me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vaste médial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vaste-inter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vaste intermédiaire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scl-vaste-la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vaste latéral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artorius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ticulaire du genou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édiaux de la cuisse droit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ctiné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dducteur du fémur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dducteur du fémur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adducteur du fémur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gd-addR-femur-faisceau-an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antérieur du muscle grand adducteur du fémur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gd-addR-femur-faisceau-pos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postérieur du muscle grand adducteur du fémur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cile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cuisse droit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fémoral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biceps-femoral-chef-lg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long du muscle biceps fémoral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biceps-femoral-chef-cr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court du muscle biceps fémoral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tendineux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membraneux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tte d'oie droit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jambe droit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antérieur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es orteils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hallux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atéraux de la jambe droit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ibulaire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lg-fibulaire-chef-sup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supérieur du muscle long fibulaire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lg-fibulaire-chef-an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antérieur du muscle long fibulaire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lg-fibulaire-chef-pos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postérieur du muscle long fibulaire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ibulaire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oisième fibulaire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jambe droit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sural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gastrocnemien-me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gastrocnémien médial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scl-gastrocnemien-la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gastrocnémien latéral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soleair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soléaire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triceps-sural-td-achile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Tendon calcanéen (anc. tendon achiléen)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lantaire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oplité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postérieur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es orteils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hallux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superficiel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hallus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hallus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droits : plan profond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hallus droit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R-mscl-addR-hallux-chef-obliqu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oblique du muscle adducteur du hallus droit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addR-hallux-chef-trsv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transverse du muscle adducteur du hallus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superficiel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e orteil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droits : plan profond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5e orteil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5e orteil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superficiel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es orteils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moyen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lantaire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arre-plantaire-chef-me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médial du muscle carré plantaire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arre-plantaire-chef-la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latéral du muscle carré plantaire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droits : plan profond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lombrical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u pied droits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interosseux dorsal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lantaires droits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3e orteil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4e orteil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5e orteil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orsaux du pied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es orteils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hallux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(anc. Rotulien) droit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cuisse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quadriceps fémoral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8" office:value-type="string" calcext:value-type="string">
            <text:p>anat:L-mscl-droit-femor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droit fémoral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8" office:value-type="string" calcext:value-type="string">
            <text:p>anat:L-mscl-vaste-me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vaste médial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8" office:value-type="string" calcext:value-type="string">
            <text:p>anat:L-mscl-vaste-inter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vaste intermédiaire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8" office:value-type="string" calcext:value-type="string">
            <text:p>anat:L-mscl-vaste-la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vaste latéral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artorius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ticulaire du genou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édiaux de la cuisse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ctiné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dducteur du fémur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dducteur du fémur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adducteur du fémur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8" office:value-type="string" calcext:value-type="string">
            <text:p>anat:L-mscl-gd-addR-femur-faisceau-an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antérieur du muscle grand adducteur du fémur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table:style-name="ce48" office:value-type="string" calcext:value-type="string">
            <text:p>anat:L-mscl-gd-addR-femur-faisceau-pos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postérieur du muscle grand adducteur du fémur gauche" .</text:p>
          </table:table-cell>
          <table:table-cell/>
          <table:table-cell table:style-name="ce49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cil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cuiss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fémoral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8" office:value-type="string" calcext:value-type="string">
            <text:p>anat:L-mscl-biceps-femoral-chef-lg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long du muscle biceps fémoral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8" office:value-type="string" calcext:value-type="string">
            <text:p>anat:L-mscl-biceps-femoral-chef-cr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court du muscle biceps fémoral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tendineux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emi-membraneux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tte d'oi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a jamb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antérieur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es orteils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hallux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6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atéraux de la jamb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ibulaire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8" office:value-type="string" calcext:value-type="string">
            <text:p>anat:L-mscl-lg-fibulaire-chef-sup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supérieur du muscle long fibulaire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8" office:value-type="string" calcext:value-type="string">
            <text:p>anat:L-mscl-lg-fibulaire-chef-an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antérieur du muscle long fibulaire gauche" .</text:p>
          </table:table-cell>
          <table:table-cell/>
          <table:table-cell table:style-name="ce48" table:number-columns-repeated="1018"/>
        </table:table-row>
        <table:table-row table:style-name="ro1">
          <table:table-cell table:style-name="ce48" office:value-type="string" calcext:value-type="string">
            <text:p>anat:L-mscl-lg-fibulaire-chef-pos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postérieur du muscle long fibulair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ibulair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oisième fibulair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a jambe gauche" .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sural gauche" .</text:p>
          </table:table-cell>
          <table:table-cell table:style-name="ce48" table:number-columns-repeated="1019"/>
        </table:table-row>
        <table:table-row table:style-name="ro1">
          <table:table-cell table:style-name="ce48" office:value-type="string" calcext:value-type="string">
            <text:p>anat:L-mscl-gastrocnemien-me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gastrocnémien médial gauche" .</text:p>
          </table:table-cell>
          <table:table-cell table:style-name="ce48" table:number-columns-repeated="1019"/>
        </table:table-row>
        <table:table-row table:style-name="ro1">
          <table:table-cell table:style-name="ce48" office:value-type="string" calcext:value-type="string">
            <text:p>anat:L-mscl-gastrocnemien-la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gastrocnémien latéral gauche" .</text:p>
          </table:table-cell>
          <table:table-cell table:style-name="ce48" table:number-columns-repeated="1019"/>
        </table:table-row>
        <table:table-row table:style-name="ro1">
          <table:table-cell table:style-name="ce48" office:value-type="string" calcext:value-type="string">
            <text:p>anat:L-mscl-soleair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soléaire gauche" .</text:p>
          </table:table-cell>
          <table:table-cell table:style-name="ce48" table:number-columns-repeated="1019"/>
        </table:table-row>
        <table:table-row table:style-name="ro1">
          <table:table-cell table:style-name="ce48" office:value-type="string" calcext:value-type="string">
            <text:p>anat:L-mscl-triceps-sural-td-achile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Tendon calcanéen (anc. tendon achiléen)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lantaire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oplité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ibial postérieur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es orteils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hallux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gauches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gauches : plan superficiel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hallus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hallus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médiaux gauches : plan profond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hallus gauche" .</text:p>
          </table:table-cell>
          <table:table-cell table:style-name="ce48" table:number-columns-repeated="1019"/>
        </table:table-row>
        <table:table-row table:style-name="ro1">
          <table:table-cell table:style-name="ce48" office:value-type="string" calcext:value-type="string">
            <text:p>anat:L-mscl-addR-hallux-chef-obliqu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oblique du muscle adducteur du hallus gauche" .</text:p>
          </table:table-cell>
          <table:table-cell table:style-name="ce48" table:number-columns-repeated="1019"/>
        </table:table-row>
        <table:table-row table:style-name="ro1">
          <table:table-cell table:style-name="ce48" office:value-type="string" calcext:value-type="string">
            <text:p>anat:L-mscl-addR-hallux-chef-trsv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transverse du muscle adducteur du hallus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gauches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gauches : plan superficiel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e orteil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latéraux gauches : plan profond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5e orteil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5e orteil gauch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gauches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gauches : plan superficiel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es orteils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gauches : plan moyen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lantaire gauche" .</text:p>
          </table:table-cell>
          <table:table-cell table:style-name="ce48" table:number-columns-repeated="1019"/>
        </table:table-row>
        <table:table-row table:style-name="ro1">
          <table:table-cell table:style-name="ce48" office:value-type="string" calcext:value-type="string">
            <text:p>anat:L-mscl-carre-plantaire-chef-me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médial du muscle carré plantaire gauche" .</text:p>
          </table:table-cell>
          <table:table-cell table:style-name="ce48" table:number-columns-repeated="1019"/>
        </table:table-row>
        <table:table-row table:style-name="ro1">
          <table:table-cell table:style-name="ce48" office:value-type="string" calcext:value-type="string">
            <text:p>anat:L-mscl-carre-plantaire-chef-la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Chef latéral du muscle carré plantaire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ntaires intermédiaires gauches : plan profond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lombrical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u pied gauches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interosseux dorsal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lantaires gauches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3e orteil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4e orteil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terosseux plantaire du 5e orteil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orsaux du pied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es orteils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hallux gauch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patellaire gauche" .</text:p>
          </table:table-cell>
          <table:table-cell table:style-name="ce48" table:number-columns-repeated="1019"/>
        </table:table-row>
        <table:table-row table:style-name="ro1">
          <table:table-cell table:style-name="ce48"/>
          <table:table-cell table:number-columns-repeated="2"/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propres-ceint-sca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ropres de la ceinture scapulair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1re subdivision)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angulaire-scapula</text:p>
          </table:table-cell>
          <table:table-cell office:value-type="string" calcext:value-type="string">
            <text:p>rdfs:label</text:p>
          </table:table-cell>
          <table:table-cell table:style-name="ce52" office:value-type="string" calcext:value-type="string">
            <text:p>"Muscles élévateurs des scapulas (anc. angulaires des omoplates)" .</text:p>
          </table:table-cell>
          <table:table-cell table:style-name="ce48" table:number-columns-repeated="1019"/>
        </table:table-row>
        <table:table-row table:style-name="ro3">
          <table:table-cell table:style-name="ce44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table:style-name="Default" office:value-type="string" calcext:value-type="string">
            <text:p>"Muscle élévateur de la scapula (anc. angulaire de l'omoplate)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scapula (anc. angulaire de l'omoplate) gauch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subclavier</text:p>
          </table:table-cell>
          <table:table-cell office:value-type="string" calcext:value-type="string">
            <text:p>rdfs:label</text:p>
          </table:table-cell>
          <table:table-cell table:style-name="ce52" office:value-type="string" calcext:value-type="string">
            <text:p>"Muscles subclaviers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table:style-name="Default" office:value-type="string" calcext:value-type="string">
            <text:p>"Muscle subclavier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clavier gauche" . 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etits pectoraux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ectoral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pectoral gauche" . 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profonde (2e subdivision)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rhomboides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pt-rhombo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petits rhomboides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table:style-name="Default" office:value-type="string" calcext:value-type="string">
            <text:p>"Muscle petit rhomboide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homboide gauche" . 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grands rhomboides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homboide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homboide gauche" . 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ntelés antérieurs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ntelé antérieur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dentele-an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dentelé antérieur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dentele-ant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ntelé antérieur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dentele-an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dentelé antérieur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ntelé antérieur gauche" . 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dentele-an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dentelé antérieur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dentele-ant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ntelé antérieur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dentele-an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dentelé antérieur gauch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ceinture scapulaire : couche superficielle" .</text:p>
          </table:table-cell>
          <table:table-cell table:style-name="ce48" table:number-columns-repeated="1019"/>
        </table:table-row>
        <table:table-row table:style-name="ro1">
          <table:table-cell table:style-name="ce46" office:value-type="string" calcext:value-type="string">
            <text:p>anat:muscles-trapeze</text:p>
          </table:table-cell>
          <table:table-cell office:value-type="string" calcext:value-type="string">
            <text:p>rdfs:label</text:p>
          </table:table-cell>
          <table:table-cell table:style-name="ce52" office:value-type="string" calcext:value-type="string">
            <text:p>"Muscles trapèzes" .</text:p>
          </table:table-cell>
          <table:table-cell table:style-name="ce48" table:number-columns-repeated="1019"/>
        </table:table-row>
        <table:table-row table:style-name="ro1">
          <table:table-cell table:style-name="ce46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pèze droit" .</text:p>
          </table:table-cell>
          <table:table-cell table:style-name="ce48" table:number-columns-repeated="1019"/>
        </table:table-row>
        <table:table-row table:style-name="ro1">
          <table:table-cell table:style-name="ce46" office:value-type="string" calcext:value-type="string">
            <text:p>anat:R-mscl-trapeze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trapèze droit" .</text:p>
          </table:table-cell>
          <table:table-cell table:style-name="ce48" table:number-columns-repeated="1019"/>
        </table:table-row>
        <table:table-row table:style-name="ro1">
          <table:table-cell table:style-name="ce46" office:value-type="string" calcext:value-type="string">
            <text:p>anat:R-mscl-trapez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trapèze droit" .</text:p>
          </table:table-cell>
          <table:table-cell table:style-name="ce48" table:number-columns-repeated="1019"/>
        </table:table-row>
        <table:table-row table:style-name="ro1">
          <table:table-cell table:style-name="ce46" office:value-type="string" calcext:value-type="string">
            <text:p>anat:R-mscl-trapeze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trapèze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pèze gauche" . 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trapeze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trapèze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trapez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trapèze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trapeze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trapèze gauch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grands dorsaux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orsal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orsal gauche" . 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muscles-gd-pectoral</text:p>
          </table:table-cell>
          <table:table-cell office:value-type="string" calcext:value-type="string">
            <text:p>rdfs:label</text:p>
          </table:table-cell>
          <table:table-cell table:style-name="ce52" office:value-type="string" calcext:value-type="string">
            <text:p>"Muscles grands pectoraux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ectoral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gd-pectoral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grand pectoral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gd-pectoral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grand pectoral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gd-pectoral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grand pectoral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pectoral gauche" . 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gd-pectoral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grand pectoral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gd-pectoral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grand pectoral gauche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L-mscl-gd-pectoral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grand pectoral gauch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ropres de l'épaule droit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raépineux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fraépineux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ond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ond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scapulair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ltoïd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deltoid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deltoïd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deltoid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ltoïd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deltoid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deltoïd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u bras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brachial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biceps-brachi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brachial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b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brachial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raco-brachial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al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u bras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brachial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tr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triceps brachial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triceps-brachial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triceps brachial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triceps-brachial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triceps brachial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'avant-bras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o-radial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rond pronateur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rond-pronateur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rond pronateur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rond-pronateur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rond pronateur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radial du carp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palmair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ulnaire du carp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fleR-ulnaire-carpe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fléchisseur ulnaire du carp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fleR-ulnaire-carpe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fléchisseur ulnaire du carp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profond des doigts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superficiel des doigts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fleR-supL-doigts-chef-humero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o-ulnaire du muscle fléchisseur superficiel des doigts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fleR-supL-doigts-chef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radial du muscle fléchisseur superficiel des doigts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pouce droit" .</text:p>
          </table:table-cell>
          <table:table-cell table:style-name="ce51" office:value-type="string" calcext:value-type="string">
            <text:p>"Muscle angulaire de la scapula gauche"@fr .</text:p>
          </table:table-cell>
          <table:table-cell table:style-name="ce48" table:number-columns-repeated="1018"/>
        </table:table-row>
        <table:table-row table:style-name="ro1">
          <table:table-cell table:style-name="ce44" office:value-type="string" calcext:value-type="string">
            <text:p>anat:R-mscl-su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inateur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supinateu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supinateur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supinateu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supinateur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ronateur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'avant-bras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radial du carp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radial du carp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s doigts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u petit doigt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ulnaire du carp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nconé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bducteur du pouc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pouce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 l'index droit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pouce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 droit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superficiel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etit doigt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petit doigt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droite : plan profond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etit doigt droit" .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 droite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superficiel" .</text:p>
          </table:table-cell>
          <table:table-cell table:style-name="ce48" table:number-columns-repeated="1019"/>
        </table:table-row>
        <table:table-row table:style-name="ro1">
          <table:table-cell table:style-name="ce44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bducteur du pouce droit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moyen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ouce droit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crt-fleR-pouce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court fléchisseur du pouce droit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crt-fleR-pouce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court fléchisseur du pouce droit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ouce droit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droite : plan profond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pouce droit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addR-pouce-fx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du muscle adducteur du pouce droit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addR-pouce-fx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transverse du muscle adducteur du pouce droit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table:style-name="ce44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superficiel" .</text:p>
          </table:table-cell>
          <table:table-cell table:style-name="ce48" office:value-type="string" calcext:value-type="string">
            <text:p>X*</text:p>
          </table:table-cell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lombrical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droite : plan profond" .</text:p>
          </table:table-cell>
          <table:table-cell table:style-name="ce48" office:value-type="string" calcext:value-type="string">
            <text:p>X*</text:p>
          </table:table-cell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table:style-name="ce44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interosseux dorsal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almaires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palmaire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palmaire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palmaire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interosseux palmaire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R-retinaculum-fleR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étinaculum des fléchisseurs de la main droit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ropres de l'épaule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raépineux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infraépineux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rond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rond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bscapulaire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ltoïde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deltoid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deltoïde gauche" .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deltoide-fx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oyen du muscle deltoïde gauche" .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deltoid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deltoïde gauche" .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table:style-name="ce44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u bras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iceps brachial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biceps-brachial-chef-cr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ourt du muscle biceps brachial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b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biceps brachial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raco-brachial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al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table:style-name="ce44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u bras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iceps brachial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triceps-brachial-chef-lg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ong du muscle triceps brachial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triceps-brachial-chef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médial du muscle triceps brachial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triceps-brachial-chef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latéral du muscle triceps brachial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ntérieurs de l'avant-bras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rachio-radial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rond pronateur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rond-pronateur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rond pronateur gauche" . </text:p>
          </table:table-cell>
          <table:table-cell table:style-name="ce48" table:number-columns-repeated="27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rond-pronateur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rond pronateur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radial du carp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palmair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ulnaire du carp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table:style-name="ce44" office:value-type="string" calcext:value-type="string">
            <text:p>anat:L-mscl-fleR-ulnaire-carpe-chef-hume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al du muscle fléchisseur ulnaire du carp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table:style-name="ce44" office:value-type="string" calcext:value-type="string">
            <text:p>anat:L-mscl-fleR-ulnaire-carpe-chef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ulnaire du muscle fléchisseur ulnaire du carp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profond des doigts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fléchisseur superficiel des doigts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fleR-supL-doigts-chef-humero-uln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huméro-ulnaire du muscle fléchisseur superficiel des doigts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fleR-supL-doigts-chef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radial du muscle fléchisseur superficiel des doigts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fléchisseur du pouc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su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upinateur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supinateu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supinateur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supinateu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supinateur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pronateur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ostérieurs de l'avant-bras gauche" . </text:p>
          </table:table-cell>
          <table:table-cell table:number-columns-repeated="2"/>
          <table:table-cell table:style-name="ce48" table:number-columns-repeated="25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radial du carp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radial du carp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s doigts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u petit doigt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ulnaire du carp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nconé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abducteur du pouc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extenseur du pouc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extenseur de l'index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extenseur du pouce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gauche : plan superficiel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etit doigt gauche" . </text:p>
          </table:table-cell>
          <table:table-cell/>
          <table:table-cell table:style-name="ce48" table:number-columns-repeated="26"/>
          <table:table-cell/>
          <table:table-cell table:style-name="ce48" table:number-columns-repeated="991"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ucteur du petit doigt gauche" . 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édiale de la main gauche : plan profond" . 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etit doigt gauche" . 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 gauche" . 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gauche : plan superficiel" . 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abducteur du pouce gauche" . 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gauche : plan moyen" . 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fléchisseur du pouce gauche" . </text:p>
          </table:table-cell>
          <table:table-cell/>
          <table:table-cell table:style-name="ce48" table:number-columns-repeated="1018"/>
        </table:table-row>
        <table:table-row table:style-name="ro1">
          <table:table-cell office:value-type="string" calcext:value-type="string">
            <text:p>anat:L-mscl-crt-fleR-pouce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court fléchisseur du pouce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crt-fleR-pouce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court fléchisseur du pouce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pposant du pouce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latérale de la main gauche : plan profond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dducteur du pouce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addR-pouce-fx-obl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du muscle adducteur du pouce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addR-pouce-fx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transverse du muscle adducteur du pouce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gauche : plan superficiel" .</text:p>
          </table:table-cell>
          <table:table-cell table:style-name="ce48" office:value-type="string" calcext:value-type="string">
            <text:p>X*</text:p>
          </table:table-cell>
          <table:table-cell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mbricaux de la main gauche" . 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lombrical de la main gauche" . 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lombrical de la main gauche" . 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lombrical de la main gauche" . 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lombrical de la main gauche" . 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oge moyenne de la main gauche : plan profond" . </text:p>
          </table:table-cell>
          <table:table-cell table:style-name="ce48" office:value-type="string" calcext:value-type="string">
            <text:p>X*</text:p>
          </table:table-cell>
          <table:table-cell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dorsaux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dorsal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dorsal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dorsal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interosseux dorsal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osseux palmaires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remier muscle interosseux palmaire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Deuxième muscle interosseux palmaire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isième muscle interosseux palmaire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Quatrième muscle interosseux palmaire de la main gauche" . 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tabatière anatomique de la main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retinaculum-fleR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étinaculum des fléchisseurs de la main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8"/>
          <table:table-cell table:style-name="Default" table:number-columns-repeated="2"/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asticateurs" .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al droit" .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asseter droit" .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R-mscl-massete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masseter droit" .</text:p>
          </table:table-cell>
          <table:table-cell table:style-name="ce48" office:value-type="string" calcext:value-type="string">
            <text:p>"Muscle masseter droit : faisceau superficiel"@fr .</text:p>
          </table:table-cell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R-mscl-massete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masseter droit" .</text:p>
          </table:table-cell>
          <table:table-cell table:style-name="ce48" office:value-type="string" calcext:value-type="string">
            <text:p>"Muscle masseter droit : faisceau profond"@fr .</text:p>
          </table:table-cell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latéral droit" .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table:style-name="ce48" office:value-type="string" calcext:value-type="string">
            <text:p>anat:R-mscl-pterigoidien-la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ptérigoïdien latéral droit" .</text:p>
          </table:table-cell>
          <table:table-cell table:style-name="ce48" office:value-type="string" calcext:value-type="string">
            <text:p>"Muscle ptérigoïdien latéral droit : faisceau supérieur"@fr .</text:p>
          </table:table-cell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R-mscl-pterigoidien-la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ptérigoïdien latéral droit" .</text:p>
          </table:table-cell>
          <table:table-cell table:style-name="ce48" office:value-type="string" calcext:value-type="string">
            <text:p>"Muscle ptérigoïdien latéral droit : faisceau inférieur"@fr .</text:p>
          </table:table-cell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médial droit" .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al gauche" .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asseter gauche" .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L-mscl-masseter-fx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erficiel du muscle masseter gauche" .</text:p>
          </table:table-cell>
          <table:table-cell table:style-name="ce48" office:value-type="string" calcext:value-type="string">
            <text:p>"Muscle masseter gauche : faisceau superficiel"@fr .</text:p>
          </table:table-cell>
          <table:table-cell/>
          <table:table-cell table:style-name="ce48" table:number-columns-repeated="1017"/>
        </table:table-row>
        <table:table-row table:style-name="ro1">
          <table:table-cell table:style-name="ce43" office:value-type="string" calcext:value-type="string">
            <text:p>anat:L-mscl-masseter-fx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rofond du muscle masseter gauche" .</text:p>
          </table:table-cell>
          <table:table-cell table:style-name="ce48" office:value-type="string" calcext:value-type="string">
            <text:p>"Muscle masseter gauche : faisceau profond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3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latéral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8" office:value-type="string" calcext:value-type="string">
            <text:p>anat:L-mscl-pterigoidien-lat-fx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upérieur du muscle ptérigoïdien latéral gauche" .</text:p>
          </table:table-cell>
          <table:table-cell table:style-name="ce48" office:value-type="string" calcext:value-type="string">
            <text:p>"Muscle ptérigoïdien latéral gauche : faisceau supérieur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3" office:value-type="string" calcext:value-type="string">
            <text:p>anat:L-mscl-pterigoidien-lat-fx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inférieur du muscle ptérigoïdien latéral gauche" .</text:p>
          </table:table-cell>
          <table:table-cell table:style-name="ce48" office:value-type="string" calcext:value-type="string">
            <text:p>"Muscle ptérigoïdien latéral gauche : faisceau inférieur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3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térigoïdien médial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3" office:value-type="string" calcext:value-type="string">
            <text:p>anat:muscles-tempor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emporaux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3" office:value-type="string" calcext:value-type="string">
            <text:p>anat:muscles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asseter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office:value-type="string" calcext:value-type="string">
            <text:p>anat:muscles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térigoïdiens latéraux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office:value-type="string" calcext:value-type="string">
            <text:p>anat:muscles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térigoïdiens médiaux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8"/>
          <table:table-cell table:style-name="Default" table:number-columns-repeated="2"/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s expressions faciale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picrânien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ccipito-frontal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ntre frontal du muscle occipito-frontal" .</text:p>
          </table:table-cell>
          <table:table-cell table:style-name="ce52" office:value-type="string" calcext:value-type="string">
            <text:p>"Muscle occipito-frontal : ventre frontal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Ventre occipital du muscle occipito-frontal" .</text:p>
          </table:table-cell>
          <table:table-cell table:style-name="ce52" office:value-type="string" calcext:value-type="string">
            <text:p>"Muscle occipito-frontal : ventre occipital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o-parietal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mporo-parietal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ponévrose épicrânienne" .</text:p>
          </table:table-cell>
          <table:table-cell table:style-name="ce52" office:value-type="string" calcext:value-type="string">
            <text:p>"Galéa aponévrotique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uriculaire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uriculaires droit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extrinsèques du pavillon de l'oreille droit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uriculaire antérieur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uriculaire supérieur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uriculaire postérieur droit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rinsèques du pavillon de l'oreille droit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 l'épine de l'hélix droit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 muscle de l'hélix droit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u tragus de l'oreille droit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 l'anti-tragus de l'oreille droit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uriculaires gauches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extrinsèques du pavillon de l'oreille gauch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uriculaire antérieur gauch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uriculaire supérieur gauch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uriculaire postérieur gauch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rinsèques du pavillon de l'oreille gauch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 l'épine de l'hélix gauch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etit muscle de l'hélix gauch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u tragus de l'oreille gauch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e l'anti-tragus de l'oreille gauche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faciaux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rbitaires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rbitaires droits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rbiculaire de l'oeil droit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orbiculaire-oeil-partie-palpeb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palpébrale du muscle orbiculaire de l'oeil droit" .</text:p>
          </table:table-cell>
          <table:table-cell table:style-name="ce85" office:value-type="string" calcext:value-type="string">
            <text:p>"Muscle orbiculaire de l'oeil droit : partie palpébrale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orbiculaire-oeil-partie-orbi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orbitaire du muscle orbiculaire de l'oeil droit" .</text:p>
          </table:table-cell>
          <table:table-cell table:style-name="ce85" office:value-type="string" calcext:value-type="string">
            <text:p>"Muscle orbiculaire de l'oeil droit : partie orbitaire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orbiculaire-oeil-partie-lacrym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lacrymale du muscle orbiculaire de l'oeil droit" .</text:p>
          </table:table-cell>
          <table:table-cell table:style-name="ce85" office:value-type="string" calcext:value-type="string">
            <text:p>"Muscle orbiculaire de l'oeil droit : partie lacrymale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rrugateur du sourcil droit" .</text:p>
          </table:table-cell>
          <table:table-cell table:number-columns-repeated="2"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aisseur du sourcil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rbitaires gauche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rbiculaire de l'oeil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orbiculaire-oeil-partie-palpebr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palpébrale du muscle orbiculaire de l'oeil gauche" .</text:p>
          </table:table-cell>
          <table:table-cell table:style-name="ce85" office:value-type="string" calcext:value-type="string">
            <text:p>"Muscle orbiculaire de l'oeil gauche : partie palpébrale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orbiculaire-oeil-partie-orbi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orbitaire du muscle orbiculaire de l'oeil gauche" .</text:p>
          </table:table-cell>
          <table:table-cell table:style-name="ce85" office:value-type="string" calcext:value-type="string">
            <text:p>"Muscle orbiculaire de l'oeil gauche : partie orbitaire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orbiculaire-oeil-partie-lacrym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lacrymale du muscle orbiculaire de l'oeil gauche" .</text:p>
          </table:table-cell>
          <table:table-cell table:style-name="ce85" office:value-type="string" calcext:value-type="string">
            <text:p>"Muscle orbiculaire de l'oeil gauche : partie lacrymale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rrugateur du sourcil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aisseur du sourcil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nez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rocérus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nasal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nasal-partie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transverse du muscle nasal droit" .</text:p>
          </table:table-cell>
          <table:table-cell table:style-name="ce52" office:value-type="string" calcext:value-type="string">
            <text:p>"Muscle nasal droit : partie transverse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nasal-partie-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alaire du muscle nasal droit" .</text:p>
          </table:table-cell>
          <table:table-cell table:style-name="ce52" office:value-type="string" calcext:value-type="string">
            <text:p>"Muscle nasal droit : partie alaire"@fr .</text:p>
          </table:table-cell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aisseur du septum nasal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naso-labial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rocérus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nasal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L-mscl-nasal-partie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transverse du muscle nasal gauche" .</text:p>
          </table:table-cell>
          <table:table-cell table:style-name="ce52" office:value-type="string" calcext:value-type="string">
            <text:p>"Muscle nasal gauche : partie transverse"@fr .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anat:L-mscl-nasal-partie-a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alaire du muscle nasal gauche" .</text:p>
          </table:table-cell>
          <table:table-cell table:style-name="ce52" office:value-type="string" calcext:value-type="string">
            <text:p>"Muscle nasal gauche : partie alaire"@fr .</text:p>
          </table:table-cell>
          <table:table-cell table:number-columns-repeated="1018"/>
        </table:table-row>
        <table:table-row table:style-name="ro1">
          <table:table-cell table:style-name="ce49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aisseur du septum nasal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naso-labial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bo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rbiculaire de la bo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bouche droits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aisseur de l'angle droit de la bo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9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nsverse du menton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risorius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zygomatique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zygomatique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lèvre supérieure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aisseur de la lèvre inférieure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'angle droit de la bo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uccinateur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entonnier droit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bouche gauche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aisseur de l'angle gauche de la bo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nsverse du menton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risorius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zygomatique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zygomatique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lèvre supérieure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aisseur de la lèvre inférieure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'angle gauche de la bo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buccinateur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49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entonnier ga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57" office:value-type="string" calcext:value-type="string">
            <text:p>anat:muscles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roceri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57" office:value-type="string" calcext:value-type="string">
            <text:p>anat:muscles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nasaux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57" office:value-type="string" calcext:value-type="string">
            <text:p>anat:muscles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aisseurs du septum nasal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57" office:value-type="string" calcext:value-type="string">
            <text:p>anat:muscles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élévateurs naso-labiaux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office:value-type="string" calcext:value-type="string">
            <text:p>anat:muscles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aisseurs des angles de la bouch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office:value-type="string" calcext:value-type="string">
            <text:p>anat:muscles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ransverses du menton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office:value-type="string" calcext:value-type="string">
            <text:p>anat:muscles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risoriu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office:value-type="string" calcext:value-type="string">
            <text:p>anat:muscles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zygomatique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office:value-type="string" calcext:value-type="string">
            <text:p>anat:muscles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etits zygomatique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office:value-type="string" calcext:value-type="string">
            <text:p>anat:muscles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grands zygomatiques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57" office:value-type="string" calcext:value-type="string">
            <text:p>anat:muscles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élévateurs de la lèvre supérieure" .</text:p>
          </table:table-cell>
          <table:table-cell table:style-name="ce48"/>
          <table:table-cell/>
          <table:table-cell table:style-name="ce48" table:number-columns-repeated="16"/>
          <table:table-cell/>
          <table:table-cell table:style-name="ce48" table:number-columns-repeated="1000"/>
        </table:table-row>
        <table:table-row table:style-name="ro1">
          <table:table-cell table:style-name="ce57" office:value-type="string" calcext:value-type="string">
            <text:p>anat:muscles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aisseurs de la lèvre inférieure" .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élévateurs des angles de la bouche" .</text:p>
          </table:table-cell>
          <table:table-cell table:style-name="ce48"/>
          <table:table-cell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buccinateurs" .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string" calcext:value-type="string">
            <text:p>anat:muscles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entonniers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/>
          <table:table-cell table:style-name="Default" table:number-columns-repeated="2"/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y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s yeu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peri-bulbe-y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ériphériques du bulbe des yeu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bulbe-y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bulbe des yeu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rbiculaires des y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elevatR-paupie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élévateurs des paupières supérieur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tarsal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arsaux supérieurs des y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tarsal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arsaux inférieurs des y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drt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roits supérieurs des y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drt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roits inférieurs des y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drt-med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roits médiaux des y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drt-lat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roits latéraux des y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obliq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bliques supérieurs des y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obliq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bliques inférieurs des yeu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elevatR-paupie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paupière supérieur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R-aponevrose-elevatR-paupie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R-aponevrose-elevatR-paupiere-lam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R-aponevrose-elevatR-paupiere-lam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R-aponevrose-elevatR-paupiere-lam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R-aponevrose-elevatR-paupiere-lam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tarsal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arsal supérieur de l'oei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tarsal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arsal inférieur de l'oei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drt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supérieur de l'oei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drt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inférieur de l'oei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drt-med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médial de l'oei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drt-lat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latéral de l'oei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obliq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supérieur de l'oei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obliq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inférieur de l'oei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elevatR-paupie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e la paupière supérieur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L-aponevrose-elevatR-paupie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L-aponevrose-elevatR-paupiere-lam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L-aponevrose-elevatR-paupiere-lam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L-aponevrose-elevatR-paupiere-lam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#anat:L-aponevrose-elevatR-paupiere-lam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tarsal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arsal supérieur de l'o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tarsal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arsal inférieur de l'o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drt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supérieur de l'o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drt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inférieur de l'o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drt-med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médial de l'o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drt-lat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latéral de l'o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obliq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supérieur de l'oei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obliq-inf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inférieur de l'oeil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anneau-Zin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(anneau) de Zinn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anneau-Zin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(anneau) de Zinn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trochlee-fb-carti-mscl-obliq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chlée fibro-cartilagineuse du muscle oblique supérieur de l'oeil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L-trochlee-fb-carti-mscl-obliq-sup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rochlée fibro-cartilagineuse du muscle oblique supérieur de l'oeil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8"/>
          <table:table-cell table:style-name="Default" table:number-columns-repeated="2"/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langu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ngu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extrinseques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extrinsèques de la langu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intrinseques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rinsèques de la langu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geni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genioglosses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hy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hyoglosses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chondr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hondroglosses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stil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tiloglosses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lgtudinal-sup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ngitudinaux supérieurs de la langu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lgtudinal-inf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ngitudinaux inférieurs de la langu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trsv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ransversaux de la langu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verti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erticaux de la langu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scl-genioglosse</text:p>
          </table:table-cell>
          <table:table-cell office:value-type="string" calcext:value-type="string">
            <text:p>rdfs:label</text:p>
          </table:table-cell>
          <table:table-cell table:style-name="ce52" office:value-type="string" calcext:value-type="string">
            <text:p>"Muscle genioglosse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hy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hyoglosse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hondr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hondroglosse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stil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iloglosse droit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table:style-name="ce44" office:value-type="string" calcext:value-type="string">
            <text:p>anat:R-mscl-lgtudinal-sup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itudinal supérieur droit de la langu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table:style-name="ce44" office:value-type="string" calcext:value-type="string">
            <text:p>anat:R-mscl-lgtudinal-inf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itudinal inférieur droit de la langu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table:style-name="ce44" office:value-type="string" calcext:value-type="string">
            <text:p>anat:R-mscl-trsv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nsversal droit de la langu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table:style-name="ce44" office:value-type="string" calcext:value-type="string">
            <text:p>anat:R-mscl-verti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ertical droit de la langu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office:value-type="string" calcext:value-type="string">
            <text:p>anat:L-mscl-geni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enioglosse gauch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office:value-type="string" calcext:value-type="string">
            <text:p>anat:L-mscl-hy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hyoglosse gauch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office:value-type="string" calcext:value-type="string">
            <text:p>anat:L-mscl-chondr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hondroglosse gauch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table:style-name="ce44" office:value-type="string" calcext:value-type="string">
            <text:p>anat:L-mscl-stil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iloglosse gauch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office:value-type="string" calcext:value-type="string">
            <text:p>anat:L-mscl-lgtudinal-sup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itudinal supérieur gauche de la langu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office:value-type="string" calcext:value-type="string">
            <text:p>anat:L-mscl-lgtudinal-inf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itudinal inférieur gauche de la langu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office:value-type="string" calcext:value-type="string">
            <text:p>anat:L-mscl-trsv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nsversal gauche de la langu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office:value-type="string" calcext:value-type="string">
            <text:p>anat:L-mscl-verti-lang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ertical gauche de la langue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table:style-name="ce44" office:value-type="string" calcext:value-type="string">
            <text:p>anat:muscles-palai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palais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table:style-name="ce44" office:value-type="string" calcext:value-type="string">
            <text:p>anat:muscles-elevatR-voile-palai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élévateurs du voile du palais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office:value-type="string" calcext:value-type="string">
            <text:p>anat:muscles-tenseur-voile-palai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enseurs du voile du palais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table:style-name="ce44" office:value-type="string" calcext:value-type="string">
            <text:p>anat:muscles-uv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uvulaires" .</text:p>
          </table:table-cell>
          <table:table-cell table:number-columns-repeated="2"/>
          <table:table-cell table:style-name="ce48" table:number-columns-repeated="15"/>
          <table:table-cell/>
          <table:table-cell table:style-name="ce48" table:number-columns-repeated="1001"/>
        </table:table-row>
        <table:table-row table:style-name="ro1">
          <table:table-cell table:style-name="ce44" office:value-type="string" calcext:value-type="string">
            <text:p>anat:arc-palat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c palato-gloss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arc-palatopharyn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c palato-pharyngien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elevatR-voile-palai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u voile du palais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scl-tenseur-voile-palai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nseur du voile du palais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uv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uvulair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palat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alato-gloss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palatopharyn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alato-pharyngien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elevatR-voile-palai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élévateur du voile du palais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tenseur-voile-palai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enseur du voile du palais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uv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uvulair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palatoglo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alato-gloss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palatopharyn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alato-pharyngien gauche" .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vern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erniers (sous-occipitaux)" .</text:p>
          </table:table-cell>
          <table:table-cell table:style-name="ce48" office:value-type="string" calcext:value-type="string">
            <text:p>"Muscles sous-occipitaux"@fr 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at:muscles-droit-an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roits antérieurs de la têt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droit-la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roits latéraux de la têt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gd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grands droits postérieurs de la têt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pt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etits droits postérieurs de la têt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oblique-sup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bliques supérieurs de la têt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oblique-inf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bliques inférieurs de la têt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-mscl-droit-an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antérieur de la tête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-mscl-droit-la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latéral de la tête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-mscl-gd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roit postérieur de la tête droit" .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string" calcext:value-type="string">
            <text:p>anat:R-mscl-pt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droit postérieur de la tête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-mscl-oblique-sup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supérieur de la tête droit" .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string" calcext:value-type="string">
            <text:p>anat:R-mscl-oblique-inf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inférieur de la tête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L-mscl-droit-an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antérieur de la tête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L-mscl-droit-la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latéral de la tête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L-mscl-gd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rand droit postérieur de la tête gauche" .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string" calcext:value-type="string">
            <text:p>anat:L-mscl-pt-droit-post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droit postérieur de la tête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L-mscl-oblique-sup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supérieur de la tête gauche" .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string" calcext:value-type="string">
            <text:p>anat:L-mscl-oblique-inf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blique inférieur de la tête gauche".</text:p>
          </table:table-cell>
          <table:table-cell table:style-name="ce48"/>
          <table:table-cell table:number-columns-repeated="1018"/>
        </table:table-row>
        <table:table-row table:style-name="ro1">
          <table:table-cell table:number-columns-repeated="3"/>
          <table:table-cell table:style-name="ce48"/>
          <table:table-cell table:number-columns-repeated="1018"/>
        </table:table-row>
        <table:table-row table:style-name="ro1">
          <table:table-cell office:value-type="string" calcext:value-type="string">
            <text:p>anat:muscles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pharynx" .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8">anat:muscles</text:span>-naso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naso-pharynx" .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8">anat:muscles</text:span>-oro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'oro-pharynx" .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string" calcext:value-type="string">
            <text:p><text:span text:style-name="T8">anat:muscles</text:span>-laryngo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laryngo-pharynx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constricteurs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onstricteurs du pharynx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constricteur-sup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onstricteurs supérieurs du pharynx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constricteur-moy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onstricteurs moyens du pharynx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constricteur-inf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onstricteurs inférieurs du pharynx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stylopharyn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tylo-pharyngiens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muscles-salpingopharyn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alpingo-pharyngiens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-mscl-constricteur-sup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nstricteur supérieur du pharynx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-mscl-constricteur-moy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nstricteur moyen du pharynx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-mscl-constricteur-inf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nstricteur inférieur du pharynx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-mscl-stilopharyn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ylo-pharyngien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-mscl-salpingopharyn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alpingo-pharyngien droit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L-mscl-constricteur-sup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nstricteur supérieur du pharynx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L-mscl-constricteur-moy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nstricteur moyen du pharynx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L-mscl-constricteur-inf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nstricteur inférieur du pharynx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L-mscl-stylopharyn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ylo-pharyngien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L-mscl-salpingopharyng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alpingo-pharyngien gauche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4" office:value-type="string" calcext:value-type="string">
            <text:p>anat:raphe-ph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phé du pharynx" .</text:p>
          </table:table-cell>
          <table:table-cell table:style-name="ce48"/>
          <table:table-cell table:number-columns-repeated="1018"/>
        </table:table-row>
        <table:table-row table:style-name="ro1">
          <table:table-cell table:style-name="ce48"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nat:complex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mplexe du laryn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ryn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cartilage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tructures cartilagineuses du laryn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cartilage-thyr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thyroïd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cartilage-cric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ricoïd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cartilage-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épiglotiqu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cartilage-aryt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aryténoïd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cartilage-aryten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aryténoïd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cartilage-corn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orniculé droit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L-cartilage-cornic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orniculé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cartilage-cune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unéiforme droit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L-cartilage-cune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artilage cunéiforme gauche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articulation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s du laryn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arti-cricothyr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thyroïdienne droi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arti-cricothyr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thyroïdien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arti-cricoaryten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aryténoïdienne droite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L-arti-cricoaryten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rticulation crico-aryténoïdienne gauche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ligament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du laryn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igaments-thyrohyoidie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thyro-hyoïdiens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mb-thyrohyoid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thyro-hyoïdienne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lgmt-thyrohy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hyoïdien médian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R-lgmt-thyrohy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hyoïdien latéral droit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L-lgmt-thyrohy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hyoïdien latéral gauche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lgmt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crico-thyroïdien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igaments-epiglo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de l'épiglotte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lgmt-hy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hyo-épiglottiqu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gmt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thyro-épiglottique" .</text:p>
          </table:table-cell>
          <table:table-cell table:number-columns-repeated="1019"/>
        </table:table-row>
        <table:table-row table:style-name="ro1">
          <table:table-cell table:style-name="ce58" office:value-type="string" calcext:value-type="string">
            <text:p>anat:ligaments-artiR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ticulaires du laryn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ligaments-artiR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ticulaires crico-thyroïdiens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lgmt-artiR-cricothyr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média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lgmt-artiR-cricothyr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latéra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lgmt-artiR-cricothyroidien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antérieur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lgmt-artiR-cricothyr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postérieur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ligaments-artiR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ticulaires crico-thyroïdiens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lgmt-artiR-cricothyr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médi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lgmt-artiR-cricothyr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latér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lgmt-artiR-cricothyroidien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antérieur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lgmt-artiR-cricothyr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thyroïdien postérieur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lgmt-artiR-cric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aryténoïdien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lgmt-artiR-cric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articulaire crico-aryténoïdien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b-fibro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fibro-élastique du laryn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b-fibro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fibro-élastique du larynx droit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b-fibro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fibro-élastique du larynx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b-quadrangulair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quadrilataire du larynx droit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b-quadrangulair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embrane quadrilataire du larynx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58" office:value-type="string" calcext:value-type="string">
            <text:p>anat:R-lgm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stibulaire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58" office:value-type="string" calcext:value-type="string">
            <text:p>anat:L-lgmt-vest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estibulaire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58" office:value-type="string" calcext:value-type="string">
            <text:p>anat:R-lgmt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ocal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58" office:value-type="string" calcext:value-type="string">
            <text:p>anat:L-lgmt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vocal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58" office:value-type="string" calcext:value-type="string">
            <text:p>anat:R-cone-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ône élastique du larynx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58" office:value-type="string" calcext:value-type="string">
            <text:p>anat:L-cone-elastique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ône élastique du larynx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laryn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extrinseq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extrinsèques du laryn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elevatR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élévateurs du laryn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abaissR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aisseurs du laryn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intrinseq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rinsèques du laryn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aditus-laryng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'aditus laryngé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ary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ry-épiglottiques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yro-épiglottiques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scl-ary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-épiglottique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R-mscl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épiglottique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ary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-épiglottique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thyroepiglo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épiglottique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muscles-addR-intra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dducteurs intrinsèques du laryn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scl-arytenoidien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ténoïdien transvers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scl-arytenoidien-obl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ryténoïdien obliqu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cricoaryten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ico-aryténoïdiens latérau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thyr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yro-aryténoïdiens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ricoaryten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latéral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thyr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aryténoïdien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cricoaryten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latéral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thyroaryten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aryténoïdien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abdR-intra-laryn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ducteurs intrinsèques du laryn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cricoaryten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ico-aryténoïdiens postérieurs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ricoaryten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postérieur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cricoarytenoidien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aryténoïdien postérieur gauche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tenseurs-lgmts-voc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enseurs des ligaments vocau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ico-thyroïdiens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muscles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vocaux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thyroïdien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ricothyroidien-chef-droi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droit du muscle crico-thyroïdien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table:style-name="ce44" office:value-type="string" calcext:value-type="string">
            <text:p>anat:R-mscl-cricothyroidien-chef-obl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crico-thyroïdien droit" .</text:p>
          </table:table-cell>
          <table:table-cell table:number-columns-repeated="2"/>
          <table:table-cell table:style-name="ce48" table:number-columns-repeated="1017"/>
        </table:table-row>
        <table:table-row table:style-name="ro1">
          <table:table-cell office:value-type="string" calcext:value-type="string">
            <text:p>anat:L-mscl-cric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ico-thyroïdien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cricothyroidien-chef-droi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droit du muscle crico-thyroïdien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cricothyroidien-chef-obl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oblique du muscle crico-thyroïdien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ocal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voc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vocal gauche" .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c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u cou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supL-c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uperficiels du cou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platysm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latysma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sco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terno-cléido-mast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platysm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latysma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sco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erno-cléido-mastoïdien droit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R-mscl-scom-chef-ster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sternal du muscle sterno-cléido-mastoïdien droit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R-mscl-scom-chef-clavicu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laviculaire du muscle sterno-cléido-mastoïdien droit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platysm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latysma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scom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erno-cléido-mastoïdien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scom-chef-ster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sternal du muscle sterno-cléido-mastoïdien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scom-chef-clavicul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hef claviculaire du muscle sterno-cléido-mastoïdien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intermed-c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médiaires du cou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muscles-supra-hyoidie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upra-hy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digastr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igastriqu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styl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tylo-hy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myl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mylo-hyoïdiens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muscles-geni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genio-hy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digastr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igastriqu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digastriqu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digastriqu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digastriqu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digastriqu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digastrique-td-cent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entral du muscle digastriqu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poulie-fbse-mscl-digastr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ulie fibreuse du muscle digastrique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styl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ylo-hyoïdien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myl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ylo-hyoïdien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aphe-median-myl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aphé médian des muscles mylo-hyoïdiens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R-mscl-geni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enio-hyoïdien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septum-inter-geni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Septum intergenio-hyoïdien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digastr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igastrique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digastriqu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digastrique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digastriqu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digastrique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digastrique-td-cent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Tendon central du muscle digastrique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poulie-fbse-mscl-digastr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oulie fibreuse du muscle digastrique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styl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ylo-hyoïdien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myl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mylo-hyoïdien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geni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genio-hyoïdien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muscles-infra-hyoidien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fra-hy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stern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terno-hy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om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omo-hy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stern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terno-thyr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thyr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yro-hyoïdi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stern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erno-hyoïdien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om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mo-hyoïdien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stern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erno-thyroïdien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thyr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hyoïdien droit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stern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erno-hyoïdien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om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omo-hyoïdien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sternothyr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terno-thyroïdien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thyrohyoid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hyro-hyoïdien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pfd-c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rofonds du cou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lg-c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ngs du cou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lg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ngs de la têt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scalen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calèn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lg-c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du cou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lg-cou-fx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édian du muscle long du cou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lg-cou-fx-obliq-cran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crânial du muscle long du cou droit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R-mscl-lg-cou-fx-obliq-cau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caudal du muscle long du cou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lg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de la tête droit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lg-c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du cou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lg-cou-fx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édian du muscle long du cou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lg-cou-fx-obliq-cran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crânial du muscle long du cou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lg-cou-fx-obliq-cau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oblique caudal du muscle long du cou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lg-te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de la tête gauche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scalen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calènes antérieur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scalen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calènes moyen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scalen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calènes postérieur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muscles-pt-scale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etits scalènes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scalen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calène antérieur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scalen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calène moyen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scalen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calène postérieur droit" .</text:p>
          </table:table-cell>
          <table:table-cell table:number-columns-repeated="1019"/>
        </table:table-row>
        <table:table-row table:style-name="ro1">
          <table:table-cell table:style-name="ce43" office:value-type="string" calcext:value-type="string">
            <text:p>anat:R-mscl-pt-scale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scalène droit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scalen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calène antérieur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scalen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calène moyen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scalen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scalène postérieur gauche" .</text:p>
          </table:table-cell>
          <table:table-cell table:number-columns-repeated="1019"/>
        </table:table-row>
        <table:table-row table:style-name="ro1">
          <table:table-cell table:style-name="ce48" office:value-type="string" calcext:value-type="string">
            <text:p>anat:L-mscl-pt-scale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etit scalène gauche" .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thoraciq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oraciques extern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elevatR-cot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élévateurs des côt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crt-elevatR-cot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ourts élévateurs des côt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lg-elevatR-cot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ngs élévateurs des côt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uscles-crt-elevatR-cot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ourts élévateurs des côtes droit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rt-elevatR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1ere côte droit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crt-elevatR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2e côt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rt-elevatR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3e côte droit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crt-elevatR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4e côt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rt-elevatR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5e côte droit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crt-elevatR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6e côt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rt-elevatR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7e côte droit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crt-elevatR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8e côt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rt-elevatR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9e côte droit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crt-elevatR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10e côt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rt-elevatR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11e côte droit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crt-elevatR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12e côt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uscles-lg-elevatR-cot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ngs élévateurs des côtes droits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lg-elevatR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2e côte droit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lg-elevatR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3e côte droit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lg-elevatR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4e côte droit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lg-elevatR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5e côte droit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lg-elevatR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6e côte droit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lg-elevatR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7e côte droite" .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anat:R-mscl-lg-elevatR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8e côte droit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lg-elevatR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9e côte droite" .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anat:R-mscl-lg-elevatR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10e côt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lg-elevatR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11e côte droit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lg-elevatR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12e côt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thoraciq-inter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oraciques intermédiair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intercost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intercostaux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 extern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uscles-intercostaux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 externes droit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ext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er muscle intercostal ex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ext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e muscle intercostal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ext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e muscle intercostal ex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ext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e muscle intercostal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ext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e muscle intercostal ex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ext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6e muscle intercostal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ext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7e muscle intercostal ex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ext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8e muscle intercostal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ext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9e muscle intercostal ex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ext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0e muscle intercostal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ext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1e muscle intercostal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intercostaux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 internes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uscles-intercostaux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 internes droit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er muscle intercostal in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e muscle intercostal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e muscle intercostal in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e muscle intercostal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e muscle intercostal in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6e muscle intercostal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7e muscle intercostal in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8e muscle intercostal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9e muscle intercostal intern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0e muscle intercostal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1e muscle intercostal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intercostaux-inti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 intim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uscles-intercostaux-inti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 intimes droit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im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er muscle intercostal intim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im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e muscle intercostal intim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im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e muscle intercostal intim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im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e muscle intercostal intim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im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e muscle intercostal intim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im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6e muscle intercostal intim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im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7e muscle intercostal intim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im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8e muscle intercostal intim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im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9e muscle intercostal intime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scl-intercostal-intim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0e muscle intercostal intim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ntercostal-intim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1e muscle intercostal intim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thoraciq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horaciques internes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muscles-subcost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ubcostaux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R-muscles-subcost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ubcostaux droit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sub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er muscle subcostal droit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R-mscl-sub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e muscle subcosta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sub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e muscle subcostal droit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R-mscl-sub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e muscle subcosta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sub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e muscle subcostal droit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R-mscl-sub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6e muscle subcosta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sub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7e muscle subcostal droit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R-mscl-sub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8e muscle subcosta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sub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9e muscle subcosta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sub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0e muscle subcostal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muscles-trsv-thora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transverses du thora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trsv-thora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nsverse du thorax droit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uscles-crt-elevatR-cot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ourts élévateurs des côtes gauches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L-mscl-crt-elevatR-cot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1ere côte gauche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L-mscl-crt-elevatR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2e côte gauche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L-mscl-crt-elevatR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3e côte gauche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L-mscl-crt-elevatR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4e côte gauche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L-mscl-crt-elevatR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5e côt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crt-elevatR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6e côt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crt-elevatR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7e côte gauche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L-mscl-crt-elevatR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8e côt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crt-elevatR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9e côte gauche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L-mscl-crt-elevatR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10e côte gauche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L-mscl-crt-elevatR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11e côt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crt-elevatR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ourt élévateur de la 12e côt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uscles-lg-elevatR-cot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longs élévateurs des côtes gauches" .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anat:L-mscl-lg-elevatR-cot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2e côte gauche" .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anat:L-mscl-lg-elevatR-cot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3e côte gauche" .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anat:L-mscl-lg-elevatR-cot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4e côte gauche" .</text:p>
          </table:table-cell>
          <table:table-cell table:number-columns-repeated="1019"/>
        </table:table-row>
        <table:table-row table:style-name="ro1">
          <table:table-cell table:style-name="ce61" office:value-type="string" calcext:value-type="string">
            <text:p>anat:L-mscl-lg-elevatR-cot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5e côt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lg-elevatR-cot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6e côt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lg-elevatR-cot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7e côt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lg-elevatR-cot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8e côt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lg-elevatR-cot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9e côt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lg-elevatR-cot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10e côt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lg-elevatR-cot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11e côt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lg-elevatR-cote-1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long élévateur de la 12e côt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uscles-intercostaux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 externes gauches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er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6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7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8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9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0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ext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1e muscle intercostal ex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uscles-intercostaux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 internes gauches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int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er muscle intercostal in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int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e muscle intercostal in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int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e muscle intercostal in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int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e muscle intercostal intern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intercostal-int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e muscle intercostal in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int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6e muscle intercostal in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int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7e muscle intercostal interne gauche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L-mscl-intercostal-int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8e muscle intercostal intern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intercostal-int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9e muscle intercostal intern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intercostal-int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0e muscle intercostal intern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intercostal-int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1e muscle intercostal in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intercostaux-inti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intercostaux intimes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er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6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7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8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9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0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costal-intime-1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1e muscle intercostal intim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subcost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subcostaux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er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2e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3e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4e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5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5e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6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6e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7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7e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8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8e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9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9e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ubcostal-10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10e muscle subcost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trsv-thora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transverse du thorax gauche" .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2" office:value-type="string" calcext:value-type="string">
            <text:p>anat:mscl-diaphrag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iaphragm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diaphragme-ctre-phreniq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entre phrénique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diaphragme-coupo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upoles diaphragmatiqu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diaphragme-pil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iliers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diaphragme-fx-stern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sternal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diaphragme-foliole-vent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liole antérieure diaphragmatiqu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diaphragme-folio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liole latérale diaphragmatiqu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diaphragme-folio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oliole latérale diaphragmatiqu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diaphragme-bandelette-semicirc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andelette semi-circulaire supérieure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diaphragme-bandelette-semicirc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Bandelette semi-circulaire inférieure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diaphragme-coupo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upole diaphragmatiqu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diaphragme-coupo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Coupole diaphragmatiqu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diaphragme-pil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ilier diaphragmatiqu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diaphragme-pil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ilier diaphragmatiqu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gmts-arque-diaphrag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qués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gmt-arque-media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qués médian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lgmt-ar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qués médial droit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lgmt-arque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qués médial gauche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lgmt-ar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qués latéral droit du diaphragm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lgmt-arque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arqués latéral gauche du diaphragme" .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nat:muscles-paroi-ant-abd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roi abdominale antérieur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abdomin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dominau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abdo-droi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roits abdominau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abdo-pyram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pyramidaux abdominaux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abdo-obliq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dominaux obliques extern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abdo-obliq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dominaux obliques intern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abdo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abdominaux transvers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droi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abdomina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pyram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yramidal abdominal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ominal oblique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ext-p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postérieure du muscle abdominal oblique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ext-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antérieure du muscle abdominal oblique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ext-p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inférieure du muscle abdominal oblique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ext-p-inf-pilier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ilier latéral de la partie inférieure du muscle abdominal oblique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ext-p-inf-pilier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ilier médial de la partie inférieure du muscle abdominal oblique ex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ominal oblique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int-p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supérieure du muscle abdominal oblique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int-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antérieure du muscle abdominal oblique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obliq-int-p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inférieure du muscle abdominal oblique intern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ominal transvers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trsv-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antérieure du muscle abdominal transvers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abdo-trsv-p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inférieure du muscle abdominal transverse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faux-ingu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ux inguinale droi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droi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droit abdomin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pyramid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pyramidal abdominal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ominal oblique ex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ext-p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postérieure du muscle abdominal oblique ex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ext-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antérieure du muscle abdominal oblique ex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ext-p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inférieure du muscle abdominal oblique ex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ext-p-inf-pilier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ilier latéral de la partie inférieure du muscle abdominal oblique ex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ext-p-inf-pilier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ilier médial de la partie inférieure du muscle abdominal oblique ex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ominal oblique in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int-p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supérieure du muscle abdominal oblique in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int-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antérieure du muscle abdominal oblique in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obliq-int-p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inférieure du muscle abdominal oblique intern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abdominal transvers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trsv-p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antérieure du muscle abdominal transvers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abdo-trsv-p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Partie inférieure du muscle abdominal transvers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faux-inguina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ux inguinal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cremas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rémaster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remas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émaster masculin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remaster-fx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latéral du muscle crémaster masculin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remaster-fx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édial du muscle crémaster masculin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cremas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émaster masculin gauch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cremaster-fx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latéral du muscle crémaster masculin gauch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cremaster-fx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édial du muscle crémaster masculin gauche" .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anat:_F_R-mscl-cremas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émaster féminin droit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R-mscl-cremaster-fx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latéral du muscle crémaster féminin droit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R-mscl-cremaster-fx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édial du muscle crémaster féminin droit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L-mscl-cremas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rémaster féminin gauche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L-mscl-cremaster-fx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latéral du muscle crémaster féminin gauche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L-mscl-cremaster-fx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médial du muscle crémaster féminin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paroi-post-abd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roi abdominale postérieur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paroi-post-abdo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roi abdominale postérieure : plan superficiel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paroi-post-abdo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roi abdominale postérieure : plan moyen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paroi-post-abdo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roi abdominale postérieure : plan profond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paroi-post-abdo-plan-pfd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roi abdominale postérieure : plan profond transversair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paroi-post-abdo-plan-pfd-pre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de la paroi abdominale postérieure : plan profond prétransversair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carre-lom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s carrés des lomb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arre-lom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des lombes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arre-lombair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carré des lombes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arre-lombair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carré des lombes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carre-lomb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Muscle carré des lombes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carre-lombaire-fx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antérieur du muscle carré des lombes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carre-lombaire-fx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isceau postérieur du muscle carré des lombes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aponevrose-abdo-obliq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ponévrose abdominale oblique extern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aponevrose-abdo-obliq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ponévrose abdominale oblique intern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aponevrose-abdo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ponévrose abdominale transvers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gaine-rectus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aine rectusienne droit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gaine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aine des muscles psoas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aponevrose-abdo-obliq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ponévrose abdominale oblique extern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aponevrose-abdo-obliq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ponévrose abdominale oblique intern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aponevrose-abdo-trs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Aponévrose abdominale transvers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gaine-rectus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aine rectusienne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igne-blan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ne blan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gaine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Gaine des muscles psoas gauche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fascia-thoracolomb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fascia-thoracolombR-lam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me antérieure du 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fascia-thoracolombR-lam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me moyenne du 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fascia-thoracolombR-lam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me postérieure du 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fascia-thoracolombR-lam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me antérieure droite du 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fascia-thoracolombR-lam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me moyenne droite du 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fascia-thoracolombR-lam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me postérieure droite du 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fascia-thoracolombR-lam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me antérieure gauche du 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fascia-thoracolombR-lame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me moyenne gauche du 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fascia-thoracolombR-lam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ame postérieure gauche du fascia thoraco-lombair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igaments-lombocos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s lombo-costaux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lgmt-lombocos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lombo-costal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lgmt-lombocos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igament lombo-costal gauche" .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9" office:value-type="string" calcext:value-type="string">
            <text:p>anat:muscles-extrinseq-pelvis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extrinsèques du pelvi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diaphragme-pelv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du diaphragme pelvien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elevatR-anus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élévateurs de l'anu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ilio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ilio-coccygien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ilio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ilio-coccygien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ilio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ilio-coccygien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pubo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pubo-coccygien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pubo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pubo-coccygien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pubococcygien-puborect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pubo-rectal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pubococcygien-puborectal-fx-laterorect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latéro-rectal du muscle pubo-rectal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pubococcygien-puborectal-fx-retrorect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rétro-rectal du muscle pubo-rectal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pubococcygien-puborectal-fx-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coccygien du muscle pubo-rectal droit" .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anat:_H_R-mscl-pubococcygien-puboprostatiqu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pubo-prostatique (m. élévateur de la prostate) droit (chez l'homme)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R-mscl-pubococcygien-pubovagin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pubo-vaginal droit (chez la femme)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pubo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pubo-coccygien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pubococcygien-puborect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pubo-rectal gauch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pubococcygien-puborectal-fx-laterorect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latéro-rectal du muscle pubo-rectal gauch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pubococcygien-puborectal-fx-retrorect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rétro-rectal du muscle pubo-rectal gauch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pubococcygien-puborectal-fx-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coccygien du muscle pubo-rectal gauche" .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anat:_H_L-mscl-pubococcygien-puboprostatiqu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pubo-prostatique (m. élévateur de la prostate) gauche (chez l'homme)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L-mscl-pubococcygien-pubovagin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pubo-vaginal gauche (chez la femme)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uscles-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coccygiens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R-mscl-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coccygien droit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L-mscl-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coccygien gauche" .</text:p>
          </table:table-cell>
          <table:table-cell table:number-columns-repeated="1019"/>
        </table:table-row>
        <table:table-row table:style-name="ro1">
          <table:table-cell table:style-name="ce44" office:value-type="string" calcext:value-type="string">
            <text:p>anat:mscl-sangle-retrorectal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Sangle rétro-rectale" .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nat:muscles-perinee-urogenit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du périnée uro-génital" .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nat:muscles-perinee-urogenital-espace-sup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du périnée uro-génital : espace superficiel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uscles-ischiocaverneux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ischio-caverneux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ischiocaverneux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ischio-caverneux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ischiocaverneux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ischio-caverneux gauche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R-mscl-ischiocaverneux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ischio-caverneux droit (chez la femme)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L-mscl-ischiocaverneux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ischio-caverneux gauche (chez la femme)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uscles-bulbospongieux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bulbo-spongieux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bulbospongieux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bulbo-spongieux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bulbospongieux-fx-an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antérieur du muscle bulbo-spongieux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bulbospongieux-fx-pos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postérieur du muscle bulbo-spongieux droit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R-mscl-bulbospongieux-fx-pos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postérieur du muscle bulbo-spongieux droit (chez la femme)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bulbospongieux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bulbo-spongieux gauch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bulbospongieux-fx-an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antérieur du muscle bulbo-spongieux gauch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bulbospongieux-fx-pos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postérieur du muscle bulbo-spongieux gauche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L-mscl-bulbospongieux-fx-post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postérieur du muscle bulbo-spongieux gauche (chez la femme)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uscles-trsv-supL-perine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transverses superficiels du périné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trsv-supL-perine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transverse superficiel du périnée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trsv-supL-perine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transverse superficiel du périnée gauche" .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anat:_H_mscl-compressR-vein-dorsale-penis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compresseur de la veine dorsale du penis (chez l'homme)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mscl-compressR-vein-dorsale-clitoris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compresseur de la veine dorsale du clitoris (chez la femme)" .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nat:muscles-perinee-urogenital-espace-pf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du périnée uro-génital : espace profond (diaphragme uro-génital)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uscle-sphincter-uretr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sphincter de l'urètre" .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nat:mscl-compressR-uretr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compresseur de l'urètre" .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anat:_H_mscl-uretroprostatiqu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urétro-prostatique (chez l'homme)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mscl-uretrovagin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urétro-vaginal (chez la femme)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uscles-trsv-pfd-perine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transverses profonds du périnée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R-mscl-trsv-pfd-perine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transverse profond du périnée droit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L-mscl-trsv-pfd-perine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transverse profond du périnée gauche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R-mscl-trsv-pfd-perine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transverse profond du périnée droit (chez la femme)" .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anat:_F_L-mscl-trsv-pfd-perine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 transverse profond du périnée gauche (chez la femme)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uscles-perinee-an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Muscles du périnée anal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scl-sphincter-ext-anus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Sphincter externe de l'anus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scl-sphincter-ext-anus-fx-ss-cutan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sous-cutané du sphincter externe de l'anus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scl-sphincter-ext-anus-fx-sup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superficiel du sphincter externe de l'anus" .</text:p>
          </table:table-cell>
          <table:table-cell table:number-columns-repeated="1019"/>
        </table:table-row>
        <table:table-row table:style-name="ro1">
          <table:table-cell table:style-name="ce59" office:value-type="string" calcext:value-type="string">
            <text:p>anat:mscl-sphincter-ext-anus-fx-pfd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Faisceau profond du sphincter externe de l'anus" .</text:p>
          </table:table-cell>
          <table:table-cell table:number-columns-repeated="1019"/>
        </table:table-row>
        <table:table-row table:style-name="ro1">
          <table:table-cell table:style-name="ce56" office:value-type="string" calcext:value-type="string">
            <text:p>anat:lgmt-anococcygien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ano-coccygien" .</text:p>
          </table:table-cell>
          <table:table-cell table:number-columns-repeated="1019"/>
        </table:table-row>
        <table:table-row table:style-name="ro1">
          <table:table-cell table:style-name="ce46" office:value-type="string" calcext:value-type="string">
            <text:p>anat:noyau-fbx-central-perinee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Noyeux fibreux central du périnée" .</text:p>
          </table:table-cell>
          <table:table-cell table:number-columns-repeated="1019"/>
        </table:table-row>
        <table:table-row table:style-name="ro1">
          <table:table-cell table:style-name="ce46"/>
          <table:table-cell/>
          <table:table-cell table:style-name="ce84"/>
          <table:table-cell table:number-columns-repeated="1019"/>
        </table:table-row>
        <table:table-row table:style-name="ro1">
          <table:table-cell table:style-name="ce75" office:value-type="string" calcext:value-type="string">
            <text:p>anat:lgmt-nuchal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nuchal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C2-C3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C2-C3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C3-C4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C3-C4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C4-C5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C4-C5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C5-C6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C5-C6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C6-C7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C6-C7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C7-T1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C7-T1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T1-T2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1-T2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T2-T3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2-T3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T3-T4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3-T4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T4-T5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4-T5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T5-T6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5-T6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T6-T7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6-T7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T7-T8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7-T8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T8-T9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8-T9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T9-T10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9-T10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T10-T11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10-T11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T11-T12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11-T12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T12-L1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T12-L1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L1-L2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L1-L2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L2-L3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L2-L3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L3-L4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L3-L4" .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nat:lgmt-interepineux-L4-L5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L4-L5" .</text:p>
          </table:table-cell>
          <table:table-cell table:number-columns-repeated="1019"/>
        </table:table-row>
        <table:table-row table:style-name="ro1">
          <table:table-cell table:style-name="ce81" office:value-type="string" calcext:value-type="string">
            <text:p>anat:lgmt-interepineux-L5-S1</text:p>
          </table:table-cell>
          <table:table-cell office:value-type="string" calcext:value-type="string">
            <text:p>rdfs:label</text:p>
          </table:table-cell>
          <table:table-cell table:style-name="ce84" office:value-type="string" calcext:value-type="string">
            <text:p>"Ligament inter-épineux L5-S1" .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nat:muscles-supL-do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superficiels du do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med-do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médiaires du do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denteles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ntelés postérieur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dentele-post-sup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ntelés postéro-supérieur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dentele-post-inf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ntelés postéro-inférieur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dentele-post-sup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dentelé postéro-supérieur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dentele-post-inf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dentelé postéro-inférieur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dentele-post-sup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dentelé postéro-supérieur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dentele-post-inf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dentelé postéro-inférieur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pfd-do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profonds du do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spleniu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spléniu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splenius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splénius de la tê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splenius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splénius du cou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splenius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plénius de la têt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splenius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plénius du cou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plenius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plénius de la têt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plenius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plénius du cou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erectR-rachi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érecteurs du rachi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liocostau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lio-costa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liocostal-lombe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lio-costaux des lomb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liocostal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lio-costaux du thora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liocostal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lio-costaux du cou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liocostal-lombe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lio-costal des lombes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liocostal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lio-costal du thorax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liocostal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lio-costal du cou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liocostal-lombe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lio-costal des lombes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liocostal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lio-costal du thorax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liocostal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lio-costal du cou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longissimu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issimu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longissimus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issimus du thora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longissimus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issimus du cou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longissimus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issimus de la tê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longissimus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issimus du thorax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longissimus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issimus du cou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longissimus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issimus de la têt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longissimus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issimus du thorax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longissimus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issimus du cou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longissimus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issimus de la têt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epineu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épin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epineux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épineux du thora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epineux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épineux du cou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epineux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épineux de la tê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epineux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épineux du thorax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epineux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épineux du cou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epineux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épineux de la têt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epineux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épineux du thorax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epineux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épineux du cou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epineux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épineux de la têt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trvsR-epineu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transversaires épin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semi-epineu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semi-épin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semi-epineux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semi-épineux du thora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semi-epineux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semi-épineux du cou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semi-epineux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semi-épineux de la têt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semi-epineux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emi-épineux du thorax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semi-epineux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emi-épineux du cou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semi-epineux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emi-épineux de la têt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semi-epineux-tete-fx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Faisceau médial du muscle semi-épineux de la têt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semi-epineux-tete-fx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Faisceau latéral du muscle semi-épineux de la têt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emi-epineux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emi-épineux du thorax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emi-epineux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emi-épineux du cou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emi-epineux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semi-épineux de la têt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emi-epineux-tete-fx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Faisceau médial du muscle semi-épineux de la têt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semi-epineux-tete-fx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Faisceau latéral du muscle semi-épineux de la têt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rotateurs du rachi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rotateurs du rachis cervical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rotateurs du rachis thoraciqu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rotateurs du rachis lombair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-crt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du rachis cervical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-crt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du rachis thoraciqu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-crt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du rachis lombair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-lg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s rotateurs du rachis cervical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-lg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s rotateurs du rachis thoraciqu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rotR-rachis-lg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s rotateurs du rachis lombair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rotR-rachis-crt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droits du rachis cervical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cou-C3-C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C3-C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cou-C4-C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C4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cou-C5-C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C5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cou-C6-C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C6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cou-C7-C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C7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cou-T1-C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1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rotR-rachis-crt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gauches du rachis cervical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rotR-rachis-crt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droits du rachis cervical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cou-C3-C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C3-C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cou-C4-C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C4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cou-C5-C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C5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cou-C6-C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C6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cou-C7-C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C7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cou-T1-C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1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rotR-rachis-crt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droits du rachis thoraciqu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2-T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2-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3-T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3-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4-T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4-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5-T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5-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6-T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6-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7-T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7-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8-T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8-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9-T8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9-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10-T9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10-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11-T10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11-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T12-T1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T12-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thorax-L1-T1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L1-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rotR-rachis-crt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gauches du rachis thoraciqu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2-T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2-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3-T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3-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4-T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4-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5-T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5-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6-T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6-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7-T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7-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8-T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8-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9-T8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9-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10-T9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10-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11-T10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11-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T12-T1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T12-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thorax-L1-T1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L1-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rotR-rachis-crt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droits du rachis lombair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lombaire-L2-L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L2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lombaire-L3-L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L3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lombaire-L4-L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L4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lombaire-L5-L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L5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crt-lombaire-S1-L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droit S1-L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rotR-rachis-crt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courts rotateurs gauches du rachis lombair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lombaire-L2-L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L2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lombaire-L3-L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L3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lombaire-L4-L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L4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lombaire-L5-L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L5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crt-lombaire-S1-L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court rotateur gauche S1-L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rotR-rachis-lg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s rotateurs droits du rachis cervical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cou-C4-C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C4-C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cou-C5-C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C5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cou-C6-C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C6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cou-C7-C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C7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cou-T1-C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1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cou-T2-C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2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rotR-rachis-lg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s rotateurs gauches du rachis cervical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cou-C4-C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C4-C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cou-C5-C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C5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cou-C6-C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C6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cou-C7-C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C7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cou-T1-C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1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cou-T2-C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2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rotR-rachis-lg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s rotateurs droits du rachis thoraciqu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3-T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3-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4-T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4-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5-T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5-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6-T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6-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7-T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7-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8-T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8-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9-T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9-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10-T8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10-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11-T9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11-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T12-T10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T12-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L1-T1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L1-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thorax-L2-T1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L2-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rotR-rachis-lg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s rotateurs gauches du rachis thoraciqu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3-T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3-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4-T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4-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5-T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5-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6-T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6-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7-T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7-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8-T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8-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9-T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9-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10-T8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10-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11-T9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11-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T12-T10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T12-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L1-T1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L1-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thorax-L2-T1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L2-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rotR-rachis-lg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s rotateurs droits du rachis lombair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lombaire-L3-L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L3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lombaire-L4-L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L4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lombaire-L5-L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L5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rotR-rachis-lg-lombaire-S1-L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droit S1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rotR-rachis-lg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longs rotateurs gauches du rachis lombair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lombaire-L3-L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L3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lombaire-L4-L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L4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lombaire-L5-L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L5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rotR-rachis-lg-lombaire-S1-L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long rotateur gauche S1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multifide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multifid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multifide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multifide droit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multifide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multifide gauche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epineu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epineux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 cervica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epineux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 thoraciqu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epineux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 lombair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interepineux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 cervicaux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cou-C2-C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droit C2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cou-C3-C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droit C3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cou-C4-C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droit C4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cou-C5-C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droit C5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cou-C6-C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droit C6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cou-C7-T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droit C7-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interepineux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 cervicaux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cou-C2-C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gauche C2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cou-C3-C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gauche C3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cou-C4-C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gauche C4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cou-C5-C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gauche C5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cou-C6-C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gauche C6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cou-C7-T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cervical gauche C7-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interepineux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 thoraciques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1-T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1-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2-T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2-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3-T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3-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4-T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4-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5-T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5-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6-T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6-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7-T8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7-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8-T9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8-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9-T10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9-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10-T1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10-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11-T1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11-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thorax-T12-L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droit T12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interepineux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 thoraciques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1-T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1-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2-T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2-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3-T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3-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4-T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4-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5-T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5-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6-T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6-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7-T8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7-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8-T9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8-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9-T10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9-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10-T1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10-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11-T1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11-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thorax-T12-L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thoracique gauche T12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interepineux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 lombaires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lombaire-L1-L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droit L1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lombaire-L2-L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droit L2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lombaire-L3-L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droit L3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lombaire-L4-L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droit L4-L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epineux-lombaire-L5-S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droit L5-S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interepineux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épineux lombaires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lombaire-L1-L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gauche L1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lombaire-L2-L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gauche L2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lombaire-L3-L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gauche L3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lombaire-L4-L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gauche L4-L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epineux-lombaire-L5-S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épineux lombaire gauche L5-S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trsvR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trsvR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cervica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trsvR-cou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cervicaux antérieur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intertrsvR-cou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cervicaux antérieurs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2-C3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droit C2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3-C4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droit C3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4-C5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droit C4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5-C6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droit C5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6-C7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droit C6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intertrsvR-cou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cervicaux antérieurs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2-C3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gauche C2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3-C4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gauche C3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4-C5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gauche C4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5-C6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gauche C5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6-C7-an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antérieur gauche C6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trsvR-cou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cervicaux postérieur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intertrsvR-cou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cervicaux postérieurs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2-C3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droit C2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3-C4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droit C3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4-C5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droit C4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5-C6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droit C5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cou-C6-C7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droit C6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intertrsvR-cou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cervicaux postérieurs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2-C3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gauche C2-C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3-C4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gauche C3-C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4-C5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gauche C4-C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5-C6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gauche C5-C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cou-C6-C7-pos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cervical postérieur gauche C6-C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trsvR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thoraciqu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intertrsvR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thoraciques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C7-T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C7-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1-T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1-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2-T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2-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3-T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3-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4-T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4-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5-T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5-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6-T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6-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7-T8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7-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8-T9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8-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9-T10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9-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10-T1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10-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thorax-T11-T1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droit T11-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intertrsvR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thoraciques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C7-T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C7-T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1-T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1-T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2-T3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2-T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3-T4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3-T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4-T5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4-T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5-T6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5-T6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6-T7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6-T7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7-T8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7-T8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8-T9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8-T9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9-T10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9-T10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10-T11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10-T1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thorax-T11-T12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thoracique gauche T11-T1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trsvR-lombair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lombair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trsvR-lombaire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lombaires média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intertrsvR-lombaire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lombaires médiaux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T12-L1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droit T12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1-L2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droit L1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2-L3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droit L2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3-L4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droit L3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4-L5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droit L4-L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5-S1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droit L5-S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intertrsvR-lombaire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lombaires médiaux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T12-L1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gauche T12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1-L2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gauche L1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2-L3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gauche L2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3-L4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gauche L3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4-L5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gauche L4-L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5-S1-m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médial gauche L5-S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muscles-intertrsvR-lombaire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lombaires latéraux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uscles-intertrsvR-lombaire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lombaires latéraux droit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T12-L1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droit T12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1-L2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droit L1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2-L3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droit L2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3-L4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droit L3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4-L5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droit L4-L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R-mscl-intertrsvR-lombaire-L5-S1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droit L5-S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uscles-intertrsvR-lombaire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inter-transversaires lombaires latéraux gauches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T12-L1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gauche T12-L1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1-L2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gauche L1-L2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2-L3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gauche L2-L3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3-L4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gauche L3-L4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4-L5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gauche L4-L5" 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at:L-mscl-intertrsvR-lombaire-L5-S1-lat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 inter-transversaire lombaire latéral gauche L5-S1" .</text:p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83" office:value-type="string" calcext:value-type="string">
            <text:p>anat:Sys-mscl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Système musculaire" .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anat:MSCL-unite-central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'unité central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tete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9">"Muscles de la région de la tête et du cou</text:span>" .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anat:MSCL-tet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9">"Muscles de la région de la tête</text:span>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cou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u cou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tronc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u tronc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thorax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u thorax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abdomen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'abdomen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pelvi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u pelvis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do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u dos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ceinture-scap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a ceinture scapulaire" .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anat:MSCL-R-membre-sup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9">"Muscles de la région du membre supérieur droit</text:span>" .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anat:MSCL-R-epaul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'épaule droit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R-bra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u bras droit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R-avt-bra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'avant-bras droit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R-main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a main droite" .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anat:MSCL-L-membre-sup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9">"Muscles de la région du membre supérieur gauche</text:span>" .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anat:MSCL-L-epaul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'épaule gauch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L-bra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u bras gauch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L-avt-bras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'avant-bras gauch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L-main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a main gauch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ceinture-pelv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a ceinture pelvienne" .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anat:MSCL-R-membre-inf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9">"Muscles de la région du membre inférieur droit</text:span>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R-cuiss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a cuisse droit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R-jamb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a jambe droit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R-pi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u pied droit" .</text:p>
          </table:table-cell>
          <table:table-cell table:number-columns-repeated="1019"/>
        </table:table-row>
        <table:table-row table:style-name="ro3">
          <table:table-cell table:style-name="ce83" office:value-type="string" calcext:value-type="string">
            <text:p>anat:MSCL-L-membre-inf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<text:span text:style-name="T9">"Muscles de la région du membre inférieur gauche</text:span>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L-cuiss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a cuisse gauch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L-jambe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e la jambe gauche" .</text:p>
          </table:table-cell>
          <table:table-cell table:number-columns-repeated="1019"/>
        </table:table-row>
        <table:table-row table:style-name="ro1">
          <table:table-cell table:style-name="ce83" office:value-type="string" calcext:value-type="string">
            <text:p>anat:MSCL-L-pied</text:p>
          </table:table-cell>
          <table:table-cell table:style-name="Default" office:value-type="string" calcext:value-type="string">
            <text:p>rdfs:label</text:p>
          </table:table-cell>
          <table:table-cell table:style-name="Default" office:value-type="string" calcext:value-type="string">
            <text:p>"Muscles de la région du pied gauche" .</text:p>
          </table:table-cell>
          <table:table-cell table:number-columns-repeated="1019"/>
        </table:table-row>
      </table:table>
      <table:table table:name="MSCL@en (simplifie)" table:style-name="ta1">
        <table:table-column table:style-name="co9" table:default-cell-style-name="Default"/>
        <table:table-column table:style-name="co13" table:default-cell-style-name="ce48"/>
        <table:table-column table:style-name="co21" table:default-cell-style-name="ce48"/>
        <table:table-column table:style-name="co8" table:default-cell-style-name="Default"/>
        <table:table-row table:style-name="ro1">
          <table:table-cell table:style-name="ce44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6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6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6"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56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8"/>
          <table:table-cell/>
          <table:table-cell table:style-name="Default"/>
          <table:table-cell/>
        </table:table-row>
        <table:table-row table:style-name="ro1">
          <table:table-cell table:style-name="ce44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6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4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8"/>
          <table:table-cell table:style-name="Default" table:number-columns-repeated="2"/>
          <table:table-cell/>
        </table:table-row>
        <table:table-row table:style-name="ro1">
          <table:table-cell table:style-name="ce43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3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en .</text:p>
          </table:table-cell>
          <table:table-cell/>
        </table:table-row>
        <table:table-row table:style-name="ro1">
          <table:table-cell table:style-name="ce48"/>
          <table:table-cell table:style-name="Default" table:number-columns-repeated="2"/>
          <table:table-cell/>
        </table:table-row>
        <table:table-row table:style-name="ro1">
          <table:table-cell table:style-name="ce49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Muscles of facial expression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Epicranial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Occipitofrontal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Frontal belly of occipitofrontal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Occipital belly of occipitofrontal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temporoparietal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temporoparietal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Galea aponeurotica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Auricular muscles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auricular muscles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trinsic muscles of the right ear pavilion"@en .</text:p>
          </table:table-cell>
          <table:table-cell office:value-type="string" calcext:value-type="string">
            <text:p>"Extrinsic muscles of the right outer ear"@en .</text:p>
          </table:table-cell>
        </table:table-row>
        <table:table-row table:style-name="ro1">
          <table:table-cell table:style-name="ce49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anterior auricula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superior auricula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posterior auricula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rinsic muscles of the right ear pavilion"@en .</text:p>
          </table:table-cell>
          <table:table-cell office:value-type="string" calcext:value-type="string">
            <text:p>"Intrinsic muscles of the right outer ear"@en .</text:p>
          </table:table-cell>
        </table:table-row>
        <table:table-row table:style-name="ro1">
          <table:table-cell table:style-name="ce49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elicis maj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helicis min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tragicu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Right antitragicu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auricular muscles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Extrinsic muscles of the left ear pavilion"@en .</text:p>
          </table:table-cell>
          <table:table-cell office:value-type="string" calcext:value-type="string">
            <text:p>"Extrinsic muscles of the left outer ear"@en .</text:p>
          </table:table-cell>
        </table:table-row>
        <table:table-row table:style-name="ro1">
          <table:table-cell table:style-name="ce49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anterior auricula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superior auricula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posterior auricula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Intrinsic muscles of the left ear pavilion"@en .</text:p>
          </table:table-cell>
          <table:table-cell table:style-name="ce48" office:value-type="string" calcext:value-type="string">
            <text:p>"Intrinsic muscles of the left outer ear"@en .</text:p>
          </table:table-cell>
        </table:table-row>
        <table:table-row table:style-name="ro1">
          <table:table-cell table:style-name="ce49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elicis maj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helicis min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tragicu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Left antitragicu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Facial muscles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orbicularis ocul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corrugator supercili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depressor supercili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orbicularis ocul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corrugator supercili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depressor supercili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Muscles of the nos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muscles of the nos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proceru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nasal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depressor septi nas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levator labii superioris alaeque nas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muscles of the nos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proceru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nasal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depressor septi nas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levator labii superioris alaeque nas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Muscles of the mouth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Orbicularis or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muscles of the mouth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depressor anguli or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transversus ment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risoriu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zygomaticus min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zygomaticus maj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levator labii superioris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depressor labii inferior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levator anguli oris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buccinat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Right mental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muscles of the mouth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depressor anguli or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transversus menti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risoriu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zygomaticus min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zygomaticus maj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levator labii superioris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depressor labii inferioris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levator anguli oris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buccinator muscle"@en .</text:p>
          </table:table-cell>
          <table:table-cell/>
        </table:table-row>
        <table:table-row table:style-name="ro1">
          <table:table-cell table:style-name="ce49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Left mentalis muscle"@en .</text:p>
          </table:table-cell>
          <table:table-cell/>
        </table:table-row>
      </table:table>
      <table:table table:name="MSCL@jp (simplifie)" table:style-name="ta1">
        <table:table-column table:style-name="co9" table:default-cell-style-name="Default"/>
        <table:table-column table:style-name="co13" table:default-cell-style-name="ce48"/>
        <table:table-column table:style-name="co22" table:default-cell-style-name="ce48"/>
        <table:table-row table:style-name="ro1">
          <table:table-cell table:style-name="ce44" office:value-type="string" calcext:value-type="string">
            <text:p>anat: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6" office:value-type="string" calcext:value-type="string">
            <text:p>anat:R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6" office:value-type="string" calcext:value-type="string">
            <text:p>anat:R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6" office:value-type="string" calcext:value-type="string">
            <text:p>anat:R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56" office:value-type="string" calcext:value-type="string">
            <text:p>anat:R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pelv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-ilio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lia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pso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iriform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obturateur-int-jumea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bturateur-i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jumeau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jumeau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bturateur-ex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pelv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fessie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moy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fess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F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quadr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art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rticulaire-genou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med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ecti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addR-fem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raci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cuiss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iceps-fem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emi-tend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emi-membra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atte-oi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ibial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L-muscles-la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3e-fib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jamb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iceps-su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oplit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ibial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dd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lat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orteil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L-muscles-plantR-intermed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plant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lantR-intermed-pied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mbric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pied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plantR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lantaire-du-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orteil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hall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dorsaux-pi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II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ux-du-IV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L-lgmt-patel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8"/>
          <table:table-cell table:number-columns-repeated="2"/>
        </table:table-row>
        <table:table-row table:style-name="ro1">
          <table:table-cell table:style-name="ce44" office:value-type="string" calcext:value-type="string">
            <text:p>anat:muscles-ceint-scap-couch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6" office:value-type="string" calcext:value-type="string">
            <text:p>anat:R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bras-loge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R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R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pfde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ngulaire-scapula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bclav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pfde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rhomboid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rhombo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dentel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ceint-scap-couch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apez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dor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pect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ropres-epaul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p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fraepineu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pt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gd-ron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bscap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deltoi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oraco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4" office:value-type="string" calcext:value-type="string">
            <text:p>anat:L-muscles-bras-loge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riceps-brach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an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brachio-rad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rond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palm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pfd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fleR-supL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suppi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arre-pronateu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post-avt-bra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radial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doigt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pt-doig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ulnaire-carp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nco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extR-inde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g-ext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bdR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ed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auriculair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ab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moy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crt-fle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opposant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lat-main-plan-pf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addR-pou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-loge-sup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mbric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II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I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lombrical-du-V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loge-moy-main-loge-pfd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dorsaux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dorsal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uscles-interosseux-palmaire-mai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1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2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3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interosseux-palmaire-main-4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office:value-type="string" calcext:value-type="string">
            <text:p>anat:L-mscl-tabatiere-anatom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8"/>
          <table:table-cell table:style-name="Default"/>
          <table:table-cell/>
        </table:table-row>
        <table:table-row table:style-name="ro1">
          <table:table-cell table:style-name="ce43" office:value-type="string" calcext:value-type="string">
            <text:p>anat: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R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R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R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R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R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L-muscles-masticateur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L-mscl-tempor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L-mscl-masset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L-mscl-pterigoidien-la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3" office:value-type="string" calcext:value-type="string">
            <text:p>anat:L-mscl-pterigoidien-med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8"/>
          <table:table-cell table:style-name="Default"/>
          <table:table-cell/>
        </table:table-row>
        <table:table-row table:style-name="ro1">
          <table:table-cell table:style-name="ce49" office:value-type="string" calcext:value-type="string">
            <text:p>anat:muscles-expressions-facial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muscle-epicranie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5">
          <table:table-cell table:style-name="ce49" office:value-type="string" calcext:value-type="string">
            <text:p>anat:muscle-occipito-frontal</text:p>
          </table:table-cell>
          <table:table-cell office:value-type="string" calcext:value-type="string">
            <text:p>rdfs:label</text:p>
          </table:table-cell>
          <table:table-cell table:style-name="ce58" office:value-type="string" calcext:value-type="string">
            <text:p>"後頭前頭筋"@jp .</text:p>
          </table:table-cell>
        </table:table-row>
        <table:table-row table:style-name="ro1">
          <table:table-cell table:style-name="ce49" office:value-type="string" calcext:value-type="string">
            <text:p>anat:muscle-occipito-frontal-ventre-fron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muscle-occipito-frontal-ventre-occipi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-temporo-pariet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aponevrose-epicranienn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s-auricul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s-ex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auriculR-an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auriculR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auriculR-post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s-intrinseq-pavill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-epine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-pt-de-l-helix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-du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-de-l-anti-trag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muscles-fac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s-orbitaire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orbiculaire-oe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corrugat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abaissR-sourci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s-nez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procer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abaissR-septum-nas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elevatR-naso-labial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mscl-orbiculR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R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uscles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abaiss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trsv-menton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risorius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pt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gd-zygomatiqu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elevatR-levre-sup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abaissR-levre-inf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elevatR-angle-bouche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buccinat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  <table:table-row table:style-name="ro1">
          <table:table-cell table:style-name="ce49" office:value-type="string" calcext:value-type="string">
            <text:p>anat:L-mscl-mentonnier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""@jp .</text:p>
          </table:table-cell>
        </table:table-row>
      </table:table>
      <table:table table:name="Feuille8" table:style-name="ta1">
        <table:table-column table:style-name="co23" table:number-columns-repeated="2" table:default-cell-style-name="Default"/>
        <table:table-column table:style-name="co2" table:default-cell-style-name="Default"/>
        <table:table-column table:style-name="co24" table:number-columns-repeated="2" table:default-cell-style-name="Default"/>
        <table:table-column table:style-name="co2" table:number-columns-repeated="3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row table:style-name="ro1">
          <table:table-cell table:style-name="ce44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56"/>
          <table:table-cell table:number-columns-repeated="11"/>
        </table:table-row>
        <table:table-row table:style-name="ro1">
          <table:table-cell table:style-name="ce46"/>
          <table:table-cell table:number-columns-repeated="11"/>
        </table:table-row>
        <table:table-row table:style-name="ro1" table:number-rows-repeated="2">
          <table:table-cell table:style-name="ce56"/>
          <table:table-cell table:number-columns-repeated="11"/>
        </table:table-row>
        <table:table-row table:style-name="ro1">
          <table:table-cell table:style-name="ce46"/>
          <table:table-cell table:number-columns-repeated="11"/>
        </table:table-row>
        <table:table-row table:style-name="ro1">
          <table:table-cell table:style-name="ce56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48" table:number-columns-repeated="2"/>
          <table:table-cell table:style-name="ce49"/>
        </table:table-row>
        <table:table-row table:style-name="ro1">
          <table:table-cell table:number-columns-repeated="12"/>
        </table:table-row>
        <table:table-row table:style-name="ro1" table:number-rows-repeated="4">
          <table:table-cell table:style-name="ce46"/>
          <table:table-cell table:number-columns-repeated="11"/>
        </table:table-row>
        <table:table-row table:style-name="ro1" table:number-rows-repeated="2">
          <table:table-cell table:style-name="ce46"/>
          <table:table-cell table:number-columns-repeated="8"/>
          <table:table-cell table:style-name="ce48" table:number-columns-repeated="2"/>
          <table:table-cell table:style-name="ce49"/>
        </table:table-row>
        <table:table-row table:style-name="ro1" table:number-rows-repeated="4">
          <table:table-cell table:style-name="ce46"/>
          <table:table-cell table:number-columns-repeated="11"/>
        </table:table-row>
        <table:table-row table:style-name="ro1">
          <table:table-cell table:style-name="ce86"/>
          <table:table-cell table:number-columns-repeated="11"/>
        </table:table-row>
        <table:table-row table:style-name="ro1" table:number-rows-repeated="10">
          <table:table-cell table:style-name="ce46"/>
          <table:table-cell table:number-columns-repeated="11"/>
        </table:table-row>
        <table:table-row table:style-name="ro1">
          <table:table-cell table:style-name="ce44"/>
          <table:table-cell table:number-columns-repeated="11"/>
        </table:table-row>
        <table:table-row table:style-name="ro1" table:number-rows-repeated="2">
          <table:table-cell table:style-name="ce56"/>
          <table:table-cell table:number-columns-repeated="11"/>
        </table:table-row>
        <table:table-row table:style-name="ro1" table:number-rows-repeated="2">
          <table:table-cell table:style-name="ce46"/>
          <table:table-cell table:number-columns-repeated="11"/>
        </table:table-row>
        <table:table-row table:style-name="ro1">
          <table:table-cell table:style-name="ce56"/>
          <table:table-cell table:number-columns-repeated="11"/>
        </table:table-row>
        <table:table-row table:style-name="ro1" table:number-rows-repeated="2">
          <table:table-cell table:style-name="ce46"/>
          <table:table-cell table:number-columns-repeated="11"/>
        </table:table-row>
        <table:table-row table:style-name="ro1">
          <table:table-cell table:style-name="ce56"/>
          <table:table-cell table:number-columns-repeated="11"/>
        </table:table-row>
        <table:table-row table:style-name="ro1" table:number-rows-repeated="10">
          <table:table-cell table:style-name="ce46"/>
          <table:table-cell table:number-columns-repeated="11"/>
        </table:table-row>
        <table:table-row table:style-name="ro1" table:number-rows-repeated="2">
          <table:table-cell table:style-name="ce56"/>
          <table:table-cell table:number-columns-repeated="11"/>
        </table:table-row>
        <table:table-row table:style-name="ro1" table:number-rows-repeated="3">
          <table:table-cell table:style-name="ce46"/>
          <table:table-cell table:number-columns-repeated="11"/>
        </table:table-row>
        <table:table-row table:style-name="ro1" table:number-rows-repeated="2">
          <table:table-cell table:style-name="ce44"/>
          <table:table-cell table:number-columns-repeated="11"/>
        </table:table-row>
        <table:table-row table:style-name="ro1">
          <table:table-cell table:style-name="ce46"/>
          <table:table-cell table:number-columns-repeated="11"/>
        </table:table-row>
        <table:table-row table:style-name="ro1" table:number-rows-repeated="7">
          <table:table-cell table:style-name="ce44"/>
          <table:table-cell table:number-columns-repeated="11"/>
        </table:table-row>
        <table:table-row table:style-name="ro1">
          <table:table-cell table:style-name="ce46"/>
          <table:table-cell table:number-columns-repeated="11"/>
        </table:table-row>
        <table:table-row table:style-name="ro1" table:number-rows-repeated="6">
          <table:table-cell table:style-name="ce44"/>
          <table:table-cell table:number-columns-repeated="11"/>
        </table:table-row>
        <table:table-row table:style-name="ro1">
          <table:table-cell table:style-name="ce46"/>
          <table:table-cell table:number-columns-repeated="11"/>
        </table:table-row>
        <table:table-row table:style-name="ro1" table:number-rows-repeated="2">
          <table:table-cell table:style-name="ce44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46"/>
          <table:table-cell table:number-columns-repeated="11"/>
        </table:table-row>
        <table:table-row table:style-name="ro1" table:number-rows-repeated="4">
          <table:table-cell table:style-name="ce44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6"/>
          <table:table-cell table:number-columns-repeated="11"/>
        </table:table-row>
        <table:table-row table:style-name="ro1" table:number-rows-repeated="2">
          <table:table-cell table:style-name="ce44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6">
          <table:table-cell table:style-name="ce44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 table:number-rows-repeated="2">
          <table:table-cell table:style-name="ce44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4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44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3">
          <table:table-cell table:style-name="ce44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44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3">
          <table:table-cell table:style-name="ce44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44"/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 table:number-rows-repeated="13">
          <table:table-cell table:style-name="ce44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 table:number-rows-repeated="4">
          <table:table-cell table:style-name="ce48"/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 table:number-rows-repeated="2">
          <table:table-cell table:style-name="ce48"/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 table:number-rows-repeated="2">
          <table:table-cell table:style-name="ce48"/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46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 table:number-rows-repeated="3">
          <table:table-cell table:style-name="ce48"/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 table:number-rows-repeated="4">
          <table:table-cell table:style-name="ce48"/>
          <table:table-cell table:number-columns-repeated="11"/>
        </table:table-row>
        <table:table-row table:style-name="ro1" table:number-rows-repeated="11">
          <table:table-cell table:number-columns-repeated="12"/>
        </table:table-row>
        <table:table-row table:style-name="ro1" table:number-rows-repeated="2">
          <table:table-cell table:style-name="ce48"/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style-name="ce44"/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 table:number-rows-repeated="2">
          <table:table-cell table:style-name="ce48"/>
          <table:table-cell table:number-columns-repeated="11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style-name="ce44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23:07:12.554898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49:56.833428062</meta:creation-date>
    <dc:date>2019-08-16T23:08:27.178344458</dc:date>
    <meta:editing-duration>P2DT21H47M38S</meta:editing-duration>
    <meta:editing-cycles>165</meta:editing-cycles>
    <meta:generator>LibreOffice/6.0.7.3$Linux_X86_64 LibreOffice_project/00m0$Build-3</meta:generator>
    <meta:document-statistic meta:table-count="8" meta:cell-count="13304" meta:object-count="0"/>
  </office:meta>
</office:document-meta>
</file>